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 style:data-style-name="N110"/>
    <style:style style:name="ce11" style:family="table-cell" style:parent-style-name="Default" style:data-style-name="N110">
      <style:table-cell-properties fo:background-color="#ffffff"/>
    </style:style>
    <style:style style:name="ce12" style:family="table-cell" style:parent-style-name="Default" style:data-style-name="N110">
      <style:table-cell-properties fo:background-color="#50938a" fo:border="0.74pt solid #eeeeee"/>
    </style:style>
    <style:style style:name="ce13" style:family="table-cell" style:parent-style-name="Default" style:data-style-name="N110">
      <style:table-cell-properties fo:background-color="#81aca6" fo:border="0.74pt solid #eeeeee"/>
    </style:style>
    <style:style style:name="ce14" style:family="table-cell" style:parent-style-name="Default" style:data-style-name="N110">
      <style:table-cell-properties fo:background-color="#ffde59" fo:border="0.74pt solid #eeeeee"/>
    </style:style>
    <style:style style:name="ce15" style:family="table-cell" style:parent-style-name="Default" style:data-style-name="N110">
      <style:table-cell-properties fo:background-color="#5983b0" fo:border="0.74pt solid #eeeeee"/>
    </style:style>
    <style:style style:name="ce16" style:family="table-cell" style:parent-style-name="Default" style:data-style-name="N110">
      <style:table-cell-properties fo:background-color="#ff3838" fo:border="0.74pt solid #eeeeee"/>
    </style:style>
    <style:style style:name="ce17" style:family="table-cell" style:parent-style-name="Default" style:data-style-name="N110">
      <style:table-cell-properties fo:background-color="#b3cac7" fo:border="0.74pt solid #eeeeee"/>
    </style:style>
    <style:style style:name="ce18" style:family="table-cell" style:parent-style-name="Default" style:data-style-name="N110">
      <style:table-cell-properties fo:background-color="#ffe994" fo:border="0.74pt solid #eeeeee"/>
    </style:style>
    <style:style style:name="ce19" style:family="table-cell" style:parent-style-name="Default" style:data-style-name="N110">
      <style:table-cell-properties fo:background-color="#b4c7dc" fo:border="0.74pt solid #eeeee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shapes>
          <draw:frame draw:z-index="0" draw:style-name="gr1" draw:text-style-name="P1" svg:width="15.997cm" svg:height="9.005cm" svg:x="22.606cm" svg:y="0.545cm">
            <draw:object draw:notify-on-update-of-ranges="Planilha1.D14:Planilha1.I14 Planilha1.C15:Planilha1.C15 Planilha1.D15:Planilha1.I15 Planilha1.C16:Planilha1.C16 Planilha1.D16:Planilha1.I16 Planilha1.C17:Planilha1.C17 Planilha1.D17:Planilha1.I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21.531cm" svg:y="7.597cm">
            <draw:object draw:notify-on-update-of-ranges="Planilha1.D30:Planilha1.I30 Planilha1.C31:Planilha1.C31 Planilha1.D31:Planilha1.I31 Planilha1.C32:Planilha1.C32 Planilha1.D32:Planilha1.I32 Planilha1.C33:Planilha1.C33 Planilha1.D33:Planilha1.I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4cm" svg:x="21.477cm" svg:y="15.273cm">
            <draw:object draw:notify-on-update-of-ranges="Planilha1.D46:Planilha1.I46 Planilha1.C47:Planilha1.C47 Planilha1.D47:Planilha1.I47 Planilha1.C48:Planilha1.C48 Planilha1.D48:Planilha1.I48 Planilha1.C49:Planilha1.C49 Planilha1.D49:Planilha1.I4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7cm" svg:height="9.005cm" svg:x="21.008cm" svg:y="22.87cm">
            <draw:object draw:notify-on-update-of-ranges="Planilha1.D62:Planilha1.I62 Planilha1.C63:Planilha1.C63 Planilha1.D63:Planilha1.I63 Planilha1.C64:Planilha1.C64 Planilha1.D64:Planilha1.I64 Planilha1.C65:Planilha1.C65 Planilha1.D65:Planilha1.I6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7cm" svg:height="9.005cm" svg:x="21.173cm" svg:y="30.334cm">
            <draw:object draw:notify-on-update-of-ranges="Planilha1.D78:Planilha1.I78 Planilha1.C79:Planilha1.C79 Planilha1.D79:Planilha1.I79 Planilha1.C80:Planilha1.C80 Planilha1.D80:Planilha1.I80 Planilha1.C81:Planilha1.C81 Planilha1.D81:Planilha1.I8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7cm" svg:height="9.004cm" svg:x="20.76cm" svg:y="37.825cm">
            <draw:object draw:notify-on-update-of-ranges="Planilha1.D94:Planilha1.I94 Planilha1.C95:Planilha1.C95 Planilha1.D95:Planilha1.I95 Planilha1.C96:Planilha1.C96 Planilha1.D96:Planilha1.I96 Planilha1.C97:Planilha1.C97 Planilha1.D97:Planilha1.I9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7cm" svg:height="9.004cm" svg:x="21.339cm" svg:y="45.262cm">
            <draw:object draw:notify-on-update-of-ranges="Planilha1.D110:Planilha1.I110 Planilha1.C111:Planilha1.C111 Planilha1.D111:Planilha1.I111 Planilha1.C112:Planilha1.C112 Planilha1.D112:Planilha1.I112 Planilha1.C113:Planilha1.C113 Planilha1.D113:Planilha1.I1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21.33cm" svg:y="55.686cm">
            <draw:object draw:notify-on-update-of-ranges="Planilha1.D126:Planilha1.I126 Planilha1.C127:Planilha1.C127 Planilha1.D127:Planilha1.I127 Planilha1.C128:Planilha1.C128 Planilha1.D128:Planilha1.I128 Planilha1.C129:Planilha1.C129 Planilha1.D129:Planilha1.I12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ce10"/>
        <table:table-column table:style-name="co2" table:default-cell-style-name="ce10"/>
        <table:table-column table:style-name="co1" table:number-columns-repeated="1020" table:default-cell-style-name="ce10"/>
        <table:table-row table:style-name="ro1">
          <table:table-cell office:value-type="string" calcext:value-type="string">
            <text:p>MPI_Bcast</text:p>
          </table:table-cell>
          <table:table-cell table:style-name="ce11"/>
          <table:table-cell table:number-columns-repeated="1022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1024" calcext:value-type="float">
            <text:p>1.024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30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970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3" calcext:value-type="float">
            <text:p>0,000130</text:p>
          </table:table-cell>
          <table:table-cell table:style-name="ce17" office:value-type="float" office:value="0.000073" calcext:value-type="float">
            <text:p>0,000073</text:p>
          </table:table-cell>
          <table:table-cell table:style-name="ce17" office:value-type="float" office:value="0.00011" calcext:value-type="float">
            <text:p>0,000110</text:p>
          </table:table-cell>
          <table:table-cell table:style-name="ce17" office:value-type="float" office:value="0.000806" calcext:value-type="float">
            <text:p>0,000806</text:p>
          </table:table-cell>
          <table:table-cell table:style-name="ce17" office:value-type="float" office:value="0.001841" calcext:value-type="float">
            <text:p>0,001841</text:p>
          </table:table-cell>
          <table:table-cell table:number-columns-repeated="30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6" calcext:value-type="float">
            <text:p>0,000026</text:p>
          </table:table-cell>
          <table:table-cell table:style-name="ce17" office:value-type="float" office:value="0.000036" calcext:value-type="float">
            <text:p>0,000036</text:p>
          </table:table-cell>
          <table:table-cell table:style-name="ce17" office:value-type="float" office:value="0.000137" calcext:value-type="float">
            <text:p>0,000137</text:p>
          </table:table-cell>
          <table:table-cell table:style-name="ce17" office:value-type="float" office:value="0.000297" calcext:value-type="float">
            <text:p>0,000297</text:p>
          </table:table-cell>
          <table:table-cell table:style-name="ce17" office:value-type="float" office:value="0.000716" calcext:value-type="float">
            <text:p>0,000716</text:p>
          </table:table-cell>
          <table:table-cell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8" calcext:value-type="float">
            <text:p>0,000028</text:p>
          </table:table-cell>
          <table:table-cell table:style-name="ce17" office:value-type="float" office:value="0.000066" calcext:value-type="float">
            <text:p>0,000066</text:p>
          </table:table-cell>
          <table:table-cell table:style-name="ce17" office:value-type="float" office:value="0.000087" calcext:value-type="float">
            <text:p>0,000087</text:p>
          </table:table-cell>
          <table:table-cell table:style-name="ce17" office:value-type="float" office:value="0.000184" calcext:value-type="float">
            <text:p>0,000184</text:p>
          </table:table-cell>
          <table:table-cell table:style-name="ce17" office:value-type="float" office:value="0.002006" calcext:value-type="float">
            <text:p>0,002006</text:p>
          </table:table-cell>
          <table:table-cell table:number-columns-repeated="970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7" calcext:value-type="float">
            <text:p>0,000027</text:p>
          </table:table-cell>
          <table:table-cell table:style-name="ce17" office:value-type="float" office:value="0.000045" calcext:value-type="float">
            <text:p>0,000045</text:p>
          </table:table-cell>
          <table:table-cell table:style-name="ce17" office:value-type="float" office:value="0.000244" calcext:value-type="float">
            <text:p>0,000244</text:p>
          </table:table-cell>
          <table:table-cell table:style-name="ce17" office:value-type="float" office:value="0.000539" calcext:value-type="float">
            <text:p>0,000539</text:p>
          </table:table-cell>
          <table:table-cell table:style-name="ce17" office:value-type="float" office:value="0.000957" calcext:value-type="float">
            <text:p>0,000957</text:p>
          </table:table-cell>
          <table:table-cell table:number-columns-repeated="30"/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3" calcext:value-type="float">
            <text:p>0,000030</text:p>
          </table:table-cell>
          <table:table-cell table:style-name="ce17" office:value-type="float" office:value="0.000055" calcext:value-type="float">
            <text:p>0,000055</text:p>
          </table:table-cell>
          <table:table-cell table:style-name="ce17" office:value-type="float" office:value="0.000105" calcext:value-type="float">
            <text:p>0,000105</text:p>
          </table:table-cell>
          <table:table-cell table:style-name="ce17" office:value-type="float" office:value="0.000276" calcext:value-type="float">
            <text:p>0,000276</text:p>
          </table:table-cell>
          <table:table-cell table:style-name="ce17" office:value-type="float" office:value="0.000593" calcext:value-type="float">
            <text:p>0,000593</text:p>
          </table:table-cell>
          <table:table-cell/>
          <table:table-cell table:style-name="ce17"/>
          <table:table-cell table:style-name="ce17" office:value-type="float" office:value="0.000033" calcext:value-type="float">
            <text:p>0,000033</text:p>
          </table:table-cell>
          <table:table-cell table:style-name="ce17" office:value-type="float" office:value="0.000028" calcext:value-type="float">
            <text:p>0,000028</text:p>
          </table:table-cell>
          <table:table-cell table:style-name="ce17" office:value-type="float" office:value="0.000064" calcext:value-type="float">
            <text:p>0,000064</text:p>
          </table:table-cell>
          <table:table-cell table:style-name="ce17" office:value-type="float" office:value="0.000089" calcext:value-type="float">
            <text:p>0,000089</text:p>
          </table:table-cell>
          <table:table-cell table:style-name="ce17" office:value-type="float" office:value="0.000602" calcext:value-type="float">
            <text:p>0,000602</text:p>
          </table:table-cell>
          <table:table-cell table:style-name="ce17" office:value-type="float" office:value="0.001599" calcext:value-type="float">
            <text:p>0,001599</text:p>
          </table:table-cell>
          <table:table-cell table:number-columns-repeated="970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" calcext:value-type="float">
            <text:p>0,000030</text:p>
          </table:table-cell>
          <table:table-cell table:style-name="ce17" office:value-type="float" office:value="0.000042" calcext:value-type="float">
            <text:p>0,000042</text:p>
          </table:table-cell>
          <table:table-cell table:style-name="ce17" office:value-type="float" office:value="0.000182" calcext:value-type="float">
            <text:p>0,000182</text:p>
          </table:table-cell>
          <table:table-cell table:style-name="ce17" office:value-type="float" office:value="0.000296" calcext:value-type="float">
            <text:p>0,000296</text:p>
          </table:table-cell>
          <table:table-cell table:style-name="ce17" office:value-type="float" office:value="0.001157" calcext:value-type="float">
            <text:p>0,001157</text:p>
          </table:table-cell>
          <table:table-cell table:number-columns-repeated="30"/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29" calcext:value-type="float">
            <text:p>0,000029</text:p>
          </table:table-cell>
          <table:table-cell table:style-name="ce17" office:value-type="float" office:value="0.000053" calcext:value-type="float">
            <text:p>0,000053</text:p>
          </table:table-cell>
          <table:table-cell table:style-name="ce17" office:value-type="float" office:value="0.000124" calcext:value-type="float">
            <text:p>0,000124</text:p>
          </table:table-cell>
          <table:table-cell table:style-name="ce17" office:value-type="float" office:value="0.000669" calcext:value-type="float">
            <text:p>0,000669</text:p>
          </table:table-cell>
          <table:table-cell table:style-name="ce17" office:value-type="float" office:value="0.000584" calcext:value-type="float">
            <text:p>0,000584</text:p>
          </table:table-cell>
          <table:table-cell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7" calcext:value-type="float">
            <text:p>0,000047</text:p>
          </table:table-cell>
          <table:table-cell table:style-name="ce17" office:value-type="float" office:value="0.000094" calcext:value-type="float">
            <text:p>0,000094</text:p>
          </table:table-cell>
          <table:table-cell table:style-name="ce17" office:value-type="float" office:value="0.000068" calcext:value-type="float">
            <text:p>0,000068</text:p>
          </table:table-cell>
          <table:table-cell table:style-name="ce17" office:value-type="float" office:value="0.00078" calcext:value-type="float">
            <text:p>0,000780</text:p>
          </table:table-cell>
          <table:table-cell table:style-name="ce17" office:value-type="float" office:value="0.000849" calcext:value-type="float">
            <text:p>0,000849</text:p>
          </table:table-cell>
          <table:table-cell table:number-columns-repeated="970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5" calcext:value-type="float">
            <text:p>0,000025</text:p>
          </table:table-cell>
          <table:table-cell table:style-name="ce17" office:value-type="float" office:value="0.000051" calcext:value-type="float">
            <text:p>0,000051</text:p>
          </table:table-cell>
          <table:table-cell table:style-name="ce17" office:value-type="float" office:value="0.000222" calcext:value-type="float">
            <text:p>0,000222</text:p>
          </table:table-cell>
          <table:table-cell table:style-name="ce17" office:value-type="float" office:value="0.00053" calcext:value-type="float">
            <text:p>0,000530</text:p>
          </table:table-cell>
          <table:table-cell table:style-name="ce17" office:value-type="float" office:value="0.001544" calcext:value-type="float">
            <text:p>0,001544</text:p>
          </table:table-cell>
          <table:table-cell table:number-columns-repeated="30"/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039" calcext:value-type="float">
            <text:p>0,000039</text:p>
          </table:table-cell>
          <table:table-cell table:style-name="ce17" office:value-type="float" office:value="0.000162" calcext:value-type="float">
            <text:p>0,000162</text:p>
          </table:table-cell>
          <table:table-cell table:style-name="ce17" office:value-type="float" office:value="0.000238" calcext:value-type="float">
            <text:p>0,000238</text:p>
          </table:table-cell>
          <table:table-cell table:style-name="ce17" office:value-type="float" office:value="0.000476" calcext:value-type="float">
            <text:p>0,000476</text:p>
          </table:table-cell>
          <table:table-cell/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28" calcext:value-type="float">
            <text:p>0,000028</text:p>
          </table:table-cell>
          <table:table-cell table:style-name="ce17" office:value-type="float" office:value="0.000053" calcext:value-type="float">
            <text:p>0,000053</text:p>
          </table:table-cell>
          <table:table-cell table:style-name="ce17" office:value-type="float" office:value="0.00008" calcext:value-type="float">
            <text:p>0,000080</text:p>
          </table:table-cell>
          <table:table-cell table:style-name="ce17" office:value-type="float" office:value="0.000322" calcext:value-type="float">
            <text:p>0,000322</text:p>
          </table:table-cell>
          <table:table-cell table:style-name="ce17" office:value-type="float" office:value="0.001591" calcext:value-type="float">
            <text:p>0,001591</text:p>
          </table:table-cell>
          <table:table-cell table:number-columns-repeated="970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17" calcext:value-type="float">
            <text:p>0,000017</text:p>
          </table:table-cell>
          <table:table-cell table:style-name="ce17" office:value-type="float" office:value="0.00007" calcext:value-type="float">
            <text:p>0,000070</text:p>
          </table:table-cell>
          <table:table-cell table:style-name="ce17" office:value-type="float" office:value="0.000116" calcext:value-type="float">
            <text:p>0,000116</text:p>
          </table:table-cell>
          <table:table-cell table:style-name="ce17" office:value-type="float" office:value="0.000564" calcext:value-type="float">
            <text:p>0,000564</text:p>
          </table:table-cell>
          <table:table-cell table:style-name="ce17" office:value-type="float" office:value="0.001254" calcext:value-type="float">
            <text:p>0,001254</text:p>
          </table:table-cell>
          <table:table-cell table:number-columns-repeated="30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8" calcext:value-type="float">
            <text:p>0,000028</text:p>
          </table:table-cell>
          <table:table-cell table:style-name="ce17" office:value-type="float" office:value="0.000072" calcext:value-type="float">
            <text:p>0,000072</text:p>
          </table:table-cell>
          <table:table-cell table:style-name="ce17" office:value-type="float" office:value="0.000874" calcext:value-type="float">
            <text:p>0,000874</text:p>
          </table:table-cell>
          <table:table-cell table:style-name="ce17" office:value-type="float" office:value="0.002588" calcext:value-type="float">
            <text:p>0,002588</text:p>
          </table:table-cell>
          <table:table-cell table:style-name="ce17" office:value-type="float" office:value="0.000958" calcext:value-type="float">
            <text:p>0,000958</text:p>
          </table:table-cell>
          <table:table-cell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6" calcext:value-type="float">
            <text:p>0,000026</text:p>
          </table:table-cell>
          <table:table-cell table:style-name="ce17" office:value-type="float" office:value="0.000074" calcext:value-type="float">
            <text:p>0,000074</text:p>
          </table:table-cell>
          <table:table-cell table:style-name="ce17" office:value-type="float" office:value="0.000076" calcext:value-type="float">
            <text:p>0,000076</text:p>
          </table:table-cell>
          <table:table-cell table:style-name="ce17" office:value-type="float" office:value="0.000195" calcext:value-type="float">
            <text:p>0,000195</text:p>
          </table:table-cell>
          <table:table-cell table:style-name="ce17" office:value-type="float" office:value="0.00099" calcext:value-type="float">
            <text:p>0,000990</text:p>
          </table:table-cell>
          <table:table-cell table:number-columns-repeated="970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7" calcext:value-type="float">
            <text:p>0,000027</text:p>
          </table:table-cell>
          <table:table-cell table:style-name="ce17" office:value-type="float" office:value="0.000059" calcext:value-type="float">
            <text:p>0,000059</text:p>
          </table:table-cell>
          <table:table-cell table:style-name="ce17" office:value-type="float" office:value="0.000401" calcext:value-type="float">
            <text:p>0,000401</text:p>
          </table:table-cell>
          <table:table-cell table:style-name="ce17" office:value-type="float" office:value="0.000427" calcext:value-type="float">
            <text:p>0,000427</text:p>
          </table:table-cell>
          <table:table-cell table:style-name="ce17" office:value-type="float" office:value="0.001069" calcext:value-type="float">
            <text:p>0,001069</text:p>
          </table:table-cell>
          <table:table-cell table:number-columns-repeated="30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2" calcext:value-type="float">
            <text:p>0,000032</text:p>
          </table:table-cell>
          <table:table-cell table:style-name="ce17" office:value-type="float" office:value="0.000069" calcext:value-type="float">
            <text:p>0,000069</text:p>
          </table:table-cell>
          <table:table-cell table:style-name="ce17" office:value-type="float" office:value="0.000085" calcext:value-type="float">
            <text:p>0,000085</text:p>
          </table:table-cell>
          <table:table-cell table:style-name="ce17" office:value-type="float" office:value="0.000574" calcext:value-type="float">
            <text:p>0,000574</text:p>
          </table:table-cell>
          <table:table-cell table:style-name="ce17" office:value-type="float" office:value="0.000507" calcext:value-type="float">
            <text:p>0,000507</text:p>
          </table:table-cell>
          <table:table-cell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" calcext:value-type="float">
            <text:p>0,000030</text:p>
          </table:table-cell>
          <table:table-cell table:style-name="ce17" office:value-type="float" office:value="0.00005" calcext:value-type="float">
            <text:p>0,000050</text:p>
          </table:table-cell>
          <table:table-cell table:style-name="ce17" office:value-type="float" office:value="0.000079" calcext:value-type="float">
            <text:p>0,000079</text:p>
          </table:table-cell>
          <table:table-cell table:style-name="ce17" office:value-type="float" office:value="0.000408" calcext:value-type="float">
            <text:p>0,000408</text:p>
          </table:table-cell>
          <table:table-cell table:style-name="ce17" office:value-type="float" office:value="0.001298" calcext:value-type="float">
            <text:p>0,001298</text:p>
          </table:table-cell>
          <table:table-cell table:number-columns-repeated="970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3" calcext:value-type="float">
            <text:p>0,000033</text:p>
          </table:table-cell>
          <table:table-cell table:style-name="ce17" office:value-type="float" office:value="0.000059" calcext:value-type="float">
            <text:p>0,000059</text:p>
          </table:table-cell>
          <table:table-cell table:style-name="ce17" office:value-type="float" office:value="0.000164" calcext:value-type="float">
            <text:p>0,000164</text:p>
          </table:table-cell>
          <table:table-cell table:style-name="ce17" office:value-type="float" office:value="0.000429" calcext:value-type="float">
            <text:p>0,000429</text:p>
          </table:table-cell>
          <table:table-cell table:style-name="ce17" office:value-type="float" office:value="0.001172" calcext:value-type="float">
            <text:p>0,001172</text:p>
          </table:table-cell>
          <table:table-cell table:number-columns-repeated="30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3" calcext:value-type="float">
            <text:p>0,000033</text:p>
          </table:table-cell>
          <table:table-cell table:style-name="ce17" office:value-type="float" office:value="0.000039" calcext:value-type="float">
            <text:p>0,000039</text:p>
          </table:table-cell>
          <table:table-cell table:style-name="ce17" office:value-type="float" office:value="0.000088" calcext:value-type="float">
            <text:p>0,000088</text:p>
          </table:table-cell>
          <table:table-cell table:style-name="ce17" office:value-type="float" office:value="0.000241" calcext:value-type="float">
            <text:p>0,000241</text:p>
          </table:table-cell>
          <table:table-cell table:style-name="ce17" office:value-type="float" office:value="0.003972" calcext:value-type="float">
            <text:p>0,003972</text:p>
          </table:table-cell>
          <table:table-cell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3" calcext:value-type="float">
            <text:p>0,000043</text:p>
          </table:table-cell>
          <table:table-cell table:style-name="ce17" office:value-type="float" office:value="0.000055" calcext:value-type="float">
            <text:p>0,000055</text:p>
          </table:table-cell>
          <table:table-cell table:style-name="ce17" office:value-type="float" office:value="0.000077" calcext:value-type="float">
            <text:p>0,000077</text:p>
          </table:table-cell>
          <table:table-cell table:style-name="ce17" office:value-type="float" office:value="0.00039" calcext:value-type="float">
            <text:p>0,000390</text:p>
          </table:table-cell>
          <table:table-cell table:style-name="ce17" office:value-type="float" office:value="0.001527" calcext:value-type="float">
            <text:p>0,001527</text:p>
          </table:table-cell>
          <table:table-cell table:number-columns-repeated="970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21" calcext:value-type="float">
            <text:p>0,000021</text:p>
          </table:table-cell>
          <table:table-cell table:style-name="ce17" office:value-type="float" office:value="0.000036" calcext:value-type="float">
            <text:p>0,000036</text:p>
          </table:table-cell>
          <table:table-cell table:style-name="ce17" office:value-type="float" office:value="0.000122" calcext:value-type="float">
            <text:p>0,000122</text:p>
          </table:table-cell>
          <table:table-cell table:style-name="ce17" office:value-type="float" office:value="0.000659" calcext:value-type="float">
            <text:p>0,000659</text:p>
          </table:table-cell>
          <table:table-cell table:style-name="ce17" office:value-type="float" office:value="0.001815" calcext:value-type="float">
            <text:p>0,001815</text:p>
          </table:table-cell>
          <table:table-cell table:number-columns-repeated="30"/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52" calcext:value-type="float">
            <text:p>0,000052</text:p>
          </table:table-cell>
          <table:table-cell table:style-name="ce17" office:value-type="float" office:value="0.000064" calcext:value-type="float">
            <text:p>0,000064</text:p>
          </table:table-cell>
          <table:table-cell table:style-name="ce17" office:value-type="float" office:value="0.000116" calcext:value-type="float">
            <text:p>0,000116</text:p>
          </table:table-cell>
          <table:table-cell table:style-name="ce17" office:value-type="float" office:value="0.000271" calcext:value-type="float">
            <text:p>0,000271</text:p>
          </table:table-cell>
          <table:table-cell table:style-name="ce17" office:value-type="float" office:value="0.032072" calcext:value-type="float">
            <text:p>0,032072</text:p>
          </table:table-cell>
          <table:table-cell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8" calcext:value-type="float">
            <text:p>0,000028</text:p>
          </table:table-cell>
          <table:table-cell table:style-name="ce17" office:value-type="float" office:value="0.000057" calcext:value-type="float">
            <text:p>0,000057</text:p>
          </table:table-cell>
          <table:table-cell table:style-name="ce17" office:value-type="float" office:value="0.000077" calcext:value-type="float">
            <text:p>0,000077</text:p>
          </table:table-cell>
          <table:table-cell table:style-name="ce17" office:value-type="float" office:value="0.000239" calcext:value-type="float">
            <text:p>0,000239</text:p>
          </table:table-cell>
          <table:table-cell table:style-name="ce17" office:value-type="float" office:value="0.000731" calcext:value-type="float">
            <text:p>0,000731</text:p>
          </table:table-cell>
          <table:table-cell table:number-columns-repeated="970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1" calcext:value-type="float">
            <text:p>0,000021</text:p>
          </table:table-cell>
          <table:table-cell table:style-name="ce17" office:value-type="float" office:value="0.000077" calcext:value-type="float">
            <text:p>0,000077</text:p>
          </table:table-cell>
          <table:table-cell table:style-name="ce17" office:value-type="float" office:value="0.000094" calcext:value-type="float">
            <text:p>0,000094</text:p>
          </table:table-cell>
          <table:table-cell table:style-name="ce17" office:value-type="float" office:value="0.000573" calcext:value-type="float">
            <text:p>0,000573</text:p>
          </table:table-cell>
          <table:table-cell table:style-name="ce17" office:value-type="float" office:value="0.001324" calcext:value-type="float">
            <text:p>0,001324</text:p>
          </table:table-cell>
          <table:table-cell table:number-columns-repeated="30"/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29" calcext:value-type="float">
            <text:p>0,000029</text:p>
          </table:table-cell>
          <table:table-cell table:style-name="ce17" office:value-type="float" office:value="0.000034" calcext:value-type="float">
            <text:p>0,000034</text:p>
          </table:table-cell>
          <table:table-cell table:style-name="ce17" office:value-type="float" office:value="0.005425" calcext:value-type="float">
            <text:p>0,005425</text:p>
          </table:table-cell>
          <table:table-cell table:style-name="ce17" office:value-type="float" office:value="0.000318" calcext:value-type="float">
            <text:p>0,000318</text:p>
          </table:table-cell>
          <table:table-cell table:style-name="ce17" office:value-type="float" office:value="0.000682" calcext:value-type="float">
            <text:p>0,000682</text:p>
          </table:table-cell>
          <table:table-cell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9" calcext:value-type="float">
            <text:p>0,000029</text:p>
          </table:table-cell>
          <table:table-cell table:style-name="ce17" office:value-type="float" office:value="0.000053" calcext:value-type="float">
            <text:p>0,000053</text:p>
          </table:table-cell>
          <table:table-cell table:style-name="ce17" office:value-type="float" office:value="0.000091" calcext:value-type="float">
            <text:p>0,000091</text:p>
          </table:table-cell>
          <table:table-cell table:style-name="ce17" office:value-type="float" office:value="0.000401" calcext:value-type="float">
            <text:p>0,000401</text:p>
          </table:table-cell>
          <table:table-cell table:style-name="ce17" office:value-type="float" office:value="0.001255" calcext:value-type="float">
            <text:p>0,001255</text:p>
          </table:table-cell>
          <table:table-cell table:number-columns-repeated="970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4" calcext:value-type="float">
            <text:p>0,000024</text:p>
          </table:table-cell>
          <table:table-cell table:style-name="ce17" office:value-type="float" office:value="0.000041" calcext:value-type="float">
            <text:p>0,000041</text:p>
          </table:table-cell>
          <table:table-cell table:style-name="ce17" office:value-type="float" office:value="0.000208" calcext:value-type="float">
            <text:p>0,000208</text:p>
          </table:table-cell>
          <table:table-cell table:style-name="ce17" office:value-type="float" office:value="0.000563" calcext:value-type="float">
            <text:p>0,000563</text:p>
          </table:table-cell>
          <table:table-cell table:style-name="ce17" office:value-type="float" office:value="0.001806" calcext:value-type="float">
            <text:p>0,001806</text:p>
          </table:table-cell>
          <table:table-cell table:number-columns-repeated="30"/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27" calcext:value-type="float">
            <text:p>0,000027</text:p>
          </table:table-cell>
          <table:table-cell table:style-name="ce17" office:value-type="float" office:value="0.000043" calcext:value-type="float">
            <text:p>0,000043</text:p>
          </table:table-cell>
          <table:table-cell table:style-name="ce17" office:value-type="float" office:value="0.000138" calcext:value-type="float">
            <text:p>0,000138</text:p>
          </table:table-cell>
          <table:table-cell table:style-name="ce17" office:value-type="float" office:value="0.000326" calcext:value-type="float">
            <text:p>0,000326</text:p>
          </table:table-cell>
          <table:table-cell table:style-name="ce17" office:value-type="float" office:value="0.000447" calcext:value-type="float">
            <text:p>0,000447</text:p>
          </table:table-cell>
          <table:table-cell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7" calcext:value-type="float">
            <text:p>0,000027</text:p>
          </table:table-cell>
          <table:table-cell table:style-name="ce17" office:value-type="float" office:value="0.000054" calcext:value-type="float">
            <text:p>0,000054</text:p>
          </table:table-cell>
          <table:table-cell table:style-name="ce17" office:value-type="float" office:value="0.000073" calcext:value-type="float">
            <text:p>0,000073</text:p>
          </table:table-cell>
          <table:table-cell table:style-name="ce17" office:value-type="float" office:value="0.000454" calcext:value-type="float">
            <text:p>0,000454</text:p>
          </table:table-cell>
          <table:table-cell table:style-name="ce17" office:value-type="float" office:value="0.001473" calcext:value-type="float">
            <text:p>0,001473</text:p>
          </table:table-cell>
          <table:table-cell table:number-columns-repeated="970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4:.D13])" office:value-type="float" office:value="0.0000001" calcext:value-type="float">
            <text:p>0,000000</text:p>
          </table:table-cell>
          <table:table-cell table:style-name="ce18" table:formula="of:=AVERAGE([.E4:.E13])" office:value-type="float" office:value="0.0000355" calcext:value-type="float">
            <text:p>0,000036</text:p>
          </table:table-cell>
          <table:table-cell table:style-name="ce18" table:formula="of:=AVERAGE([.F4:.F13])" office:value-type="float" office:value="0.0000553" calcext:value-type="float">
            <text:p>0,000055</text:p>
          </table:table-cell>
          <table:table-cell table:style-name="ce18" table:formula="of:=AVERAGE([.G4:.G13])" office:value-type="float" office:value="0.0001863" calcext:value-type="float">
            <text:p>0,000186</text:p>
          </table:table-cell>
          <table:table-cell table:style-name="ce18" table:formula="of:=AVERAGE([.H4:.H13])" office:value-type="float" office:value="0.0005386" calcext:value-type="float">
            <text:p>0,000539</text:p>
          </table:table-cell>
          <table:table-cell table:style-name="ce18" table:formula="of:=AVERAGE([.I4:.I13])" office:value-type="float" office:value="0.0013939" calcext:value-type="float">
            <text:p>0,001394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15]-[.A2]*STDEV([.D4:.D13])/SQRT(10)" office:value-type="float" office:value="-0.000000096" calcext:value-type="float">
            <text:p>0,000000</text:p>
          </table:table-cell>
          <table:table-cell table:style-name="ce19" table:formula="of:=[.E15]-[.A2]*STDEV([.E4:.E13])/SQRT(10)" office:value-type="float" office:value="0.0000147197886867765" calcext:value-type="float">
            <text:p>0,000015</text:p>
          </table:table-cell>
          <table:table-cell table:style-name="ce19" table:formula="of:=[.F15]-[.A2]*STDEV([.F4:.F13])/SQRT(10)" office:value-type="float" office:value="0.0000462799767430701" calcext:value-type="float">
            <text:p>0,000046</text:p>
          </table:table-cell>
          <table:table-cell table:style-name="ce19" table:formula="of:=[.G15]-[.A2]*STDEV([.G4:.G13])/SQRT(10)" office:value-type="float" office:value="0.000129680420489022" calcext:value-type="float">
            <text:p>0,000130</text:p>
          </table:table-cell>
          <table:table-cell table:style-name="ce19" table:formula="of:=[.H15]-[.A2]*STDEV([.H4:.H13])/SQRT(10)" office:value-type="float" office:value="0.000452961381670806" calcext:value-type="float">
            <text:p>0,000453</text:p>
          </table:table-cell>
          <table:table-cell table:style-name="ce19" table:formula="of:=[.I15]-[.A2]*STDEV([.I4:.I13])/SQRT(10)" office:value-type="float" office:value="0.00118772794667668" calcext:value-type="float">
            <text:p>0,001188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15]+[.A2]*STDEV([.D4:.D13])/SQRT(10)" office:value-type="float" office:value="0.000000296" calcext:value-type="float">
            <text:p>0,000000</text:p>
          </table:table-cell>
          <table:table-cell table:style-name="ce19" table:formula="of:=[.E15]+[.A2]*STDEV([.E4:.E13])/SQRT(10)" office:value-type="float" office:value="0.0000562802113132235" calcext:value-type="float">
            <text:p>0,000056</text:p>
          </table:table-cell>
          <table:table-cell table:style-name="ce19" table:formula="of:=[.F15]+[.A2]*STDEV([.F4:.F13])/SQRT(10)" office:value-type="float" office:value="0.0000643200232569299" calcext:value-type="float">
            <text:p>0,000064</text:p>
          </table:table-cell>
          <table:table-cell table:style-name="ce19" table:formula="of:=[.G15]+[.A2]*STDEV([.G4:.G13])/SQRT(10)" office:value-type="float" office:value="0.000242919579510978" calcext:value-type="float">
            <text:p>0,000243</text:p>
          </table:table-cell>
          <table:table-cell table:style-name="ce19" table:formula="of:=[.H15]+[.A2]*STDEV([.H4:.H13])/SQRT(10)" office:value-type="float" office:value="0.000624238618329194" calcext:value-type="float">
            <text:p>0,000624</text:p>
          </table:table-cell>
          <table:table-cell table:style-name="ce19" table:formula="of:=[.I15]+[.A2]*STDEV([.I4:.I13])/SQRT(10)" office:value-type="float" office:value="0.00160007205332332" calcext:value-type="float">
            <text:p>0,001600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2048" calcext:value-type="float">
            <text:p>2.048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2" calcext:value-type="float">
            <text:p>0,000022</text:p>
          </table:table-cell>
          <table:table-cell table:style-name="ce17" office:value-type="float" office:value="0.00005" calcext:value-type="float">
            <text:p>0,000050</text:p>
          </table:table-cell>
          <table:table-cell table:style-name="ce17" office:value-type="float" office:value="0.000088" calcext:value-type="float">
            <text:p>0,000088</text:p>
          </table:table-cell>
          <table:table-cell table:style-name="ce17" office:value-type="float" office:value="0.000591" calcext:value-type="float">
            <text:p>0,000591</text:p>
          </table:table-cell>
          <table:table-cell table:style-name="ce17" office:value-type="float" office:value="0.000871" calcext:value-type="float">
            <text:p>0,00087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" calcext:value-type="float">
            <text:p>0,000020</text:p>
          </table:table-cell>
          <table:table-cell table:style-name="ce17" office:value-type="float" office:value="0.000074" calcext:value-type="float">
            <text:p>0,000074</text:p>
          </table:table-cell>
          <table:table-cell table:style-name="ce17" office:value-type="float" office:value="0.000333" calcext:value-type="float">
            <text:p>0,000333</text:p>
          </table:table-cell>
          <table:table-cell table:style-name="ce17" office:value-type="float" office:value="0.000423" calcext:value-type="float">
            <text:p>0,000423</text:p>
          </table:table-cell>
          <table:table-cell table:style-name="ce17" office:value-type="float" office:value="0.001286" calcext:value-type="float">
            <text:p>0,001286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5" calcext:value-type="float">
            <text:p>0,000025</text:p>
          </table:table-cell>
          <table:table-cell table:style-name="ce17" office:value-type="float" office:value="0.000037" calcext:value-type="float">
            <text:p>0,000037</text:p>
          </table:table-cell>
          <table:table-cell table:style-name="ce17" office:value-type="float" office:value="0.000284" calcext:value-type="float">
            <text:p>0,000284</text:p>
          </table:table-cell>
          <table:table-cell table:style-name="ce17" office:value-type="float" office:value="0.000262" calcext:value-type="float">
            <text:p>0,000262</text:p>
          </table:table-cell>
          <table:table-cell table:style-name="ce17" office:value-type="float" office:value="0.000954" calcext:value-type="float">
            <text:p>0,00095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6" calcext:value-type="float">
            <text:p>0,000026</text:p>
          </table:table-cell>
          <table:table-cell table:style-name="ce17" office:value-type="float" office:value="0.000046" calcext:value-type="float">
            <text:p>0,000046</text:p>
          </table:table-cell>
          <table:table-cell table:style-name="ce17" office:value-type="float" office:value="0.000219" calcext:value-type="float">
            <text:p>0,000219</text:p>
          </table:table-cell>
          <table:table-cell table:style-name="ce17" office:value-type="float" office:value="0.000273" calcext:value-type="float">
            <text:p>0,000273</text:p>
          </table:table-cell>
          <table:table-cell table:style-name="ce17" office:value-type="float" office:value="0.001249" calcext:value-type="float">
            <text:p>0,00124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5" calcext:value-type="float">
            <text:p>0,000025</text:p>
          </table:table-cell>
          <table:table-cell table:style-name="ce17" office:value-type="float" office:value="0.000035" calcext:value-type="float">
            <text:p>0,000035</text:p>
          </table:table-cell>
          <table:table-cell table:style-name="ce17" office:value-type="float" office:value="0.000205" calcext:value-type="float">
            <text:p>0,000205</text:p>
          </table:table-cell>
          <table:table-cell table:style-name="ce17" office:value-type="float" office:value="0.000368" calcext:value-type="float">
            <text:p>0,000368</text:p>
          </table:table-cell>
          <table:table-cell table:style-name="ce17" office:value-type="float" office:value="0.008462" calcext:value-type="float">
            <text:p>0,00846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21" calcext:value-type="float">
            <text:p>0,000021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18" calcext:value-type="float">
            <text:p>0,000180</text:p>
          </table:table-cell>
          <table:table-cell table:style-name="ce17" office:value-type="float" office:value="0.000301" calcext:value-type="float">
            <text:p>0,000301</text:p>
          </table:table-cell>
          <table:table-cell table:style-name="ce17" office:value-type="float" office:value="0.00627" calcext:value-type="float">
            <text:p>0,00627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3" calcext:value-type="float">
            <text:p>0,000023</text:p>
          </table:table-cell>
          <table:table-cell table:style-name="ce17" office:value-type="float" office:value="0.000027" calcext:value-type="float">
            <text:p>0,000027</text:p>
          </table:table-cell>
          <table:table-cell table:style-name="ce17" office:value-type="float" office:value="0.00016" calcext:value-type="float">
            <text:p>0,000160</text:p>
          </table:table-cell>
          <table:table-cell table:style-name="ce17" office:value-type="float" office:value="0.000564" calcext:value-type="float">
            <text:p>0,000564</text:p>
          </table:table-cell>
          <table:table-cell table:style-name="ce17" office:value-type="float" office:value="0.000928" calcext:value-type="float">
            <text:p>0,00092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" calcext:value-type="float">
            <text:p>0,000020</text:p>
          </table:table-cell>
          <table:table-cell table:style-name="ce17" office:value-type="float" office:value="0.000042" calcext:value-type="float">
            <text:p>0,000042</text:p>
          </table:table-cell>
          <table:table-cell table:style-name="ce17" office:value-type="float" office:value="0.000215" calcext:value-type="float">
            <text:p>0,000215</text:p>
          </table:table-cell>
          <table:table-cell table:style-name="ce17" office:value-type="float" office:value="0.000367" calcext:value-type="float">
            <text:p>0,000367</text:p>
          </table:table-cell>
          <table:table-cell table:style-name="ce17" office:value-type="float" office:value="0.001386" calcext:value-type="float">
            <text:p>0,001386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126" calcext:value-type="float">
            <text:p>0,000126</text:p>
          </table:table-cell>
          <table:table-cell table:style-name="ce17" office:value-type="float" office:value="0.00046" calcext:value-type="float">
            <text:p>0,000460</text:p>
          </table:table-cell>
          <table:table-cell table:style-name="ce17" office:value-type="float" office:value="0.00015" calcext:value-type="float">
            <text:p>0,000150</text:p>
          </table:table-cell>
          <table:table-cell table:style-name="ce17" office:value-type="float" office:value="0.001464" calcext:value-type="float">
            <text:p>0,001464</text:p>
          </table:table-cell>
          <table:table-cell table:style-name="ce17" office:value-type="float" office:value="0.000813" calcext:value-type="float">
            <text:p>0,00081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" calcext:value-type="float">
            <text:p>0,000020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191" calcext:value-type="float">
            <text:p>0,000191</text:p>
          </table:table-cell>
          <table:table-cell table:style-name="ce17" office:value-type="float" office:value="0.000475" calcext:value-type="float">
            <text:p>0,000475</text:p>
          </table:table-cell>
          <table:table-cell table:style-name="ce17" office:value-type="float" office:value="0.001243" calcext:value-type="float">
            <text:p>0,001243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20:.D29])" office:value-type="float" office:value="0.0000002" calcext:value-type="float">
            <text:p>0,000000</text:p>
          </table:table-cell>
          <table:table-cell table:style-name="ce18" table:formula="of:=AVERAGE([.E20:.E29])" office:value-type="float" office:value="0.0000328" calcext:value-type="float">
            <text:p>0,000033</text:p>
          </table:table-cell>
          <table:table-cell table:style-name="ce18" table:formula="of:=AVERAGE([.F20:.F29])" office:value-type="float" office:value="0.0000833" calcext:value-type="float">
            <text:p>0,000083</text:p>
          </table:table-cell>
          <table:table-cell table:style-name="ce18" table:formula="of:=AVERAGE([.G20:.G29])" office:value-type="float" office:value="0.0002025" calcext:value-type="float">
            <text:p>0,000203</text:p>
          </table:table-cell>
          <table:table-cell table:style-name="ce18" table:formula="of:=AVERAGE([.H20:.H29])" office:value-type="float" office:value="0.0005088" calcext:value-type="float">
            <text:p>0,000509</text:p>
          </table:table-cell>
          <table:table-cell table:style-name="ce18" table:formula="of:=AVERAGE([.I20:.I29])" office:value-type="float" office:value="0.0023462" calcext:value-type="float">
            <text:p>0,002346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31]-[.A18]*STDEV([.D20:.D29])/SQRT(10)" office:value-type="float" office:value="-0.0000000613333333333333" calcext:value-type="float">
            <text:p>0,000000</text:p>
          </table:table-cell>
          <table:table-cell table:style-name="ce19" table:formula="of:=[.E31]-[.A18]*STDEV([.E20:.E29])/SQRT(10)" office:value-type="float" office:value="0.0000124545663982199" calcext:value-type="float">
            <text:p>0,000012</text:p>
          </table:table-cell>
          <table:table-cell table:style-name="ce19" table:formula="of:=[.F31]-[.A18]*STDEV([.F20:.F29])/SQRT(10)" office:value-type="float" office:value="0.000000836987189541894" calcext:value-type="float">
            <text:p>0,000001</text:p>
          </table:table-cell>
          <table:table-cell table:style-name="ce19" table:formula="of:=[.G31]-[.A18]*STDEV([.G20:.G29])/SQRT(10)" office:value-type="float" office:value="0.000159948735545619" calcext:value-type="float">
            <text:p>0,000160</text:p>
          </table:table-cell>
          <table:table-cell table:style-name="ce19" table:formula="of:=[.H31]-[.A18]*STDEV([.H20:.H29])/SQRT(10)" office:value-type="float" office:value="0.000289145913173564" calcext:value-type="float">
            <text:p>0,000289</text:p>
          </table:table-cell>
          <table:table-cell table:style-name="ce19" table:formula="of:=[.I31]-[.A18]*STDEV([.I20:.I29])/SQRT(10)" office:value-type="float" office:value="0.000671033055660953" calcext:value-type="float">
            <text:p>0,00067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31]+[.A18]*STDEV([.D20:.D29])/SQRT(10)" office:value-type="float" office:value="0.000000461333333333333" calcext:value-type="float">
            <text:p>0,000000</text:p>
          </table:table-cell>
          <table:table-cell table:style-name="ce19" table:formula="of:=[.E31]+[.A18]*STDEV([.E20:.E29])/SQRT(10)" office:value-type="float" office:value="0.0000531454336017801" calcext:value-type="float">
            <text:p>0,000053</text:p>
          </table:table-cell>
          <table:table-cell table:style-name="ce19" table:formula="of:=[.F31]+[.A18]*STDEV([.F20:.F29])/SQRT(10)" office:value-type="float" office:value="0.000165763012810458" calcext:value-type="float">
            <text:p>0,000166</text:p>
          </table:table-cell>
          <table:table-cell table:style-name="ce19" table:formula="of:=[.G31]+[.A18]*STDEV([.G20:.G29])/SQRT(10)" office:value-type="float" office:value="0.000245051264454381" calcext:value-type="float">
            <text:p>0,000245</text:p>
          </table:table-cell>
          <table:table-cell table:style-name="ce19" table:formula="of:=[.H31]+[.A18]*STDEV([.H20:.H29])/SQRT(10)" office:value-type="float" office:value="0.000728454086826436" calcext:value-type="float">
            <text:p>0,000728</text:p>
          </table:table-cell>
          <table:table-cell table:style-name="ce19" table:formula="of:=[.I31]+[.A18]*STDEV([.I20:.I29])/SQRT(10)" office:value-type="float" office:value="0.00402136694433905" calcext:value-type="float">
            <text:p>0,004021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4096" calcext:value-type="float">
            <text:p>4.096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3" calcext:value-type="float">
            <text:p>0,000023</text:p>
          </table:table-cell>
          <table:table-cell table:style-name="ce17" office:value-type="float" office:value="0.000037" calcext:value-type="float">
            <text:p>0,000037</text:p>
          </table:table-cell>
          <table:table-cell table:style-name="ce17" office:value-type="float" office:value="0.00024" calcext:value-type="float">
            <text:p>0,000240</text:p>
          </table:table-cell>
          <table:table-cell table:style-name="ce17" office:value-type="float" office:value="0.000651" calcext:value-type="float">
            <text:p>0,000651</text:p>
          </table:table-cell>
          <table:table-cell table:style-name="ce17" office:value-type="float" office:value="0.001431" calcext:value-type="float">
            <text:p>0,00143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5" calcext:value-type="float">
            <text:p>0,000025</text:p>
          </table:table-cell>
          <table:table-cell table:style-name="ce17" office:value-type="float" office:value="0.000056" calcext:value-type="float">
            <text:p>0,000056</text:p>
          </table:table-cell>
          <table:table-cell table:style-name="ce17" office:value-type="float" office:value="0.000337" calcext:value-type="float">
            <text:p>0,000337</text:p>
          </table:table-cell>
          <table:table-cell table:style-name="ce17" office:value-type="float" office:value="0.00054" calcext:value-type="float">
            <text:p>0,000540</text:p>
          </table:table-cell>
          <table:table-cell table:style-name="ce17" office:value-type="float" office:value="0.001952" calcext:value-type="float">
            <text:p>0,00195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25" calcext:value-type="float">
            <text:p>0,000025</text:p>
          </table:table-cell>
          <table:table-cell table:style-name="ce17" office:value-type="float" office:value="0.000033" calcext:value-type="float">
            <text:p>0,000033</text:p>
          </table:table-cell>
          <table:table-cell table:style-name="ce17" office:value-type="float" office:value="0.000497" calcext:value-type="float">
            <text:p>0,000497</text:p>
          </table:table-cell>
          <table:table-cell table:style-name="ce17" office:value-type="float" office:value="0.000707" calcext:value-type="float">
            <text:p>0,000707</text:p>
          </table:table-cell>
          <table:table-cell table:style-name="ce17" office:value-type="float" office:value="0.00089" calcext:value-type="float">
            <text:p>0,00089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.000002" calcext:value-type="float">
            <text:p>0,000002</text:p>
          </table:table-cell>
          <table:table-cell table:style-name="ce17" office:value-type="float" office:value="0.000024" calcext:value-type="float">
            <text:p>0,000024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145" calcext:value-type="float">
            <text:p>0,000145</text:p>
          </table:table-cell>
          <table:table-cell table:style-name="ce17" office:value-type="float" office:value="0.000692" calcext:value-type="float">
            <text:p>0,000692</text:p>
          </table:table-cell>
          <table:table-cell table:style-name="ce17" office:value-type="float" office:value="0.004541" calcext:value-type="float">
            <text:p>0,00454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5" calcext:value-type="float">
            <text:p>0,000025</text:p>
          </table:table-cell>
          <table:table-cell table:style-name="ce17" office:value-type="float" office:value="0.000248" calcext:value-type="float">
            <text:p>0,000248</text:p>
          </table:table-cell>
          <table:table-cell table:style-name="ce17" office:value-type="float" office:value="0.000202" calcext:value-type="float">
            <text:p>0,000202</text:p>
          </table:table-cell>
          <table:table-cell table:style-name="ce17" office:value-type="float" office:value="0.000464" calcext:value-type="float">
            <text:p>0,000464</text:p>
          </table:table-cell>
          <table:table-cell table:style-name="ce17" office:value-type="float" office:value="0.00137" calcext:value-type="float">
            <text:p>0,00137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263" calcext:value-type="float">
            <text:p>0,000263</text:p>
          </table:table-cell>
          <table:table-cell table:style-name="ce17" office:value-type="float" office:value="0.000032" calcext:value-type="float">
            <text:p>0,000032</text:p>
          </table:table-cell>
          <table:table-cell table:style-name="ce17" office:value-type="float" office:value="0.000231" calcext:value-type="float">
            <text:p>0,000231</text:p>
          </table:table-cell>
          <table:table-cell table:style-name="ce17" office:value-type="float" office:value="0.000547" calcext:value-type="float">
            <text:p>0,000547</text:p>
          </table:table-cell>
          <table:table-cell table:style-name="ce17" office:value-type="float" office:value="0.002283" calcext:value-type="float">
            <text:p>0,00228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4" calcext:value-type="float">
            <text:p>0,000024</text:p>
          </table:table-cell>
          <table:table-cell table:style-name="ce17" office:value-type="float" office:value="0.000034" calcext:value-type="float">
            <text:p>0,000034</text:p>
          </table:table-cell>
          <table:table-cell table:style-name="ce17" office:value-type="float" office:value="0.00025" calcext:value-type="float">
            <text:p>0,000250</text:p>
          </table:table-cell>
          <table:table-cell table:style-name="ce17" office:value-type="float" office:value="0.000424" calcext:value-type="float">
            <text:p>0,000424</text:p>
          </table:table-cell>
          <table:table-cell table:style-name="ce17" office:value-type="float" office:value="0.001081" calcext:value-type="float">
            <text:p>0,00108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6" calcext:value-type="float">
            <text:p>0,000026</text:p>
          </table:table-cell>
          <table:table-cell table:style-name="ce17" office:value-type="float" office:value="0.000033" calcext:value-type="float">
            <text:p>0,000033</text:p>
          </table:table-cell>
          <table:table-cell table:style-name="ce17" office:value-type="float" office:value="0.001015" calcext:value-type="float">
            <text:p>0,001015</text:p>
          </table:table-cell>
          <table:table-cell table:style-name="ce17" office:value-type="float" office:value="0.000461" calcext:value-type="float">
            <text:p>0,000461</text:p>
          </table:table-cell>
          <table:table-cell table:style-name="ce17" office:value-type="float" office:value="0.000604" calcext:value-type="float">
            <text:p>0,00060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4" calcext:value-type="float">
            <text:p>0,000024</text:p>
          </table:table-cell>
          <table:table-cell table:style-name="ce17" office:value-type="float" office:value="0.000035" calcext:value-type="float">
            <text:p>0,000035</text:p>
          </table:table-cell>
          <table:table-cell table:style-name="ce17" office:value-type="float" office:value="0.000347" calcext:value-type="float">
            <text:p>0,000347</text:p>
          </table:table-cell>
          <table:table-cell table:style-name="ce17" office:value-type="float" office:value="0.000616" calcext:value-type="float">
            <text:p>0,000616</text:p>
          </table:table-cell>
          <table:table-cell table:style-name="ce17" office:value-type="float" office:value="0.001141" calcext:value-type="float">
            <text:p>0,00114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4" calcext:value-type="float">
            <text:p>0,000024</text:p>
          </table:table-cell>
          <table:table-cell table:style-name="ce17" office:value-type="float" office:value="0.000083" calcext:value-type="float">
            <text:p>0,000083</text:p>
          </table:table-cell>
          <table:table-cell table:style-name="ce17" office:value-type="float" office:value="0.000437" calcext:value-type="float">
            <text:p>0,000437</text:p>
          </table:table-cell>
          <table:table-cell table:style-name="ce17" office:value-type="float" office:value="0.000528" calcext:value-type="float">
            <text:p>0,000528</text:p>
          </table:table-cell>
          <table:table-cell table:style-name="ce17" office:value-type="float" office:value="0.003075" calcext:value-type="float">
            <text:p>0,003075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36:.D45])" office:value-type="float" office:value="0.0000003" calcext:value-type="float">
            <text:p>0,000000</text:p>
          </table:table-cell>
          <table:table-cell table:style-name="ce18" table:formula="of:=AVERAGE([.E36:.E45])" office:value-type="float" office:value="0.0000483" calcext:value-type="float">
            <text:p>0,000048</text:p>
          </table:table-cell>
          <table:table-cell table:style-name="ce18" table:formula="of:=AVERAGE([.F36:.F45])" office:value-type="float" office:value="0.0000622" calcext:value-type="float">
            <text:p>0,000062</text:p>
          </table:table-cell>
          <table:table-cell table:style-name="ce18" table:formula="of:=AVERAGE([.G36:.G45])" office:value-type="float" office:value="0.0003701" calcext:value-type="float">
            <text:p>0,000370</text:p>
          </table:table-cell>
          <table:table-cell table:style-name="ce18" table:formula="of:=AVERAGE([.H36:.H45])" office:value-type="float" office:value="0.000563" calcext:value-type="float">
            <text:p>0,000563</text:p>
          </table:table-cell>
          <table:table-cell table:style-name="ce18" table:formula="of:=AVERAGE([.I36:.I45])" office:value-type="float" office:value="0.0018368" calcext:value-type="float">
            <text:p>0,001837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47]-[.A34]*STDEV([.D36:.D45])/SQRT(10)" office:value-type="float" office:value="-0.000000118337450178946" calcext:value-type="float">
            <text:p>0,000000</text:p>
          </table:table-cell>
          <table:table-cell table:style-name="ce19" table:formula="of:=[.E47]-[.A34]*STDEV([.E36:.E45])/SQRT(10)" office:value-type="float" office:value="0.00000154027105866987" calcext:value-type="float">
            <text:p>0,000002</text:p>
          </table:table-cell>
          <table:table-cell table:style-name="ce19" table:formula="of:=[.F47]-[.A34]*STDEV([.F36:.F45])/SQRT(10)" office:value-type="float" office:value="0.000020492149718415" calcext:value-type="float">
            <text:p>0,000020</text:p>
          </table:table-cell>
          <table:table-cell table:style-name="ce19" table:formula="of:=[.G47]-[.A34]*STDEV([.G36:.G45])/SQRT(10)" office:value-type="float" office:value="0.000214429585147195" calcext:value-type="float">
            <text:p>0,000214</text:p>
          </table:table-cell>
          <table:table-cell table:style-name="ce19" table:formula="of:=[.H47]-[.A34]*STDEV([.H36:.H45])/SQRT(10)" office:value-type="float" office:value="0.000501203507327141" calcext:value-type="float">
            <text:p>0,000501</text:p>
          </table:table-cell>
          <table:table-cell table:style-name="ce19" table:formula="of:=[.I47]-[.A34]*STDEV([.I36:.I45])/SQRT(10)" office:value-type="float" office:value="0.00109440012193967" calcext:value-type="float">
            <text:p>0,001094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47]+[.A34]*STDEV([.D36:.D45])/SQRT(10)" office:value-type="float" office:value="0.000000718337450178946" calcext:value-type="float">
            <text:p>0,000001</text:p>
          </table:table-cell>
          <table:table-cell table:style-name="ce19" table:formula="of:=[.E47]+[.A34]*STDEV([.E36:.E45])/SQRT(10)" office:value-type="float" office:value="0.0000950597289413301" calcext:value-type="float">
            <text:p>0,000095</text:p>
          </table:table-cell>
          <table:table-cell table:style-name="ce19" table:formula="of:=[.F47]+[.A34]*STDEV([.F36:.F45])/SQRT(10)" office:value-type="float" office:value="0.000103907850281585" calcext:value-type="float">
            <text:p>0,000104</text:p>
          </table:table-cell>
          <table:table-cell table:style-name="ce19" table:formula="of:=[.G47]+[.A34]*STDEV([.G36:.G45])/SQRT(10)" office:value-type="float" office:value="0.000525770414852805" calcext:value-type="float">
            <text:p>0,000526</text:p>
          </table:table-cell>
          <table:table-cell table:style-name="ce19" table:formula="of:=[.H47]+[.A34]*STDEV([.H36:.H45])/SQRT(10)" office:value-type="float" office:value="0.000624796492672859" calcext:value-type="float">
            <text:p>0,000625</text:p>
          </table:table-cell>
          <table:table-cell table:style-name="ce19" table:formula="of:=[.I47]+[.A34]*STDEV([.I36:.I45])/SQRT(10)" office:value-type="float" office:value="0.00257919987806033" calcext:value-type="float">
            <text:p>0,002579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8192" calcext:value-type="float">
            <text:p>8.192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5" calcext:value-type="float">
            <text:p>0,000035</text:p>
          </table:table-cell>
          <table:table-cell table:style-name="ce17" office:value-type="float" office:value="0.000056" calcext:value-type="float">
            <text:p>0,000056</text:p>
          </table:table-cell>
          <table:table-cell table:style-name="ce17" office:value-type="float" office:value="0.000648" calcext:value-type="float">
            <text:p>0,000648</text:p>
          </table:table-cell>
          <table:table-cell table:style-name="ce17" office:value-type="float" office:value="0.000432" calcext:value-type="float">
            <text:p>0,000432</text:p>
          </table:table-cell>
          <table:table-cell table:style-name="ce17" office:value-type="float" office:value="0.00103" calcext:value-type="float">
            <text:p>0,00103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6" calcext:value-type="float">
            <text:p>0,000036</text:p>
          </table:table-cell>
          <table:table-cell table:style-name="ce17" office:value-type="float" office:value="0.000041" calcext:value-type="float">
            <text:p>0,000041</text:p>
          </table:table-cell>
          <table:table-cell table:style-name="ce17" office:value-type="float" office:value="0.000101" calcext:value-type="float">
            <text:p>0,000101</text:p>
          </table:table-cell>
          <table:table-cell table:style-name="ce17" office:value-type="float" office:value="0.000414" calcext:value-type="float">
            <text:p>0,000414</text:p>
          </table:table-cell>
          <table:table-cell table:style-name="ce17" office:value-type="float" office:value="0.001209" calcext:value-type="float">
            <text:p>0,00120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2" calcext:value-type="float">
            <text:p>0,000032</text:p>
          </table:table-cell>
          <table:table-cell table:style-name="ce17" office:value-type="float" office:value="0.000071" calcext:value-type="float">
            <text:p>0,000071</text:p>
          </table:table-cell>
          <table:table-cell table:style-name="ce17" office:value-type="float" office:value="0.000301" calcext:value-type="float">
            <text:p>0,000301</text:p>
          </table:table-cell>
          <table:table-cell table:style-name="ce17" office:value-type="float" office:value="0.000306" calcext:value-type="float">
            <text:p>0,000306</text:p>
          </table:table-cell>
          <table:table-cell table:style-name="ce17" office:value-type="float" office:value="0.008838" calcext:value-type="float">
            <text:p>0,00883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9" calcext:value-type="float">
            <text:p>0,000029</text:p>
          </table:table-cell>
          <table:table-cell table:style-name="ce17" office:value-type="float" office:value="0.000041" calcext:value-type="float">
            <text:p>0,000041</text:p>
          </table:table-cell>
          <table:table-cell table:style-name="ce17" office:value-type="float" office:value="0.000223" calcext:value-type="float">
            <text:p>0,000223</text:p>
          </table:table-cell>
          <table:table-cell table:style-name="ce17" office:value-type="float" office:value="0.000365" calcext:value-type="float">
            <text:p>0,000365</text:p>
          </table:table-cell>
          <table:table-cell table:style-name="ce17" office:value-type="float" office:value="0.000866" calcext:value-type="float">
            <text:p>0,000866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105" calcext:value-type="float">
            <text:p>0,000105</text:p>
          </table:table-cell>
          <table:table-cell table:style-name="ce17" office:value-type="float" office:value="0.000149" calcext:value-type="float">
            <text:p>0,000149</text:p>
          </table:table-cell>
          <table:table-cell table:style-name="ce17" office:value-type="float" office:value="0.000363" calcext:value-type="float">
            <text:p>0,000363</text:p>
          </table:table-cell>
          <table:table-cell table:style-name="ce17" office:value-type="float" office:value="0.001232" calcext:value-type="float">
            <text:p>0,00123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" calcext:value-type="float">
            <text:p>0,000040</text:p>
          </table:table-cell>
          <table:table-cell table:style-name="ce17" office:value-type="float" office:value="0.000037" calcext:value-type="float">
            <text:p>0,000037</text:p>
          </table:table-cell>
          <table:table-cell table:style-name="ce17" office:value-type="float" office:value="0.000211" calcext:value-type="float">
            <text:p>0,000211</text:p>
          </table:table-cell>
          <table:table-cell table:style-name="ce17" office:value-type="float" office:value="0.000454" calcext:value-type="float">
            <text:p>0,000454</text:p>
          </table:table-cell>
          <table:table-cell table:style-name="ce17" office:value-type="float" office:value="0.001566" calcext:value-type="float">
            <text:p>0,001566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2" calcext:value-type="float">
            <text:p>0,000032</text:p>
          </table:table-cell>
          <table:table-cell table:style-name="ce17" office:value-type="float" office:value="0.000091" calcext:value-type="float">
            <text:p>0,000091</text:p>
          </table:table-cell>
          <table:table-cell table:style-name="ce17" office:value-type="float" office:value="0.000152" calcext:value-type="float">
            <text:p>0,000152</text:p>
          </table:table-cell>
          <table:table-cell table:style-name="ce17" office:value-type="float" office:value="0.000668" calcext:value-type="float">
            <text:p>0,000668</text:p>
          </table:table-cell>
          <table:table-cell table:style-name="ce17" office:value-type="float" office:value="0.000887" calcext:value-type="float">
            <text:p>0,000887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9" calcext:value-type="float">
            <text:p>0,000029</text:p>
          </table:table-cell>
          <table:table-cell table:style-name="ce17" office:value-type="float" office:value="0.000037" calcext:value-type="float">
            <text:p>0,000037</text:p>
          </table:table-cell>
          <table:table-cell table:style-name="ce17" office:value-type="float" office:value="0.000775" calcext:value-type="float">
            <text:p>0,000775</text:p>
          </table:table-cell>
          <table:table-cell table:style-name="ce17" office:value-type="float" office:value="0.000303" calcext:value-type="float">
            <text:p>0,000303</text:p>
          </table:table-cell>
          <table:table-cell table:style-name="ce17" office:value-type="float" office:value="0.001263" calcext:value-type="float">
            <text:p>0,00126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9" calcext:value-type="float">
            <text:p>0,000029</text:p>
          </table:table-cell>
          <table:table-cell table:style-name="ce17" office:value-type="float" office:value="0.000139" calcext:value-type="float">
            <text:p>0,000139</text:p>
          </table:table-cell>
          <table:table-cell table:style-name="ce17" office:value-type="float" office:value="0.000256" calcext:value-type="float">
            <text:p>0,000256</text:p>
          </table:table-cell>
          <table:table-cell table:style-name="ce17" office:value-type="float" office:value="0.000348" calcext:value-type="float">
            <text:p>0,000348</text:p>
          </table:table-cell>
          <table:table-cell table:style-name="ce17" office:value-type="float" office:value="0.001312" calcext:value-type="float">
            <text:p>0,00131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97" calcext:value-type="float">
            <text:p>0,000197</text:p>
          </table:table-cell>
          <table:table-cell table:style-name="ce17" office:value-type="float" office:value="0.000038" calcext:value-type="float">
            <text:p>0,000038</text:p>
          </table:table-cell>
          <table:table-cell table:style-name="ce17" office:value-type="float" office:value="0.00033" calcext:value-type="float">
            <text:p>0,000330</text:p>
          </table:table-cell>
          <table:table-cell table:style-name="ce17" office:value-type="float" office:value="0.000375" calcext:value-type="float">
            <text:p>0,000375</text:p>
          </table:table-cell>
          <table:table-cell table:style-name="ce17" office:value-type="float" office:value="0.001286" calcext:value-type="float">
            <text:p>0,001286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52:.D61])" office:value-type="float" office:value="0" calcext:value-type="float">
            <text:p>0,000000</text:p>
          </table:table-cell>
          <table:table-cell table:style-name="ce18" table:formula="of:=AVERAGE([.E52:.E61])" office:value-type="float" office:value="0.000049" calcext:value-type="float">
            <text:p>0,000049</text:p>
          </table:table-cell>
          <table:table-cell table:style-name="ce18" table:formula="of:=AVERAGE([.F52:.F61])" office:value-type="float" office:value="0.0000656" calcext:value-type="float">
            <text:p>0,000066</text:p>
          </table:table-cell>
          <table:table-cell table:style-name="ce18" table:formula="of:=AVERAGE([.G52:.G61])" office:value-type="float" office:value="0.0003146" calcext:value-type="float">
            <text:p>0,000315</text:p>
          </table:table-cell>
          <table:table-cell table:style-name="ce18" table:formula="of:=AVERAGE([.H52:.H61])" office:value-type="float" office:value="0.0004028" calcext:value-type="float">
            <text:p>0,000403</text:p>
          </table:table-cell>
          <table:table-cell table:style-name="ce18" table:formula="of:=AVERAGE([.I52:.I61])" office:value-type="float" office:value="0.0019489" calcext:value-type="float">
            <text:p>0,001949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63]-[.A50]*STDEV([.D52:.D61])/SQRT(10)" office:value-type="float" office:value="0" calcext:value-type="float">
            <text:p>0,000000</text:p>
          </table:table-cell>
          <table:table-cell table:style-name="ce19" table:formula="of:=[.E63]-[.A50]*STDEV([.E52:.E61])/SQRT(10)" office:value-type="float" office:value="0.0000166933437886934" calcext:value-type="float">
            <text:p>0,000017</text:p>
          </table:table-cell>
          <table:table-cell table:style-name="ce19" table:formula="of:=[.F63]-[.A50]*STDEV([.F52:.F61])/SQRT(10)" office:value-type="float" office:value="0.000043623902115657" calcext:value-type="float">
            <text:p>0,000044</text:p>
          </table:table-cell>
          <table:table-cell table:style-name="ce19" table:formula="of:=[.G63]-[.A50]*STDEV([.G52:.G61])/SQRT(10)" office:value-type="float" office:value="0.000176687786350237" calcext:value-type="float">
            <text:p>0,000177</text:p>
          </table:table-cell>
          <table:table-cell table:style-name="ce19" table:formula="of:=[.H63]-[.A50]*STDEV([.H52:.H61])/SQRT(10)" office:value-type="float" office:value="0.000337450466008632" calcext:value-type="float">
            <text:p>0,000337</text:p>
          </table:table-cell>
          <table:table-cell table:style-name="ce19" table:formula="of:=[.I63]-[.A50]*STDEV([.I52:.I61])/SQRT(10)" office:value-type="float" office:value="0.000442999590208053" calcext:value-type="float">
            <text:p>0,00044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63]+[.A50]*STDEV([.D52:.D61])/SQRT(10)" office:value-type="float" office:value="0" calcext:value-type="float">
            <text:p>0,000000</text:p>
          </table:table-cell>
          <table:table-cell table:style-name="ce19" table:formula="of:=[.E63]+[.A50]*STDEV([.E52:.E61])/SQRT(10)" office:value-type="float" office:value="0.0000813066562113066" calcext:value-type="float">
            <text:p>0,000081</text:p>
          </table:table-cell>
          <table:table-cell table:style-name="ce19" table:formula="of:=[.F63]+[.A50]*STDEV([.F52:.F61])/SQRT(10)" office:value-type="float" office:value="0.0000875760978843429" calcext:value-type="float">
            <text:p>0,000088</text:p>
          </table:table-cell>
          <table:table-cell table:style-name="ce19" table:formula="of:=[.G63]+[.A50]*STDEV([.G52:.G61])/SQRT(10)" office:value-type="float" office:value="0.000452512213649763" calcext:value-type="float">
            <text:p>0,000453</text:p>
          </table:table-cell>
          <table:table-cell table:style-name="ce19" table:formula="of:=[.H63]+[.A50]*STDEV([.H52:.H61])/SQRT(10)" office:value-type="float" office:value="0.000468149533991367" calcext:value-type="float">
            <text:p>0,000468</text:p>
          </table:table-cell>
          <table:table-cell table:style-name="ce19" table:formula="of:=[.I63]+[.A50]*STDEV([.I52:.I61])/SQRT(10)" office:value-type="float" office:value="0.00345480040979195" calcext:value-type="float">
            <text:p>0,003455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16384" calcext:value-type="float">
            <text:p>16.384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8" calcext:value-type="float">
            <text:p>0,000038</text:p>
          </table:table-cell>
          <table:table-cell table:style-name="ce17" office:value-type="float" office:value="0.000052" calcext:value-type="float">
            <text:p>0,000052</text:p>
          </table:table-cell>
          <table:table-cell table:style-name="ce17" office:value-type="float" office:value="0.002792" calcext:value-type="float">
            <text:p>0,002792</text:p>
          </table:table-cell>
          <table:table-cell table:style-name="ce17" office:value-type="float" office:value="0.000601" calcext:value-type="float">
            <text:p>0,000601</text:p>
          </table:table-cell>
          <table:table-cell table:style-name="ce17" office:value-type="float" office:value="0.003659" calcext:value-type="float">
            <text:p>0,00365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6" calcext:value-type="float">
            <text:p>0,000036</text:p>
          </table:table-cell>
          <table:table-cell table:style-name="ce17" office:value-type="float" office:value="0.000042" calcext:value-type="float">
            <text:p>0,000042</text:p>
          </table:table-cell>
          <table:table-cell table:style-name="ce17" office:value-type="float" office:value="0.000216" calcext:value-type="float">
            <text:p>0,000216</text:p>
          </table:table-cell>
          <table:table-cell table:style-name="ce17" office:value-type="float" office:value="0.00036" calcext:value-type="float">
            <text:p>0,000360</text:p>
          </table:table-cell>
          <table:table-cell table:style-name="ce17" office:value-type="float" office:value="0.001885" calcext:value-type="float">
            <text:p>0,00188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23" calcext:value-type="float">
            <text:p>0,000230</text:p>
          </table:table-cell>
          <table:table-cell table:style-name="ce17" office:value-type="float" office:value="0.000235" calcext:value-type="float">
            <text:p>0,000235</text:p>
          </table:table-cell>
          <table:table-cell table:style-name="ce17" office:value-type="float" office:value="0.000191" calcext:value-type="float">
            <text:p>0,000191</text:p>
          </table:table-cell>
          <table:table-cell table:style-name="ce17" office:value-type="float" office:value="0.000548" calcext:value-type="float">
            <text:p>0,000548</text:p>
          </table:table-cell>
          <table:table-cell table:style-name="ce17" office:value-type="float" office:value="0.001035" calcext:value-type="float">
            <text:p>0,00103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7" calcext:value-type="float">
            <text:p>0,000047</text:p>
          </table:table-cell>
          <table:table-cell table:style-name="ce17" office:value-type="float" office:value="0.000037" calcext:value-type="float">
            <text:p>0,000037</text:p>
          </table:table-cell>
          <table:table-cell table:style-name="ce17" office:value-type="float" office:value="0.000474" calcext:value-type="float">
            <text:p>0,000474</text:p>
          </table:table-cell>
          <table:table-cell table:style-name="ce17" office:value-type="float" office:value="0.000539" calcext:value-type="float">
            <text:p>0,000539</text:p>
          </table:table-cell>
          <table:table-cell table:style-name="ce17" office:value-type="float" office:value="0.009599" calcext:value-type="float">
            <text:p>0,00959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9" calcext:value-type="float">
            <text:p>0,000039</text:p>
          </table:table-cell>
          <table:table-cell table:style-name="ce17" office:value-type="float" office:value="0.000045" calcext:value-type="float">
            <text:p>0,000045</text:p>
          </table:table-cell>
          <table:table-cell table:style-name="ce17" office:value-type="float" office:value="0.00285" calcext:value-type="float">
            <text:p>0,002850</text:p>
          </table:table-cell>
          <table:table-cell table:style-name="ce17" office:value-type="float" office:value="0.000579" calcext:value-type="float">
            <text:p>0,000579</text:p>
          </table:table-cell>
          <table:table-cell table:style-name="ce17" office:value-type="float" office:value="0.001236" calcext:value-type="float">
            <text:p>0,001236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5" calcext:value-type="float">
            <text:p>0,000055</text:p>
          </table:table-cell>
          <table:table-cell table:style-name="ce17" office:value-type="float" office:value="0.000041" calcext:value-type="float">
            <text:p>0,000041</text:p>
          </table:table-cell>
          <table:table-cell table:style-name="ce17" office:value-type="float" office:value="0.000131" calcext:value-type="float">
            <text:p>0,000131</text:p>
          </table:table-cell>
          <table:table-cell table:style-name="ce17" office:value-type="float" office:value="0.000443" calcext:value-type="float">
            <text:p>0,000443</text:p>
          </table:table-cell>
          <table:table-cell table:style-name="ce17" office:value-type="float" office:value="0.001138" calcext:value-type="float">
            <text:p>0,00113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61" calcext:value-type="float">
            <text:p>0,000061</text:p>
          </table:table-cell>
          <table:table-cell table:style-name="ce17" office:value-type="float" office:value="0.000059" calcext:value-type="float">
            <text:p>0,000059</text:p>
          </table:table-cell>
          <table:table-cell table:style-name="ce17" office:value-type="float" office:value="0.000182" calcext:value-type="float">
            <text:p>0,000182</text:p>
          </table:table-cell>
          <table:table-cell table:style-name="ce17" office:value-type="float" office:value="0.000511" calcext:value-type="float">
            <text:p>0,000511</text:p>
          </table:table-cell>
          <table:table-cell table:style-name="ce17" office:value-type="float" office:value="0.001619" calcext:value-type="float">
            <text:p>0,00161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7" calcext:value-type="float">
            <text:p>0,000047</text:p>
          </table:table-cell>
          <table:table-cell table:style-name="ce17" office:value-type="float" office:value="0.000039" calcext:value-type="float">
            <text:p>0,000039</text:p>
          </table:table-cell>
          <table:table-cell table:style-name="ce17" office:value-type="float" office:value="0.000229" calcext:value-type="float">
            <text:p>0,000229</text:p>
          </table:table-cell>
          <table:table-cell table:style-name="ce17" office:value-type="float" office:value="0.000894" calcext:value-type="float">
            <text:p>0,000894</text:p>
          </table:table-cell>
          <table:table-cell table:style-name="ce17" office:value-type="float" office:value="0.001219" calcext:value-type="float">
            <text:p>0,00121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4" calcext:value-type="float">
            <text:p>0,000054</text:p>
          </table:table-cell>
          <table:table-cell table:style-name="ce17" office:value-type="float" office:value="0.000046" calcext:value-type="float">
            <text:p>0,000046</text:p>
          </table:table-cell>
          <table:table-cell table:style-name="ce17" office:value-type="float" office:value="0.000194" calcext:value-type="float">
            <text:p>0,000194</text:p>
          </table:table-cell>
          <table:table-cell table:style-name="ce17" office:value-type="float" office:value="0.000601" calcext:value-type="float">
            <text:p>0,000601</text:p>
          </table:table-cell>
          <table:table-cell table:style-name="ce17" office:value-type="float" office:value="0.001934" calcext:value-type="float">
            <text:p>0,00193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7" calcext:value-type="float">
            <text:p>0,000037</text:p>
          </table:table-cell>
          <table:table-cell table:style-name="ce17" office:value-type="float" office:value="0.000046" calcext:value-type="float">
            <text:p>0,000046</text:p>
          </table:table-cell>
          <table:table-cell table:style-name="ce17" office:value-type="float" office:value="0.000287" calcext:value-type="float">
            <text:p>0,000287</text:p>
          </table:table-cell>
          <table:table-cell table:style-name="ce17" office:value-type="float" office:value="0.000776" calcext:value-type="float">
            <text:p>0,000776</text:p>
          </table:table-cell>
          <table:table-cell table:style-name="ce17" office:value-type="float" office:value="0.001059" calcext:value-type="float">
            <text:p>0,001059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68:.D77])" office:value-type="float" office:value="0" calcext:value-type="float">
            <text:p>0,000000</text:p>
          </table:table-cell>
          <table:table-cell table:style-name="ce18" table:formula="of:=AVERAGE([.E68:.E77])" office:value-type="float" office:value="0.0000644" calcext:value-type="float">
            <text:p>0,000064</text:p>
          </table:table-cell>
          <table:table-cell table:style-name="ce18" table:formula="of:=AVERAGE([.F68:.F77])" office:value-type="float" office:value="0.0000642" calcext:value-type="float">
            <text:p>0,000064</text:p>
          </table:table-cell>
          <table:table-cell table:style-name="ce18" table:formula="of:=AVERAGE([.G68:.G77])" office:value-type="float" office:value="0.0007546" calcext:value-type="float">
            <text:p>0,000755</text:p>
          </table:table-cell>
          <table:table-cell table:style-name="ce18" table:formula="of:=AVERAGE([.H68:.H77])" office:value-type="float" office:value="0.0005852" calcext:value-type="float">
            <text:p>0,000585</text:p>
          </table:table-cell>
          <table:table-cell table:style-name="ce18" table:formula="of:=AVERAGE([.I68:.I77])" office:value-type="float" office:value="0.0024383" calcext:value-type="float">
            <text:p>0,002438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79]-[.A66]*STDEV([.D68:.D77])/SQRT(10)" office:value-type="float" office:value="0" calcext:value-type="float">
            <text:p>0,000000</text:p>
          </table:table-cell>
          <table:table-cell table:style-name="ce19" table:formula="of:=[.E79]-[.A66]*STDEV([.E68:.E77])/SQRT(10)" office:value-type="float" office:value="0.000027944" calcext:value-type="float">
            <text:p>0,000028</text:p>
          </table:table-cell>
          <table:table-cell table:style-name="ce19" table:formula="of:=[.F79]-[.A66]*STDEV([.F68:.F77])/SQRT(10)" office:value-type="float" office:value="0.0000267909753966001" calcext:value-type="float">
            <text:p>0,000027</text:p>
          </table:table-cell>
          <table:table-cell table:style-name="ce19" table:formula="of:=[.G79]-[.A66]*STDEV([.G68:.G77])/SQRT(10)" office:value-type="float" office:value="0.0000770805313970675" calcext:value-type="float">
            <text:p>0,000077</text:p>
          </table:table-cell>
          <table:table-cell table:style-name="ce19" table:formula="of:=[.H79]-[.A66]*STDEV([.H68:.H77])/SQRT(10)" office:value-type="float" office:value="0.000490015005888533" calcext:value-type="float">
            <text:p>0,000490</text:p>
          </table:table-cell>
          <table:table-cell table:style-name="ce19" table:formula="of:=[.I79]-[.A66]*STDEV([.I68:.I77])/SQRT(10)" office:value-type="float" office:value="0.000805069085104416" calcext:value-type="float">
            <text:p>0,00080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79]+[.A66]*STDEV([.D68:.D77])/SQRT(10)" office:value-type="float" office:value="0" calcext:value-type="float">
            <text:p>0,000000</text:p>
          </table:table-cell>
          <table:table-cell table:style-name="ce19" table:formula="of:=[.E79]+[.A66]*STDEV([.E68:.E77])/SQRT(10)" office:value-type="float" office:value="0.000100856" calcext:value-type="float">
            <text:p>0,000101</text:p>
          </table:table-cell>
          <table:table-cell table:style-name="ce19" table:formula="of:=[.F79]+[.A66]*STDEV([.F68:.F77])/SQRT(10)" office:value-type="float" office:value="0.0001016090246034" calcext:value-type="float">
            <text:p>0,000102</text:p>
          </table:table-cell>
          <table:table-cell table:style-name="ce19" table:formula="of:=[.G79]+[.A66]*STDEV([.G68:.G77])/SQRT(10)" office:value-type="float" office:value="0.00143211946860293" calcext:value-type="float">
            <text:p>0,001432</text:p>
          </table:table-cell>
          <table:table-cell table:style-name="ce19" table:formula="of:=[.H79]+[.A66]*STDEV([.H68:.H77])/SQRT(10)" office:value-type="float" office:value="0.000680384994111467" calcext:value-type="float">
            <text:p>0,000680</text:p>
          </table:table-cell>
          <table:table-cell table:style-name="ce19" table:formula="of:=[.I79]+[.A66]*STDEV([.I68:.I77])/SQRT(10)" office:value-type="float" office:value="0.00407153091489558" calcext:value-type="float">
            <text:p>0,004072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32768" calcext:value-type="float">
            <text:p>32.768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63" calcext:value-type="float">
            <text:p>0,000063</text:p>
          </table:table-cell>
          <table:table-cell table:style-name="ce17" office:value-type="float" office:value="0.00009" calcext:value-type="float">
            <text:p>0,000090</text:p>
          </table:table-cell>
          <table:table-cell table:style-name="ce17" office:value-type="float" office:value="0.000196" calcext:value-type="float">
            <text:p>0,000196</text:p>
          </table:table-cell>
          <table:table-cell table:style-name="ce17" office:value-type="float" office:value="0.001545" calcext:value-type="float">
            <text:p>0,001545</text:p>
          </table:table-cell>
          <table:table-cell table:style-name="ce17" office:value-type="float" office:value="0.004043" calcext:value-type="float">
            <text:p>0,00404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5" calcext:value-type="float">
            <text:p>0,000055</text:p>
          </table:table-cell>
          <table:table-cell table:style-name="ce17" office:value-type="float" office:value="0.000123" calcext:value-type="float">
            <text:p>0,000123</text:p>
          </table:table-cell>
          <table:table-cell table:style-name="ce17" office:value-type="float" office:value="0.000173" calcext:value-type="float">
            <text:p>0,000173</text:p>
          </table:table-cell>
          <table:table-cell table:style-name="ce17" office:value-type="float" office:value="0.000613" calcext:value-type="float">
            <text:p>0,000613</text:p>
          </table:table-cell>
          <table:table-cell table:style-name="ce17" office:value-type="float" office:value="0.001679" calcext:value-type="float">
            <text:p>0,00167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" calcext:value-type="float">
            <text:p>0,000050</text:p>
          </table:table-cell>
          <table:table-cell table:style-name="ce17" office:value-type="float" office:value="0.000117" calcext:value-type="float">
            <text:p>0,000117</text:p>
          </table:table-cell>
          <table:table-cell table:style-name="ce17" office:value-type="float" office:value="0.000274" calcext:value-type="float">
            <text:p>0,000274</text:p>
          </table:table-cell>
          <table:table-cell table:style-name="ce17" office:value-type="float" office:value="0.000755" calcext:value-type="float">
            <text:p>0,000755</text:p>
          </table:table-cell>
          <table:table-cell table:style-name="ce17" office:value-type="float" office:value="0.003305" calcext:value-type="float">
            <text:p>0,00330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71" calcext:value-type="float">
            <text:p>0,000071</text:p>
          </table:table-cell>
          <table:table-cell table:style-name="ce17" office:value-type="float" office:value="0.000081" calcext:value-type="float">
            <text:p>0,000081</text:p>
          </table:table-cell>
          <table:table-cell table:style-name="ce17" office:value-type="float" office:value="0.001545" calcext:value-type="float">
            <text:p>0,001545</text:p>
          </table:table-cell>
          <table:table-cell table:style-name="ce17" office:value-type="float" office:value="0.000588" calcext:value-type="float">
            <text:p>0,000588</text:p>
          </table:table-cell>
          <table:table-cell table:style-name="ce17" office:value-type="float" office:value="0.002028" calcext:value-type="float">
            <text:p>0,00202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9" calcext:value-type="float">
            <text:p>0,000090</text:p>
          </table:table-cell>
          <table:table-cell table:style-name="ce17" office:value-type="float" office:value="0.000084" calcext:value-type="float">
            <text:p>0,000084</text:p>
          </table:table-cell>
          <table:table-cell table:style-name="ce17" office:value-type="float" office:value="0.002131" calcext:value-type="float">
            <text:p>0,002131</text:p>
          </table:table-cell>
          <table:table-cell table:style-name="ce17" office:value-type="float" office:value="0.00074" calcext:value-type="float">
            <text:p>0,000740</text:p>
          </table:table-cell>
          <table:table-cell table:style-name="ce17" office:value-type="float" office:value="0.005994" calcext:value-type="float">
            <text:p>0,00599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79" calcext:value-type="float">
            <text:p>0,000079</text:p>
          </table:table-cell>
          <table:table-cell table:style-name="ce17" office:value-type="float" office:value="0.000081" calcext:value-type="float">
            <text:p>0,000081</text:p>
          </table:table-cell>
          <table:table-cell table:style-name="ce17" office:value-type="float" office:value="0.000177" calcext:value-type="float">
            <text:p>0,000177</text:p>
          </table:table-cell>
          <table:table-cell table:style-name="ce17" office:value-type="float" office:value="0.000449" calcext:value-type="float">
            <text:p>0,000449</text:p>
          </table:table-cell>
          <table:table-cell table:style-name="ce17" office:value-type="float" office:value="0.001265" calcext:value-type="float">
            <text:p>0,00126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62" calcext:value-type="float">
            <text:p>0,000062</text:p>
          </table:table-cell>
          <table:table-cell table:style-name="ce17" office:value-type="float" office:value="0.000182" calcext:value-type="float">
            <text:p>0,000182</text:p>
          </table:table-cell>
          <table:table-cell table:style-name="ce17" office:value-type="float" office:value="0.000225" calcext:value-type="float">
            <text:p>0,000225</text:p>
          </table:table-cell>
          <table:table-cell table:style-name="ce17" office:value-type="float" office:value="0.000634" calcext:value-type="float">
            <text:p>0,000634</text:p>
          </table:table-cell>
          <table:table-cell table:style-name="ce17" office:value-type="float" office:value="0.001547" calcext:value-type="float">
            <text:p>0,001547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394" calcext:value-type="float">
            <text:p>0,000394</text:p>
          </table:table-cell>
          <table:table-cell table:style-name="ce17" office:value-type="float" office:value="0.000085" calcext:value-type="float">
            <text:p>0,000085</text:p>
          </table:table-cell>
          <table:table-cell table:style-name="ce17" office:value-type="float" office:value="0.000271" calcext:value-type="float">
            <text:p>0,000271</text:p>
          </table:table-cell>
          <table:table-cell table:style-name="ce17" office:value-type="float" office:value="0.000671" calcext:value-type="float">
            <text:p>0,000671</text:p>
          </table:table-cell>
          <table:table-cell table:style-name="ce17" office:value-type="float" office:value="0.001635" calcext:value-type="float">
            <text:p>0,00163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2" calcext:value-type="float">
            <text:p>0,000052</text:p>
          </table:table-cell>
          <table:table-cell table:style-name="ce17" office:value-type="float" office:value="0.000124" calcext:value-type="float">
            <text:p>0,000124</text:p>
          </table:table-cell>
          <table:table-cell table:style-name="ce17" office:value-type="float" office:value="0.000246" calcext:value-type="float">
            <text:p>0,000246</text:p>
          </table:table-cell>
          <table:table-cell table:style-name="ce17" office:value-type="float" office:value="0.000663" calcext:value-type="float">
            <text:p>0,000663</text:p>
          </table:table-cell>
          <table:table-cell table:style-name="ce17" office:value-type="float" office:value="0.001332" calcext:value-type="float">
            <text:p>0,00133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93" calcext:value-type="float">
            <text:p>0,000093</text:p>
          </table:table-cell>
          <table:table-cell table:style-name="ce17" office:value-type="float" office:value="0.000129" calcext:value-type="float">
            <text:p>0,000129</text:p>
          </table:table-cell>
          <table:table-cell table:style-name="ce17" office:value-type="float" office:value="0.001072" calcext:value-type="float">
            <text:p>0,001072</text:p>
          </table:table-cell>
          <table:table-cell table:style-name="ce17" office:value-type="float" office:value="0.000743" calcext:value-type="float">
            <text:p>0,000743</text:p>
          </table:table-cell>
          <table:table-cell table:style-name="ce17" office:value-type="float" office:value="0.001614" calcext:value-type="float">
            <text:p>0,001614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84:.D93])" office:value-type="float" office:value="0" calcext:value-type="float">
            <text:p>0,000000</text:p>
          </table:table-cell>
          <table:table-cell table:style-name="ce18" table:formula="of:=AVERAGE([.E84:.E93])" office:value-type="float" office:value="0.0001009" calcext:value-type="float">
            <text:p>0,000101</text:p>
          </table:table-cell>
          <table:table-cell table:style-name="ce18" table:formula="of:=AVERAGE([.F84:.F93])" office:value-type="float" office:value="0.0001096" calcext:value-type="float">
            <text:p>0,000110</text:p>
          </table:table-cell>
          <table:table-cell table:style-name="ce18" table:formula="of:=AVERAGE([.G84:.G93])" office:value-type="float" office:value="0.000631" calcext:value-type="float">
            <text:p>0,000631</text:p>
          </table:table-cell>
          <table:table-cell table:style-name="ce18" table:formula="of:=AVERAGE([.H84:.H93])" office:value-type="float" office:value="0.0007401" calcext:value-type="float">
            <text:p>0,000740</text:p>
          </table:table-cell>
          <table:table-cell table:style-name="ce18" table:formula="of:=AVERAGE([.I84:.I93])" office:value-type="float" office:value="0.0024442" calcext:value-type="float">
            <text:p>0,002444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95]-[.A82]*STDEV([.D84:.D93])/SQRT(10)" office:value-type="float" office:value="0" calcext:value-type="float">
            <text:p>0,000000</text:p>
          </table:table-cell>
          <table:table-cell table:style-name="ce19" table:formula="of:=[.E95]-[.A82]*STDEV([.E84:.E93])/SQRT(10)" office:value-type="float" office:value="0.0000363882045720836" calcext:value-type="float">
            <text:p>0,000036</text:p>
          </table:table-cell>
          <table:table-cell table:style-name="ce19" table:formula="of:=[.F95]-[.A82]*STDEV([.F84:.F93])/SQRT(10)" office:value-type="float" office:value="0.0000896327822446669" calcext:value-type="float">
            <text:p>0,000090</text:p>
          </table:table-cell>
          <table:table-cell table:style-name="ce19" table:formula="of:=[.G95]-[.A82]*STDEV([.G84:.G93])/SQRT(10)" office:value-type="float" office:value="0.000194923026325754" calcext:value-type="float">
            <text:p>0,000195</text:p>
          </table:table-cell>
          <table:table-cell table:style-name="ce19" table:formula="of:=[.H95]-[.A82]*STDEV([.H84:.H93])/SQRT(10)" office:value-type="float" office:value="0.000555992231612991" calcext:value-type="float">
            <text:p>0,000556</text:p>
          </table:table-cell>
          <table:table-cell table:style-name="ce19" table:formula="of:=[.I95]-[.A82]*STDEV([.I84:.I93])/SQRT(10)" office:value-type="float" office:value="0.00148770845070725" calcext:value-type="float">
            <text:p>0,001488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95]+[.A82]*STDEV([.D84:.D93])/SQRT(10)" office:value-type="float" office:value="0" calcext:value-type="float">
            <text:p>0,000000</text:p>
          </table:table-cell>
          <table:table-cell table:style-name="ce19" table:formula="of:=[.E95]+[.A82]*STDEV([.E84:.E93])/SQRT(10)" office:value-type="float" office:value="0.000165411795427916" calcext:value-type="float">
            <text:p>0,000165</text:p>
          </table:table-cell>
          <table:table-cell table:style-name="ce19" table:formula="of:=[.F95]+[.A82]*STDEV([.F84:.F93])/SQRT(10)" office:value-type="float" office:value="0.000129567217755333" calcext:value-type="float">
            <text:p>0,000130</text:p>
          </table:table-cell>
          <table:table-cell table:style-name="ce19" table:formula="of:=[.G95]+[.A82]*STDEV([.G84:.G93])/SQRT(10)" office:value-type="float" office:value="0.00106707697367425" calcext:value-type="float">
            <text:p>0,001067</text:p>
          </table:table-cell>
          <table:table-cell table:style-name="ce19" table:formula="of:=[.H95]+[.A82]*STDEV([.H84:.H93])/SQRT(10)" office:value-type="float" office:value="0.000924207768387009" calcext:value-type="float">
            <text:p>0,000924</text:p>
          </table:table-cell>
          <table:table-cell table:style-name="ce19" table:formula="of:=[.I95]+[.A82]*STDEV([.I84:.I93])/SQRT(10)" office:value-type="float" office:value="0.00340069154929275" calcext:value-type="float">
            <text:p>0,003401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65536" calcext:value-type="float">
            <text:p>65.536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91" calcext:value-type="float">
            <text:p>0,000091</text:p>
          </table:table-cell>
          <table:table-cell table:style-name="ce17" office:value-type="float" office:value="0.000225" calcext:value-type="float">
            <text:p>0,000225</text:p>
          </table:table-cell>
          <table:table-cell table:style-name="ce17" office:value-type="float" office:value="0.000484" calcext:value-type="float">
            <text:p>0,000484</text:p>
          </table:table-cell>
          <table:table-cell table:style-name="ce17" office:value-type="float" office:value="0.001153" calcext:value-type="float">
            <text:p>0,001153</text:p>
          </table:table-cell>
          <table:table-cell table:style-name="ce17" office:value-type="float" office:value="0.002786" calcext:value-type="float">
            <text:p>0,002786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88" calcext:value-type="float">
            <text:p>0,000088</text:p>
          </table:table-cell>
          <table:table-cell table:style-name="ce17" office:value-type="float" office:value="0.000132" calcext:value-type="float">
            <text:p>0,000132</text:p>
          </table:table-cell>
          <table:table-cell table:style-name="ce17" office:value-type="float" office:value="0.000558" calcext:value-type="float">
            <text:p>0,000558</text:p>
          </table:table-cell>
          <table:table-cell table:style-name="ce17" office:value-type="float" office:value="0.001038" calcext:value-type="float">
            <text:p>0,001038</text:p>
          </table:table-cell>
          <table:table-cell table:style-name="ce17" office:value-type="float" office:value="0.002523" calcext:value-type="float">
            <text:p>0,00252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86" calcext:value-type="float">
            <text:p>0,000086</text:p>
          </table:table-cell>
          <table:table-cell table:style-name="ce17" office:value-type="float" office:value="0.000213" calcext:value-type="float">
            <text:p>0,000213</text:p>
          </table:table-cell>
          <table:table-cell table:style-name="ce17" office:value-type="float" office:value="0.000523" calcext:value-type="float">
            <text:p>0,000523</text:p>
          </table:table-cell>
          <table:table-cell table:style-name="ce17" office:value-type="float" office:value="0.000796" calcext:value-type="float">
            <text:p>0,000796</text:p>
          </table:table-cell>
          <table:table-cell table:style-name="ce17" office:value-type="float" office:value="0.002701" calcext:value-type="float">
            <text:p>0,00270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243" calcext:value-type="float">
            <text:p>0,000243</text:p>
          </table:table-cell>
          <table:table-cell table:style-name="ce17" office:value-type="float" office:value="0.000147" calcext:value-type="float">
            <text:p>0,000147</text:p>
          </table:table-cell>
          <table:table-cell table:style-name="ce17" office:value-type="float" office:value="0.000371" calcext:value-type="float">
            <text:p>0,000371</text:p>
          </table:table-cell>
          <table:table-cell table:style-name="ce17" office:value-type="float" office:value="0.00071" calcext:value-type="float">
            <text:p>0,000710</text:p>
          </table:table-cell>
          <table:table-cell table:style-name="ce17" office:value-type="float" office:value="0.002119" calcext:value-type="float">
            <text:p>0,00211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316" calcext:value-type="float">
            <text:p>0,000316</text:p>
          </table:table-cell>
          <table:table-cell table:style-name="ce17" office:value-type="float" office:value="0.000144" calcext:value-type="float">
            <text:p>0,000144</text:p>
          </table:table-cell>
          <table:table-cell table:style-name="ce17" office:value-type="float" office:value="0.000605" calcext:value-type="float">
            <text:p>0,000605</text:p>
          </table:table-cell>
          <table:table-cell table:style-name="ce17" office:value-type="float" office:value="0.001103" calcext:value-type="float">
            <text:p>0,001103</text:p>
          </table:table-cell>
          <table:table-cell table:style-name="ce17" office:value-type="float" office:value="0.007233" calcext:value-type="float">
            <text:p>0,00723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319" calcext:value-type="float">
            <text:p>0,000319</text:p>
          </table:table-cell>
          <table:table-cell table:style-name="ce17" office:value-type="float" office:value="0.000281" calcext:value-type="float">
            <text:p>0,000281</text:p>
          </table:table-cell>
          <table:table-cell table:style-name="ce17" office:value-type="float" office:value="0.000409" calcext:value-type="float">
            <text:p>0,000409</text:p>
          </table:table-cell>
          <table:table-cell table:style-name="ce17" office:value-type="float" office:value="0.00201" calcext:value-type="float">
            <text:p>0,002010</text:p>
          </table:table-cell>
          <table:table-cell table:style-name="ce17" office:value-type="float" office:value="0.001854" calcext:value-type="float">
            <text:p>0,00185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23" calcext:value-type="float">
            <text:p>0,000123</text:p>
          </table:table-cell>
          <table:table-cell table:style-name="ce17" office:value-type="float" office:value="0.000518" calcext:value-type="float">
            <text:p>0,000518</text:p>
          </table:table-cell>
          <table:table-cell table:style-name="ce17" office:value-type="float" office:value="0.000307" calcext:value-type="float">
            <text:p>0,000307</text:p>
          </table:table-cell>
          <table:table-cell table:style-name="ce17" office:value-type="float" office:value="0.000991" calcext:value-type="float">
            <text:p>0,000991</text:p>
          </table:table-cell>
          <table:table-cell table:style-name="ce17" office:value-type="float" office:value="0.017615" calcext:value-type="float">
            <text:p>0,01761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05" calcext:value-type="float">
            <text:p>0,000105</text:p>
          </table:table-cell>
          <table:table-cell table:style-name="ce17" office:value-type="float" office:value="0.000132" calcext:value-type="float">
            <text:p>0,000132</text:p>
          </table:table-cell>
          <table:table-cell table:style-name="ce17" office:value-type="float" office:value="0.000542" calcext:value-type="float">
            <text:p>0,000542</text:p>
          </table:table-cell>
          <table:table-cell table:style-name="ce17" office:value-type="float" office:value="0.00095" calcext:value-type="float">
            <text:p>0,000950</text:p>
          </table:table-cell>
          <table:table-cell table:style-name="ce17" office:value-type="float" office:value="0.001793" calcext:value-type="float">
            <text:p>0,00179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8" calcext:value-type="float">
            <text:p>0,000080</text:p>
          </table:table-cell>
          <table:table-cell table:style-name="ce17" office:value-type="float" office:value="0.000138" calcext:value-type="float">
            <text:p>0,000138</text:p>
          </table:table-cell>
          <table:table-cell table:style-name="ce17" office:value-type="float" office:value="0.000442" calcext:value-type="float">
            <text:p>0,000442</text:p>
          </table:table-cell>
          <table:table-cell table:style-name="ce17" office:value-type="float" office:value="0.00166" calcext:value-type="float">
            <text:p>0,001660</text:p>
          </table:table-cell>
          <table:table-cell table:style-name="ce17" office:value-type="float" office:value="0.001735" calcext:value-type="float">
            <text:p>0,00173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439" calcext:value-type="float">
            <text:p>0,000439</text:p>
          </table:table-cell>
          <table:table-cell table:style-name="ce17" office:value-type="float" office:value="0.000141" calcext:value-type="float">
            <text:p>0,000141</text:p>
          </table:table-cell>
          <table:table-cell table:style-name="ce17" office:value-type="float" office:value="0.000382" calcext:value-type="float">
            <text:p>0,000382</text:p>
          </table:table-cell>
          <table:table-cell table:style-name="ce17" office:value-type="float" office:value="0.001055" calcext:value-type="float">
            <text:p>0,001055</text:p>
          </table:table-cell>
          <table:table-cell table:style-name="ce17" office:value-type="float" office:value="0.002423" calcext:value-type="float">
            <text:p>0,002423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100:.D109])" office:value-type="float" office:value="0.0000001" calcext:value-type="float">
            <text:p>0,000000</text:p>
          </table:table-cell>
          <table:table-cell table:style-name="ce18" table:formula="of:=AVERAGE([.E100:.E109])" office:value-type="float" office:value="0.000189" calcext:value-type="float">
            <text:p>0,000189</text:p>
          </table:table-cell>
          <table:table-cell table:style-name="ce18" table:formula="of:=AVERAGE([.F100:.F109])" office:value-type="float" office:value="0.0002071" calcext:value-type="float">
            <text:p>0,000207</text:p>
          </table:table-cell>
          <table:table-cell table:style-name="ce18" table:formula="of:=AVERAGE([.G100:.G109])" office:value-type="float" office:value="0.0004623" calcext:value-type="float">
            <text:p>0,000462</text:p>
          </table:table-cell>
          <table:table-cell table:style-name="ce18" table:formula="of:=AVERAGE([.H100:.H109])" office:value-type="float" office:value="0.0011466" calcext:value-type="float">
            <text:p>0,001147</text:p>
          </table:table-cell>
          <table:table-cell table:style-name="ce18" table:formula="of:=AVERAGE([.I100:.I109])" office:value-type="float" office:value="0.0042782" calcext:value-type="float">
            <text:p>0,004278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111]-[.A98]*STDEV([.D100:.D109])/SQRT(10)" office:value-type="float" office:value="-0.0000000959999999999999" calcext:value-type="float">
            <text:p>0,000000</text:p>
          </table:table-cell>
          <table:table-cell table:style-name="ce19" table:formula="of:=[.E111]-[.A98]*STDEV([.E100:.E109])/SQRT(10)" office:value-type="float" office:value="0.000108411392919898" calcext:value-type="float">
            <text:p>0,000108</text:p>
          </table:table-cell>
          <table:table-cell table:style-name="ce19" table:formula="of:=[.F111]-[.A98]*STDEV([.F100:.F109])/SQRT(10)" office:value-type="float" office:value="0.000132467453879394" calcext:value-type="float">
            <text:p>0,000132</text:p>
          </table:table-cell>
          <table:table-cell table:style-name="ce19" table:formula="of:=[.G111]-[.A98]*STDEV([.G100:.G109])/SQRT(10)" office:value-type="float" office:value="0.000403071774881678" calcext:value-type="float">
            <text:p>0,000403</text:p>
          </table:table-cell>
          <table:table-cell table:style-name="ce19" table:formula="of:=[.H111]-[.A98]*STDEV([.H100:.H109])/SQRT(10)" office:value-type="float" office:value="0.000901485179616663" calcext:value-type="float">
            <text:p>0,000901</text:p>
          </table:table-cell>
          <table:table-cell table:style-name="ce19" table:formula="of:=[.I111]-[.A98]*STDEV([.I100:.I109])/SQRT(10)" office:value-type="float" office:value="0.00120669407038003" calcext:value-type="float">
            <text:p>0,00120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111]+[.A98]*STDEV([.D100:.D109])/SQRT(10)" office:value-type="float" office:value="0.000000296" calcext:value-type="float">
            <text:p>0,000000</text:p>
          </table:table-cell>
          <table:table-cell table:style-name="ce19" table:formula="of:=[.E111]+[.A98]*STDEV([.E100:.E109])/SQRT(10)" office:value-type="float" office:value="0.000269588607080102" calcext:value-type="float">
            <text:p>0,000270</text:p>
          </table:table-cell>
          <table:table-cell table:style-name="ce19" table:formula="of:=[.F111]+[.A98]*STDEV([.F100:.F109])/SQRT(10)" office:value-type="float" office:value="0.000281732546120606" calcext:value-type="float">
            <text:p>0,000282</text:p>
          </table:table-cell>
          <table:table-cell table:style-name="ce19" table:formula="of:=[.G111]+[.A98]*STDEV([.G100:.G109])/SQRT(10)" office:value-type="float" office:value="0.000521528225118322" calcext:value-type="float">
            <text:p>0,000522</text:p>
          </table:table-cell>
          <table:table-cell table:style-name="ce19" table:formula="of:=[.H111]+[.A98]*STDEV([.H100:.H109])/SQRT(10)" office:value-type="float" office:value="0.00139171482038334" calcext:value-type="float">
            <text:p>0,001392</text:p>
          </table:table-cell>
          <table:table-cell table:style-name="ce19" table:formula="of:=[.I111]+[.A98]*STDEV([.I100:.I109])/SQRT(10)" office:value-type="float" office:value="0.00734970592961997" calcext:value-type="float">
            <text:p>0,007350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131072" calcext:value-type="float">
            <text:p>131.072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56" calcext:value-type="float">
            <text:p>0,000156</text:p>
          </table:table-cell>
          <table:table-cell table:style-name="ce17" office:value-type="float" office:value="0.000588" calcext:value-type="float">
            <text:p>0,000588</text:p>
          </table:table-cell>
          <table:table-cell table:style-name="ce17" office:value-type="float" office:value="0.010409" calcext:value-type="float">
            <text:p>0,010409</text:p>
          </table:table-cell>
          <table:table-cell table:style-name="ce17" office:value-type="float" office:value="0.002049" calcext:value-type="float">
            <text:p>0,002049</text:p>
          </table:table-cell>
          <table:table-cell table:style-name="ce17" office:value-type="float" office:value="0.004748" calcext:value-type="float">
            <text:p>0,00474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1403" calcext:value-type="float">
            <text:p>0,001403</text:p>
          </table:table-cell>
          <table:table-cell table:style-name="ce17" office:value-type="float" office:value="0.000258" calcext:value-type="float">
            <text:p>0,000258</text:p>
          </table:table-cell>
          <table:table-cell table:style-name="ce17" office:value-type="float" office:value="0.001499" calcext:value-type="float">
            <text:p>0,001499</text:p>
          </table:table-cell>
          <table:table-cell table:style-name="ce17" office:value-type="float" office:value="0.001857" calcext:value-type="float">
            <text:p>0,001857</text:p>
          </table:table-cell>
          <table:table-cell table:style-name="ce17" office:value-type="float" office:value="0.006984" calcext:value-type="float">
            <text:p>0,00698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808" calcext:value-type="float">
            <text:p>0,000808</text:p>
          </table:table-cell>
          <table:table-cell table:style-name="ce17" office:value-type="float" office:value="0.000268" calcext:value-type="float">
            <text:p>0,000268</text:p>
          </table:table-cell>
          <table:table-cell table:style-name="ce17" office:value-type="float" office:value="0.000664" calcext:value-type="float">
            <text:p>0,000664</text:p>
          </table:table-cell>
          <table:table-cell table:style-name="ce17" office:value-type="float" office:value="0.001572" calcext:value-type="float">
            <text:p>0,001572</text:p>
          </table:table-cell>
          <table:table-cell table:style-name="ce17" office:value-type="float" office:value="0.028574" calcext:value-type="float">
            <text:p>0,02857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162" calcext:value-type="float">
            <text:p>0,000162</text:p>
          </table:table-cell>
          <table:table-cell table:style-name="ce17" office:value-type="float" office:value="0.00029" calcext:value-type="float">
            <text:p>0,000290</text:p>
          </table:table-cell>
          <table:table-cell table:style-name="ce17" office:value-type="float" office:value="0.00068" calcext:value-type="float">
            <text:p>0,000680</text:p>
          </table:table-cell>
          <table:table-cell table:style-name="ce17" office:value-type="float" office:value="0.001869" calcext:value-type="float">
            <text:p>0,001869</text:p>
          </table:table-cell>
          <table:table-cell table:style-name="ce17" office:value-type="float" office:value="0.004162" calcext:value-type="float">
            <text:p>0,00416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375" calcext:value-type="float">
            <text:p>0,000375</text:p>
          </table:table-cell>
          <table:table-cell table:style-name="ce17" office:value-type="float" office:value="0.00053" calcext:value-type="float">
            <text:p>0,000530</text:p>
          </table:table-cell>
          <table:table-cell table:style-name="ce17" office:value-type="float" office:value="0.000862" calcext:value-type="float">
            <text:p>0,000862</text:p>
          </table:table-cell>
          <table:table-cell table:style-name="ce17" office:value-type="float" office:value="0.001612" calcext:value-type="float">
            <text:p>0,001612</text:p>
          </table:table-cell>
          <table:table-cell table:style-name="ce17" office:value-type="float" office:value="0.005021" calcext:value-type="float">
            <text:p>0,00502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49" calcext:value-type="float">
            <text:p>0,000149</text:p>
          </table:table-cell>
          <table:table-cell table:style-name="ce17" office:value-type="float" office:value="0.000258" calcext:value-type="float">
            <text:p>0,000258</text:p>
          </table:table-cell>
          <table:table-cell table:style-name="ce17" office:value-type="float" office:value="0.000975" calcext:value-type="float">
            <text:p>0,000975</text:p>
          </table:table-cell>
          <table:table-cell table:style-name="ce17" office:value-type="float" office:value="0.001377" calcext:value-type="float">
            <text:p>0,001377</text:p>
          </table:table-cell>
          <table:table-cell table:style-name="ce17" office:value-type="float" office:value="0.003709" calcext:value-type="float">
            <text:p>0,00370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87" calcext:value-type="float">
            <text:p>0,000187</text:p>
          </table:table-cell>
          <table:table-cell table:style-name="ce17" office:value-type="float" office:value="0.000267" calcext:value-type="float">
            <text:p>0,000267</text:p>
          </table:table-cell>
          <table:table-cell table:style-name="ce17" office:value-type="float" office:value="0.004928" calcext:value-type="float">
            <text:p>0,004928</text:p>
          </table:table-cell>
          <table:table-cell table:style-name="ce17" office:value-type="float" office:value="0.001909" calcext:value-type="float">
            <text:p>0,001909</text:p>
          </table:table-cell>
          <table:table-cell table:style-name="ce17" office:value-type="float" office:value="0.003591" calcext:value-type="float">
            <text:p>0,00359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509" calcext:value-type="float">
            <text:p>0,000509</text:p>
          </table:table-cell>
          <table:table-cell table:style-name="ce17" office:value-type="float" office:value="0.000286" calcext:value-type="float">
            <text:p>0,000286</text:p>
          </table:table-cell>
          <table:table-cell table:style-name="ce17" office:value-type="float" office:value="0.000788" calcext:value-type="float">
            <text:p>0,000788</text:p>
          </table:table-cell>
          <table:table-cell table:style-name="ce17" office:value-type="float" office:value="0.00259" calcext:value-type="float">
            <text:p>0,002590</text:p>
          </table:table-cell>
          <table:table-cell table:style-name="ce17" office:value-type="float" office:value="0.004564" calcext:value-type="float">
            <text:p>0,00456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88" calcext:value-type="float">
            <text:p>0,000188</text:p>
          </table:table-cell>
          <table:table-cell table:style-name="ce17" office:value-type="float" office:value="0.000772" calcext:value-type="float">
            <text:p>0,000772</text:p>
          </table:table-cell>
          <table:table-cell table:style-name="ce17" office:value-type="float" office:value="0.002452" calcext:value-type="float">
            <text:p>0,002452</text:p>
          </table:table-cell>
          <table:table-cell table:style-name="ce17" office:value-type="float" office:value="0.001648" calcext:value-type="float">
            <text:p>0,001648</text:p>
          </table:table-cell>
          <table:table-cell table:style-name="ce17" office:value-type="float" office:value="0.004367" calcext:value-type="float">
            <text:p>0,004367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88" calcext:value-type="float">
            <text:p>0,000188</text:p>
          </table:table-cell>
          <table:table-cell table:style-name="ce17" office:value-type="float" office:value="0.000291" calcext:value-type="float">
            <text:p>0,000291</text:p>
          </table:table-cell>
          <table:table-cell table:style-name="ce17" office:value-type="float" office:value="0.000999" calcext:value-type="float">
            <text:p>0,000999</text:p>
          </table:table-cell>
          <table:table-cell table:style-name="ce17" office:value-type="float" office:value="0.002251" calcext:value-type="float">
            <text:p>0,002251</text:p>
          </table:table-cell>
          <table:table-cell table:style-name="ce17" office:value-type="float" office:value="0.00538" calcext:value-type="float">
            <text:p>0,005380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116:.D125])" office:value-type="float" office:value="0.0000002" calcext:value-type="float">
            <text:p>0,000000</text:p>
          </table:table-cell>
          <table:table-cell table:style-name="ce18" table:formula="of:=AVERAGE([.E116:.E125])" office:value-type="float" office:value="0.0004125" calcext:value-type="float">
            <text:p>0,000413</text:p>
          </table:table-cell>
          <table:table-cell table:style-name="ce18" table:formula="of:=AVERAGE([.F116:.F125])" office:value-type="float" office:value="0.0003808" calcext:value-type="float">
            <text:p>0,000381</text:p>
          </table:table-cell>
          <table:table-cell table:style-name="ce18" table:formula="of:=AVERAGE([.G116:.G125])" office:value-type="float" office:value="0.0024256" calcext:value-type="float">
            <text:p>0,002426</text:p>
          </table:table-cell>
          <table:table-cell table:style-name="ce18" table:formula="of:=AVERAGE([.H116:.H125])" office:value-type="float" office:value="0.0018734" calcext:value-type="float">
            <text:p>0,001873</text:p>
          </table:table-cell>
          <table:table-cell table:style-name="ce18" table:formula="of:=AVERAGE([.I116:.I125])" office:value-type="float" office:value="0.00711" calcext:value-type="float">
            <text:p>0,007110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127]-[.A114]*STDEV([.D116:.D125])/SQRT(10)" office:value-type="float" office:value="-0.0000000613333333333333" calcext:value-type="float">
            <text:p>0,000000</text:p>
          </table:table-cell>
          <table:table-cell table:style-name="ce19" table:formula="of:=[.E127]-[.A114]*STDEV([.E116:.E125])/SQRT(10)" office:value-type="float" office:value="0.000159646114937676" calcext:value-type="float">
            <text:p>0,000160</text:p>
          </table:table-cell>
          <table:table-cell table:style-name="ce19" table:formula="of:=[.F127]-[.A114]*STDEV([.F116:.F125])/SQRT(10)" office:value-type="float" office:value="0.000267760191900768" calcext:value-type="float">
            <text:p>0,000268</text:p>
          </table:table-cell>
          <table:table-cell table:style-name="ce19" table:formula="of:=[.G127]-[.A114]*STDEV([.G116:.G125])/SQRT(10)" office:value-type="float" office:value="0.000506619457286297" calcext:value-type="float">
            <text:p>0,000507</text:p>
          </table:table-cell>
          <table:table-cell table:style-name="ce19" table:formula="of:=[.H127]-[.A114]*STDEV([.H116:.H125])/SQRT(10)" office:value-type="float" office:value="0.00165233779504301" calcext:value-type="float">
            <text:p>0,001652</text:p>
          </table:table-cell>
          <table:table-cell table:style-name="ce19" table:formula="of:=[.I127]-[.A114]*STDEV([.I116:.I125])/SQRT(10)" office:value-type="float" office:value="0.00239737814843207" calcext:value-type="float">
            <text:p>0,00239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127]+[.A114]*STDEV([.D116:.D125])/SQRT(10)" office:value-type="float" office:value="0.000000461333333333333" calcext:value-type="float">
            <text:p>0,000000</text:p>
          </table:table-cell>
          <table:table-cell table:style-name="ce19" table:formula="of:=[.E127]+[.A114]*STDEV([.E116:.E125])/SQRT(10)" office:value-type="float" office:value="0.000665353885062324" calcext:value-type="float">
            <text:p>0,000665</text:p>
          </table:table-cell>
          <table:table-cell table:style-name="ce19" table:formula="of:=[.F127]+[.A114]*STDEV([.F116:.F125])/SQRT(10)" office:value-type="float" office:value="0.000493839808099232" calcext:value-type="float">
            <text:p>0,000494</text:p>
          </table:table-cell>
          <table:table-cell table:style-name="ce19" table:formula="of:=[.G127]+[.A114]*STDEV([.G116:.G125])/SQRT(10)" office:value-type="float" office:value="0.0043445805427137" calcext:value-type="float">
            <text:p>0,004345</text:p>
          </table:table-cell>
          <table:table-cell table:style-name="ce19" table:formula="of:=[.H127]+[.A114]*STDEV([.H116:.H125])/SQRT(10)" office:value-type="float" office:value="0.00209446220495699" calcext:value-type="float">
            <text:p>0,002094</text:p>
          </table:table-cell>
          <table:table-cell table:style-name="ce19" table:formula="of:=[.I127]+[.A114]*STDEV([.I116:.I125])/SQRT(10)" office:value-type="float" office:value="0.0118226218515679" calcext:value-type="float">
            <text:p>0,011823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number-columns-repeated="1023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office:forms form:automatic-focus="false" form:apply-design-mode="false"/>
        <table:shapes>
          <draw:frame draw:z-index="0" draw:style-name="gr1" draw:text-style-name="P1" svg:width="15.997cm" svg:height="9.004cm" svg:x="21.559cm" svg:y="0cm">
            <draw:object draw:notify-on-update-of-ranges="Planilha2.D14:Planilha2.I14 Planilha2.C15:Planilha2.C15 Planilha2.D15:Planilha2.I15 Planilha2.C16:Planilha2.C16 Planilha2.D16:Planilha2.I16 Planilha2.C17:Planilha2.C17 Planilha2.D17:Planilha2.I1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5.997cm" svg:height="9.004cm" svg:x="22.137cm" svg:y="6.933cm">
            <draw:object draw:notify-on-update-of-ranges="Planilha2.D30:Planilha2.I30 Planilha2.C31:Planilha2.C31 Planilha2.D31:Planilha2.I31 Planilha2.C32:Planilha2.C32 Planilha2.D32:Planilha2.I32 Planilha2.C33:Planilha2.C33 Planilha2.D33:Planilha2.I3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15.997cm" svg:height="9.005cm" svg:x="21.808cm" svg:y="14.556cm">
            <draw:object draw:notify-on-update-of-ranges="Planilha2.D46:Planilha2.I46 Planilha2.C47:Planilha2.C47 Planilha2.D47:Planilha2.I47 Planilha2.C48:Planilha2.C48 Planilha2.D48:Planilha2.I48 Planilha2.C49:Planilha2.C49 Planilha2.D49:Planilha2.I4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1" draw:text-style-name="P1" svg:width="15.997cm" svg:height="9.005cm" svg:x="21.559cm" svg:y="23.321cm">
            <draw:object draw:notify-on-update-of-ranges="Planilha2.D62:Planilha2.I62 Planilha2.C63:Planilha2.C63 Planilha2.D63:Planilha2.I63 Planilha2.C64:Planilha2.C64 Planilha2.D64:Planilha2.I64 Planilha2.C65:Planilha2.C65 Planilha2.D65:Planilha2.I6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4" draw:style-name="gr1" draw:text-style-name="P1" svg:width="15.997cm" svg:height="9.005cm" svg:x="21.366cm" svg:y="30.626cm">
            <draw:object draw:notify-on-update-of-ranges="Planilha2.D78:Planilha2.I78 Planilha2.C79:Planilha2.C79 Planilha2.D79:Planilha2.I79 Planilha2.C80:Planilha2.C80 Planilha2.D80:Planilha2.I80 Planilha2.C81:Planilha2.C81 Planilha2.D81:Planilha2.I8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5" draw:style-name="gr1" draw:text-style-name="P1" svg:width="15.997cm" svg:height="9.005cm" svg:x="21.642cm" svg:y="37.799cm">
            <draw:object draw:notify-on-update-of-ranges="Planilha2.D94:Planilha2.I94 Planilha2.C95:Planilha2.C95 Planilha2.D95:Planilha2.I95 Planilha2.C96:Planilha2.C96 Planilha2.D96:Planilha2.I96 Planilha2.C97:Planilha2.C97 Planilha2.D97:Planilha2.I9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6" draw:style-name="gr1" draw:text-style-name="P1" svg:width="15.997cm" svg:height="9.005cm" svg:x="21.063cm" svg:y="45.581cm">
            <draw:object draw:notify-on-update-of-ranges="Planilha2.D110:Planilha2.I110 Planilha2.C111:Planilha2.C111 Planilha2.D111:Planilha2.I111 Planilha2.C112:Planilha2.C112 Planilha2.D112:Planilha2.I112 Planilha2.C113:Planilha2.C113 Planilha2.D113:Planilha2.I113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7" draw:style-name="gr1" draw:text-style-name="P1" svg:width="15.997cm" svg:height="9.004cm" svg:x="21.503cm" svg:y="53.018cm">
            <draw:object draw:notify-on-update-of-ranges="Planilha2.D126:Planilha2.I126 Planilha2.C127:Planilha2.C127 Planilha2.D127:Planilha2.I127 Planilha2.C128:Planilha2.C128 Planilha2.D128:Planilha2.I128 Planilha2.C129:Planilha2.C129 Planilha2.D129:Planilha2.I12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3" table:default-cell-style-name="ce10"/>
        <table:table-column table:style-name="co3" table:default-cell-style-name="ce10"/>
        <table:table-column table:style-name="co1" table:number-columns-repeated="1020" table:default-cell-style-name="ce10"/>
        <table:table-row table:style-name="ro1">
          <table:table-cell office:value-type="string" calcext:value-type="string">
            <text:p>Custom</text:p>
          </table:table-cell>
          <table:table-cell table:style-name="ce11"/>
          <table:table-cell table:number-columns-repeated="1022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1024" calcext:value-type="float">
            <text:p>1.024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88" calcext:value-type="float">
            <text:p>0,000088</text:p>
          </table:table-cell>
          <table:table-cell table:style-name="ce17" office:value-type="float" office:value="0.000057" calcext:value-type="float">
            <text:p>0,000057</text:p>
          </table:table-cell>
          <table:table-cell table:style-name="ce17" office:value-type="float" office:value="0.000058" calcext:value-type="float">
            <text:p>0,000058</text:p>
          </table:table-cell>
          <table:table-cell table:style-name="ce17" office:value-type="float" office:value="0.000977" calcext:value-type="float">
            <text:p>0,000977</text:p>
          </table:table-cell>
          <table:table-cell table:style-name="ce17" office:value-type="float" office:value="0.001289" calcext:value-type="float">
            <text:p>0,00128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9" calcext:value-type="float">
            <text:p>0,000029</text:p>
          </table:table-cell>
          <table:table-cell table:style-name="ce17" office:value-type="float" office:value="0.000045" calcext:value-type="float">
            <text:p>0,000045</text:p>
          </table:table-cell>
          <table:table-cell table:style-name="ce17" office:value-type="float" office:value="0.000188" calcext:value-type="float">
            <text:p>0,000188</text:p>
          </table:table-cell>
          <table:table-cell table:style-name="ce17" office:value-type="float" office:value="0.000716" calcext:value-type="float">
            <text:p>0,000716</text:p>
          </table:table-cell>
          <table:table-cell table:style-name="ce17" office:value-type="float" office:value="0.000933" calcext:value-type="float">
            <text:p>0,00093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5" calcext:value-type="float">
            <text:p>0,000150</text:p>
          </table:table-cell>
          <table:table-cell table:style-name="ce17" office:value-type="float" office:value="0.000042" calcext:value-type="float">
            <text:p>0,000042</text:p>
          </table:table-cell>
          <table:table-cell table:style-name="ce17" office:value-type="float" office:value="0.000103" calcext:value-type="float">
            <text:p>0,000103</text:p>
          </table:table-cell>
          <table:table-cell table:style-name="ce17" office:value-type="float" office:value="0.000432" calcext:value-type="float">
            <text:p>0,000432</text:p>
          </table:table-cell>
          <table:table-cell table:style-name="ce17" office:value-type="float" office:value="0.001" calcext:value-type="float">
            <text:p>0,001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" calcext:value-type="float">
            <text:p>0,000020</text:p>
          </table:table-cell>
          <table:table-cell table:style-name="ce17" office:value-type="float" office:value="0.000056" calcext:value-type="float">
            <text:p>0,000056</text:p>
          </table:table-cell>
          <table:table-cell table:style-name="ce17" office:value-type="float" office:value="0.00017" calcext:value-type="float">
            <text:p>0,000170</text:p>
          </table:table-cell>
          <table:table-cell table:style-name="ce17" office:value-type="float" office:value="0.000524" calcext:value-type="float">
            <text:p>0,000524</text:p>
          </table:table-cell>
          <table:table-cell table:style-name="ce17" office:value-type="float" office:value="0.001674" calcext:value-type="float">
            <text:p>0,00167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3" calcext:value-type="float">
            <text:p>0,000043</text:p>
          </table:table-cell>
          <table:table-cell table:style-name="ce17" office:value-type="float" office:value="0.000042" calcext:value-type="float">
            <text:p>0,000042</text:p>
          </table:table-cell>
          <table:table-cell table:style-name="ce17" office:value-type="float" office:value="0.000207" calcext:value-type="float">
            <text:p>0,000207</text:p>
          </table:table-cell>
          <table:table-cell table:style-name="ce17" office:value-type="float" office:value="0.000562" calcext:value-type="float">
            <text:p>0,000562</text:p>
          </table:table-cell>
          <table:table-cell table:style-name="ce17" office:value-type="float" office:value="0.001083" calcext:value-type="float">
            <text:p>0,00108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19" calcext:value-type="float">
            <text:p>0,000019</text:p>
          </table:table-cell>
          <table:table-cell table:style-name="ce17" office:value-type="float" office:value="0.000042" calcext:value-type="float">
            <text:p>0,000042</text:p>
          </table:table-cell>
          <table:table-cell table:style-name="ce17" office:value-type="float" office:value="0.000139" calcext:value-type="float">
            <text:p>0,000139</text:p>
          </table:table-cell>
          <table:table-cell table:style-name="ce17" office:value-type="float" office:value="0.000458" calcext:value-type="float">
            <text:p>0,000458</text:p>
          </table:table-cell>
          <table:table-cell table:style-name="ce17" office:value-type="float" office:value="0.002835" calcext:value-type="float">
            <text:p>0,00283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2" calcext:value-type="float">
            <text:p>0,000022</text:p>
          </table:table-cell>
          <table:table-cell table:style-name="ce17" office:value-type="float" office:value="0.000043" calcext:value-type="float">
            <text:p>0,000043</text:p>
          </table:table-cell>
          <table:table-cell table:style-name="ce17" office:value-type="float" office:value="0.000091" calcext:value-type="float">
            <text:p>0,000091</text:p>
          </table:table-cell>
          <table:table-cell table:style-name="ce17" office:value-type="float" office:value="0.000438" calcext:value-type="float">
            <text:p>0,000438</text:p>
          </table:table-cell>
          <table:table-cell table:style-name="ce17" office:value-type="float" office:value="0.001048" calcext:value-type="float">
            <text:p>0,00104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3" calcext:value-type="float">
            <text:p>0,000023</text:p>
          </table:table-cell>
          <table:table-cell table:style-name="ce17" office:value-type="float" office:value="0.000043" calcext:value-type="float">
            <text:p>0,000043</text:p>
          </table:table-cell>
          <table:table-cell table:style-name="ce17" office:value-type="float" office:value="0.000095" calcext:value-type="float">
            <text:p>0,000095</text:p>
          </table:table-cell>
          <table:table-cell table:style-name="ce17" office:value-type="float" office:value="0.000442" calcext:value-type="float">
            <text:p>0,000442</text:p>
          </table:table-cell>
          <table:table-cell table:style-name="ce17" office:value-type="float" office:value="0.0011" calcext:value-type="float">
            <text:p>0,0011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18" calcext:value-type="float">
            <text:p>0,000018</text:p>
          </table:table-cell>
          <table:table-cell table:style-name="ce17" office:value-type="float" office:value="0.000041" calcext:value-type="float">
            <text:p>0,000041</text:p>
          </table:table-cell>
          <table:table-cell table:style-name="ce17" office:value-type="float" office:value="0.000328" calcext:value-type="float">
            <text:p>0,000328</text:p>
          </table:table-cell>
          <table:table-cell table:style-name="ce17" office:value-type="float" office:value="0.000429" calcext:value-type="float">
            <text:p>0,000429</text:p>
          </table:table-cell>
          <table:table-cell table:style-name="ce17" office:value-type="float" office:value="0.001549" calcext:value-type="float">
            <text:p>0,00154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.000002" calcext:value-type="float">
            <text:p>0,000002</text:p>
          </table:table-cell>
          <table:table-cell table:style-name="ce17" office:value-type="float" office:value="0.000024" calcext:value-type="float">
            <text:p>0,000024</text:p>
          </table:table-cell>
          <table:table-cell table:style-name="ce17" office:value-type="float" office:value="0.000089" calcext:value-type="float">
            <text:p>0,000089</text:p>
          </table:table-cell>
          <table:table-cell table:style-name="ce17" office:value-type="float" office:value="0.000124" calcext:value-type="float">
            <text:p>0,000124</text:p>
          </table:table-cell>
          <table:table-cell table:style-name="ce17" office:value-type="float" office:value="0.000395" calcext:value-type="float">
            <text:p>0,000395</text:p>
          </table:table-cell>
          <table:table-cell table:style-name="ce17" office:value-type="float" office:value="0.001239" calcext:value-type="float">
            <text:p>0,001239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4:.D13])" office:value-type="float" office:value="0.0000002" calcext:value-type="float">
            <text:p>0,000000</text:p>
          </table:table-cell>
          <table:table-cell table:style-name="ce18" table:formula="of:=AVERAGE([.E4:.E13])" office:value-type="float" office:value="0.0000436" calcext:value-type="float">
            <text:p>0,000044</text:p>
          </table:table-cell>
          <table:table-cell table:style-name="ce18" table:formula="of:=AVERAGE([.F4:.F13])" office:value-type="float" office:value="0.00005" calcext:value-type="float">
            <text:p>0,000050</text:p>
          </table:table-cell>
          <table:table-cell table:style-name="ce18" table:formula="of:=AVERAGE([.G4:.G13])" office:value-type="float" office:value="0.0001503" calcext:value-type="float">
            <text:p>0,000150</text:p>
          </table:table-cell>
          <table:table-cell table:style-name="ce18" table:formula="of:=AVERAGE([.H4:.H13])" office:value-type="float" office:value="0.0005373" calcext:value-type="float">
            <text:p>0,000537</text:p>
          </table:table-cell>
          <table:table-cell table:style-name="ce18" table:formula="of:=AVERAGE([.I4:.I13])" office:value-type="float" office:value="0.001375" calcext:value-type="float">
            <text:p>0,001375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15]-[.A2]*STDEV([.D4:.D13])/SQRT(10)" office:value-type="float" office:value="-0.000000192" calcext:value-type="float">
            <text:p>0,000000</text:p>
          </table:table-cell>
          <table:table-cell table:style-name="ce19" table:formula="of:=[.E15]-[.A2]*STDEV([.E4:.E13])/SQRT(10)" office:value-type="float" office:value="0.0000169824591168405" calcext:value-type="float">
            <text:p>0,000017</text:p>
          </table:table-cell>
          <table:table-cell table:style-name="ce19" table:formula="of:=[.F15]-[.A2]*STDEV([.F4:.F13])/SQRT(10)" office:value-type="float" office:value="0.000040755852782556" calcext:value-type="float">
            <text:p>0,000041</text:p>
          </table:table-cell>
          <table:table-cell table:style-name="ce19" table:formula="of:=[.G15]-[.A2]*STDEV([.G4:.G13])/SQRT(10)" office:value-type="float" office:value="0.000101956820846508" calcext:value-type="float">
            <text:p>0,000102</text:p>
          </table:table-cell>
          <table:table-cell table:style-name="ce19" table:formula="of:=[.H15]-[.A2]*STDEV([.H4:.H13])/SQRT(10)" office:value-type="float" office:value="0.000425209227728397" calcext:value-type="float">
            <text:p>0,000425</text:p>
          </table:table-cell>
          <table:table-cell table:style-name="ce19" table:formula="of:=[.I15]-[.A2]*STDEV([.I4:.I13])/SQRT(10)" office:value-type="float" office:value="0.00102432513631887" calcext:value-type="float">
            <text:p>0,001024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15]+[.A2]*STDEV([.D4:.D13])/SQRT(10)" office:value-type="float" office:value="0.000000592" calcext:value-type="float">
            <text:p>0,000001</text:p>
          </table:table-cell>
          <table:table-cell table:style-name="ce19" table:formula="of:=[.E15]+[.A2]*STDEV([.E4:.E13])/SQRT(10)" office:value-type="float" office:value="0.0000702175408831595" calcext:value-type="float">
            <text:p>0,000070</text:p>
          </table:table-cell>
          <table:table-cell table:style-name="ce19" table:formula="of:=[.F15]+[.A2]*STDEV([.F4:.F13])/SQRT(10)" office:value-type="float" office:value="0.000059244147217444" calcext:value-type="float">
            <text:p>0,000059</text:p>
          </table:table-cell>
          <table:table-cell table:style-name="ce19" table:formula="of:=[.G15]+[.A2]*STDEV([.G4:.G13])/SQRT(10)" office:value-type="float" office:value="0.000198643179153492" calcext:value-type="float">
            <text:p>0,000199</text:p>
          </table:table-cell>
          <table:table-cell table:style-name="ce19" table:formula="of:=[.H15]+[.A2]*STDEV([.H4:.H13])/SQRT(10)" office:value-type="float" office:value="0.000649390772271603" calcext:value-type="float">
            <text:p>0,000649</text:p>
          </table:table-cell>
          <table:table-cell table:style-name="ce19" table:formula="of:=[.I15]+[.A2]*STDEV([.I4:.I13])/SQRT(10)" office:value-type="float" office:value="0.00172567486368113" calcext:value-type="float">
            <text:p>0,001726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2048" calcext:value-type="float">
            <text:p>2.048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24" calcext:value-type="float">
            <text:p>0,000124</text:p>
          </table:table-cell>
          <table:table-cell table:style-name="ce17" office:value-type="float" office:value="0.00003" calcext:value-type="float">
            <text:p>0,000030</text:p>
          </table:table-cell>
          <table:table-cell table:style-name="ce17" office:value-type="float" office:value="0.000112" calcext:value-type="float">
            <text:p>0,000112</text:p>
          </table:table-cell>
          <table:table-cell table:style-name="ce17" office:value-type="float" office:value="0.00101" calcext:value-type="float">
            <text:p>0,001010</text:p>
          </table:table-cell>
          <table:table-cell table:style-name="ce17" office:value-type="float" office:value="0.001172" calcext:value-type="float">
            <text:p>0,00117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" calcext:value-type="float">
            <text:p>0,000020</text:p>
          </table:table-cell>
          <table:table-cell table:style-name="ce17" office:value-type="float" office:value="0.000035" calcext:value-type="float">
            <text:p>0,000035</text:p>
          </table:table-cell>
          <table:table-cell table:style-name="ce17" office:value-type="float" office:value="0.000248" calcext:value-type="float">
            <text:p>0,000248</text:p>
          </table:table-cell>
          <table:table-cell table:style-name="ce17" office:value-type="float" office:value="0.000451" calcext:value-type="float">
            <text:p>0,000451</text:p>
          </table:table-cell>
          <table:table-cell table:style-name="ce17" office:value-type="float" office:value="0.001362" calcext:value-type="float">
            <text:p>0,00136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4" calcext:value-type="float">
            <text:p>0,000024</text:p>
          </table:table-cell>
          <table:table-cell table:style-name="ce17" office:value-type="float" office:value="0.000038" calcext:value-type="float">
            <text:p>0,000038</text:p>
          </table:table-cell>
          <table:table-cell table:style-name="ce17" office:value-type="float" office:value="0.00012" calcext:value-type="float">
            <text:p>0,000120</text:p>
          </table:table-cell>
          <table:table-cell table:style-name="ce17" office:value-type="float" office:value="0.000494" calcext:value-type="float">
            <text:p>0,000494</text:p>
          </table:table-cell>
          <table:table-cell table:style-name="ce17" office:value-type="float" office:value="0.000733" calcext:value-type="float">
            <text:p>0,00073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4" calcext:value-type="float">
            <text:p>0,000054</text:p>
          </table:table-cell>
          <table:table-cell table:style-name="ce17" office:value-type="float" office:value="0.000057" calcext:value-type="float">
            <text:p>0,000057</text:p>
          </table:table-cell>
          <table:table-cell table:style-name="ce17" office:value-type="float" office:value="0.00025" calcext:value-type="float">
            <text:p>0,000250</text:p>
          </table:table-cell>
          <table:table-cell table:style-name="ce17" office:value-type="float" office:value="0.000601" calcext:value-type="float">
            <text:p>0,000601</text:p>
          </table:table-cell>
          <table:table-cell table:style-name="ce17" office:value-type="float" office:value="0.000716" calcext:value-type="float">
            <text:p>0,000716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2" calcext:value-type="float">
            <text:p>0,000022</text:p>
          </table:table-cell>
          <table:table-cell table:style-name="ce17" office:value-type="float" office:value="0.000032" calcext:value-type="float">
            <text:p>0,000032</text:p>
          </table:table-cell>
          <table:table-cell table:style-name="ce17" office:value-type="float" office:value="0.000234" calcext:value-type="float">
            <text:p>0,000234</text:p>
          </table:table-cell>
          <table:table-cell table:style-name="ce17" office:value-type="float" office:value="0.00068" calcext:value-type="float">
            <text:p>0,000680</text:p>
          </table:table-cell>
          <table:table-cell table:style-name="ce17" office:value-type="float" office:value="0.001032" calcext:value-type="float">
            <text:p>0,00103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7" calcext:value-type="float">
            <text:p>0,000027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196" calcext:value-type="float">
            <text:p>0,000196</text:p>
          </table:table-cell>
          <table:table-cell table:style-name="ce17" office:value-type="float" office:value="0.000524" calcext:value-type="float">
            <text:p>0,000524</text:p>
          </table:table-cell>
          <table:table-cell table:style-name="ce17" office:value-type="float" office:value="0.001228" calcext:value-type="float">
            <text:p>0,00122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77" calcext:value-type="float">
            <text:p>0,000177</text:p>
          </table:table-cell>
          <table:table-cell table:style-name="ce17" office:value-type="float" office:value="0.000129" calcext:value-type="float">
            <text:p>0,000129</text:p>
          </table:table-cell>
          <table:table-cell table:style-name="ce17" office:value-type="float" office:value="0.000165" calcext:value-type="float">
            <text:p>0,000165</text:p>
          </table:table-cell>
          <table:table-cell table:style-name="ce17" office:value-type="float" office:value="0.000494" calcext:value-type="float">
            <text:p>0,000494</text:p>
          </table:table-cell>
          <table:table-cell table:style-name="ce17" office:value-type="float" office:value="0.001612" calcext:value-type="float">
            <text:p>0,00161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36" calcext:value-type="float">
            <text:p>0,000036</text:p>
          </table:table-cell>
          <table:table-cell table:style-name="ce17" office:value-type="float" office:value="0.00003" calcext:value-type="float">
            <text:p>0,000030</text:p>
          </table:table-cell>
          <table:table-cell table:style-name="ce17" office:value-type="float" office:value="0.000136" calcext:value-type="float">
            <text:p>0,000136</text:p>
          </table:table-cell>
          <table:table-cell table:style-name="ce17" office:value-type="float" office:value="0.000424" calcext:value-type="float">
            <text:p>0,000424</text:p>
          </table:table-cell>
          <table:table-cell table:style-name="ce17" office:value-type="float" office:value="0.001061" calcext:value-type="float">
            <text:p>0,00106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2" calcext:value-type="float">
            <text:p>0,000022</text:p>
          </table:table-cell>
          <table:table-cell table:style-name="ce17" office:value-type="float" office:value="0.000035" calcext:value-type="float">
            <text:p>0,000035</text:p>
          </table:table-cell>
          <table:table-cell table:style-name="ce17" office:value-type="float" office:value="0.000244" calcext:value-type="float">
            <text:p>0,000244</text:p>
          </table:table-cell>
          <table:table-cell table:style-name="ce17" office:value-type="float" office:value="0.000651" calcext:value-type="float">
            <text:p>0,000651</text:p>
          </table:table-cell>
          <table:table-cell table:style-name="ce17" office:value-type="float" office:value="0.000729" calcext:value-type="float">
            <text:p>0,00072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06" calcext:value-type="float">
            <text:p>0,000106</text:p>
          </table:table-cell>
          <table:table-cell table:style-name="ce17" office:value-type="float" office:value="0.00003" calcext:value-type="float">
            <text:p>0,000030</text:p>
          </table:table-cell>
          <table:table-cell table:style-name="ce17" office:value-type="float" office:value="0.000129" calcext:value-type="float">
            <text:p>0,000129</text:p>
          </table:table-cell>
          <table:table-cell table:style-name="ce17" office:value-type="float" office:value="0.000496" calcext:value-type="float">
            <text:p>0,000496</text:p>
          </table:table-cell>
          <table:table-cell table:style-name="ce17" office:value-type="float" office:value="0.00207" calcext:value-type="float">
            <text:p>0,002070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20:.D29])" office:value-type="float" office:value="0.0000001" calcext:value-type="float">
            <text:p>0,000000</text:p>
          </table:table-cell>
          <table:table-cell table:style-name="ce18" table:formula="of:=AVERAGE([.E20:.E29])" office:value-type="float" office:value="0.0000612" calcext:value-type="float">
            <text:p>0,000061</text:p>
          </table:table-cell>
          <table:table-cell table:style-name="ce18" table:formula="of:=AVERAGE([.F20:.F29])" office:value-type="float" office:value="0.0000447" calcext:value-type="float">
            <text:p>0,000045</text:p>
          </table:table-cell>
          <table:table-cell table:style-name="ce18" table:formula="of:=AVERAGE([.G20:.G29])" office:value-type="float" office:value="0.0001834" calcext:value-type="float">
            <text:p>0,000183</text:p>
          </table:table-cell>
          <table:table-cell table:style-name="ce18" table:formula="of:=AVERAGE([.H20:.H29])" office:value-type="float" office:value="0.0005825" calcext:value-type="float">
            <text:p>0,000583</text:p>
          </table:table-cell>
          <table:table-cell table:style-name="ce18" table:formula="of:=AVERAGE([.I20:.I29])" office:value-type="float" office:value="0.0011715" calcext:value-type="float">
            <text:p>0,001172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31]-[.A18]*STDEV([.D20:.D29])/SQRT(10)" office:value-type="float" office:value="-0.000000096" calcext:value-type="float">
            <text:p>0,000000</text:p>
          </table:table-cell>
          <table:table-cell table:style-name="ce19" table:formula="of:=[.E31]-[.A18]*STDEV([.E20:.E29])/SQRT(10)" office:value-type="float" office:value="0.0000270189886112837" calcext:value-type="float">
            <text:p>0,000027</text:p>
          </table:table-cell>
          <table:table-cell table:style-name="ce19" table:formula="of:=[.F31]-[.A18]*STDEV([.F20:.F29])/SQRT(10)" office:value-type="float" office:value="0.0000256655619234796" calcext:value-type="float">
            <text:p>0,000026</text:p>
          </table:table-cell>
          <table:table-cell table:style-name="ce19" table:formula="of:=[.G31]-[.A18]*STDEV([.G20:.G29])/SQRT(10)" office:value-type="float" office:value="0.000147817376925121" calcext:value-type="float">
            <text:p>0,000148</text:p>
          </table:table-cell>
          <table:table-cell table:style-name="ce19" table:formula="of:=[.H31]-[.A18]*STDEV([.H20:.H29])/SQRT(10)" office:value-type="float" office:value="0.000475888390834352" calcext:value-type="float">
            <text:p>0,000476</text:p>
          </table:table-cell>
          <table:table-cell table:style-name="ce19" table:formula="of:=[.I31]-[.A18]*STDEV([.I20:.I29])/SQRT(10)" office:value-type="float" office:value="0.000904665957044458" calcext:value-type="float">
            <text:p>0,00090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31]+[.A18]*STDEV([.D20:.D29])/SQRT(10)" office:value-type="float" office:value="0.000000296" calcext:value-type="float">
            <text:p>0,000000</text:p>
          </table:table-cell>
          <table:table-cell table:style-name="ce19" table:formula="of:=[.E31]+[.A18]*STDEV([.E20:.E29])/SQRT(10)" office:value-type="float" office:value="0.0000953810113887163" calcext:value-type="float">
            <text:p>0,000095</text:p>
          </table:table-cell>
          <table:table-cell table:style-name="ce19" table:formula="of:=[.F31]+[.A18]*STDEV([.F20:.F29])/SQRT(10)" office:value-type="float" office:value="0.0000637344380765204" calcext:value-type="float">
            <text:p>0,000064</text:p>
          </table:table-cell>
          <table:table-cell table:style-name="ce19" table:formula="of:=[.G31]+[.A18]*STDEV([.G20:.G29])/SQRT(10)" office:value-type="float" office:value="0.000218982623074879" calcext:value-type="float">
            <text:p>0,000219</text:p>
          </table:table-cell>
          <table:table-cell table:style-name="ce19" table:formula="of:=[.H31]+[.A18]*STDEV([.H20:.H29])/SQRT(10)" office:value-type="float" office:value="0.000689111609165648" calcext:value-type="float">
            <text:p>0,000689</text:p>
          </table:table-cell>
          <table:table-cell table:style-name="ce19" table:formula="of:=[.I31]+[.A18]*STDEV([.I20:.I29])/SQRT(10)" office:value-type="float" office:value="0.00143833404295554" calcext:value-type="float">
            <text:p>0,001438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4096" calcext:value-type="float">
            <text:p>4.096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8" calcext:value-type="float">
            <text:p>0,000038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169" calcext:value-type="float">
            <text:p>0,000169</text:p>
          </table:table-cell>
          <table:table-cell table:style-name="ce17" office:value-type="float" office:value="0.00033" calcext:value-type="float">
            <text:p>0,000330</text:p>
          </table:table-cell>
          <table:table-cell table:style-name="ce17" office:value-type="float" office:value="0.001101" calcext:value-type="float">
            <text:p>0,00110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9" calcext:value-type="float">
            <text:p>0,000029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224" calcext:value-type="float">
            <text:p>0,000224</text:p>
          </table:table-cell>
          <table:table-cell table:style-name="ce17" office:value-type="float" office:value="0.000235" calcext:value-type="float">
            <text:p>0,000235</text:p>
          </table:table-cell>
          <table:table-cell table:style-name="ce17" office:value-type="float" office:value="0.001029" calcext:value-type="float">
            <text:p>0,00102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22" calcext:value-type="float">
            <text:p>0,000022</text:p>
          </table:table-cell>
          <table:table-cell table:style-name="ce17" office:value-type="float" office:value="0.000046" calcext:value-type="float">
            <text:p>0,000046</text:p>
          </table:table-cell>
          <table:table-cell table:style-name="ce17" office:value-type="float" office:value="0.000119" calcext:value-type="float">
            <text:p>0,000119</text:p>
          </table:table-cell>
          <table:table-cell table:style-name="ce17" office:value-type="float" office:value="0.0004" calcext:value-type="float">
            <text:p>0,000400</text:p>
          </table:table-cell>
          <table:table-cell table:style-name="ce17" office:value-type="float" office:value="0.001062" calcext:value-type="float">
            <text:p>0,00106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4" calcext:value-type="float">
            <text:p>0,000024</text:p>
          </table:table-cell>
          <table:table-cell table:style-name="ce17" office:value-type="float" office:value="0.000033" calcext:value-type="float">
            <text:p>0,000033</text:p>
          </table:table-cell>
          <table:table-cell table:style-name="ce17" office:value-type="float" office:value="0.000232" calcext:value-type="float">
            <text:p>0,000232</text:p>
          </table:table-cell>
          <table:table-cell table:style-name="ce17" office:value-type="float" office:value="0.000322" calcext:value-type="float">
            <text:p>0,000322</text:p>
          </table:table-cell>
          <table:table-cell table:style-name="ce17" office:value-type="float" office:value="0.000898" calcext:value-type="float">
            <text:p>0,00089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8" calcext:value-type="float">
            <text:p>0,000028</text:p>
          </table:table-cell>
          <table:table-cell table:style-name="ce17" office:value-type="float" office:value="0.000064" calcext:value-type="float">
            <text:p>0,000064</text:p>
          </table:table-cell>
          <table:table-cell table:style-name="ce17" office:value-type="float" office:value="0.000163" calcext:value-type="float">
            <text:p>0,000163</text:p>
          </table:table-cell>
          <table:table-cell table:style-name="ce17" office:value-type="float" office:value="0.000594" calcext:value-type="float">
            <text:p>0,000594</text:p>
          </table:table-cell>
          <table:table-cell table:style-name="ce17" office:value-type="float" office:value="0.001294" calcext:value-type="float">
            <text:p>0,00129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3" calcext:value-type="float">
            <text:p>0,000033</text:p>
          </table:table-cell>
          <table:table-cell table:style-name="ce17" office:value-type="float" office:value="0.000043" calcext:value-type="float">
            <text:p>0,000043</text:p>
          </table:table-cell>
          <table:table-cell table:style-name="ce17" office:value-type="float" office:value="0.000315" calcext:value-type="float">
            <text:p>0,000315</text:p>
          </table:table-cell>
          <table:table-cell table:style-name="ce17" office:value-type="float" office:value="0.000456" calcext:value-type="float">
            <text:p>0,000456</text:p>
          </table:table-cell>
          <table:table-cell table:style-name="ce17" office:value-type="float" office:value="0.001118" calcext:value-type="float">
            <text:p>0,00111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4" calcext:value-type="float">
            <text:p>0,000034</text:p>
          </table:table-cell>
          <table:table-cell table:style-name="ce17" office:value-type="float" office:value="0.000033" calcext:value-type="float">
            <text:p>0,000033</text:p>
          </table:table-cell>
          <table:table-cell table:style-name="ce17" office:value-type="float" office:value="0.000274" calcext:value-type="float">
            <text:p>0,000274</text:p>
          </table:table-cell>
          <table:table-cell table:style-name="ce17" office:value-type="float" office:value="0.000507" calcext:value-type="float">
            <text:p>0,000507</text:p>
          </table:table-cell>
          <table:table-cell table:style-name="ce17" office:value-type="float" office:value="0.001071" calcext:value-type="float">
            <text:p>0,00107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6" calcext:value-type="float">
            <text:p>0,000026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17" calcext:value-type="float">
            <text:p>0,000170</text:p>
          </table:table-cell>
          <table:table-cell table:style-name="ce17" office:value-type="float" office:value="0.000445" calcext:value-type="float">
            <text:p>0,000445</text:p>
          </table:table-cell>
          <table:table-cell table:style-name="ce17" office:value-type="float" office:value="0.000864" calcext:value-type="float">
            <text:p>0,00086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8" calcext:value-type="float">
            <text:p>0,000028</text:p>
          </table:table-cell>
          <table:table-cell table:style-name="ce17" office:value-type="float" office:value="0.000038" calcext:value-type="float">
            <text:p>0,000038</text:p>
          </table:table-cell>
          <table:table-cell table:style-name="ce17" office:value-type="float" office:value="0.000249" calcext:value-type="float">
            <text:p>0,000249</text:p>
          </table:table-cell>
          <table:table-cell table:style-name="ce17" office:value-type="float" office:value="0.000511" calcext:value-type="float">
            <text:p>0,000511</text:p>
          </table:table-cell>
          <table:table-cell table:style-name="ce17" office:value-type="float" office:value="0.001692" calcext:value-type="float">
            <text:p>0,00169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1" calcext:value-type="float">
            <text:p>0,000041</text:p>
          </table:table-cell>
          <table:table-cell table:style-name="ce17" office:value-type="float" office:value="0.00003" calcext:value-type="float">
            <text:p>0,000030</text:p>
          </table:table-cell>
          <table:table-cell table:style-name="ce17" office:value-type="float" office:value="0.000199" calcext:value-type="float">
            <text:p>0,000199</text:p>
          </table:table-cell>
          <table:table-cell table:style-name="ce17" office:value-type="float" office:value="0.000477" calcext:value-type="float">
            <text:p>0,000477</text:p>
          </table:table-cell>
          <table:table-cell table:style-name="ce17" office:value-type="float" office:value="0.001577" calcext:value-type="float">
            <text:p>0,001577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36:.D45])" office:value-type="float" office:value="0.0000001" calcext:value-type="float">
            <text:p>0,000000</text:p>
          </table:table-cell>
          <table:table-cell table:style-name="ce18" table:formula="of:=AVERAGE([.E36:.E45])" office:value-type="float" office:value="0.0000303" calcext:value-type="float">
            <text:p>0,000030</text:p>
          </table:table-cell>
          <table:table-cell table:style-name="ce18" table:formula="of:=AVERAGE([.F36:.F45])" office:value-type="float" office:value="0.000038" calcext:value-type="float">
            <text:p>0,000038</text:p>
          </table:table-cell>
          <table:table-cell table:style-name="ce18" table:formula="of:=AVERAGE([.G36:.G45])" office:value-type="float" office:value="0.0002114" calcext:value-type="float">
            <text:p>0,000211</text:p>
          </table:table-cell>
          <table:table-cell table:style-name="ce18" table:formula="of:=AVERAGE([.H36:.H45])" office:value-type="float" office:value="0.0004277" calcext:value-type="float">
            <text:p>0,000428</text:p>
          </table:table-cell>
          <table:table-cell table:style-name="ce18" table:formula="of:=AVERAGE([.I36:.I45])" office:value-type="float" office:value="0.0011706" calcext:value-type="float">
            <text:p>0,001171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47]-[.A34]*STDEV([.D36:.D45])/SQRT(10)" office:value-type="float" office:value="-0.0000000959999999999999" calcext:value-type="float">
            <text:p>0,000000</text:p>
          </table:table-cell>
          <table:table-cell table:style-name="ce19" table:formula="of:=[.E47]-[.A34]*STDEV([.E36:.E45])/SQRT(10)" office:value-type="float" office:value="0.0000265236429076571" calcext:value-type="float">
            <text:p>0,000027</text:p>
          </table:table-cell>
          <table:table-cell table:style-name="ce19" table:formula="of:=[.F47]-[.A34]*STDEV([.F36:.F45])/SQRT(10)" office:value-type="float" office:value="0.0000313822783376754" calcext:value-type="float">
            <text:p>0,000031</text:p>
          </table:table-cell>
          <table:table-cell table:style-name="ce19" table:formula="of:=[.G47]-[.A34]*STDEV([.G36:.G45])/SQRT(10)" office:value-type="float" office:value="0.000174910061197944" calcext:value-type="float">
            <text:p>0,000175</text:p>
          </table:table-cell>
          <table:table-cell table:style-name="ce19" table:formula="of:=[.H47]-[.A34]*STDEV([.H36:.H45])/SQRT(10)" office:value-type="float" office:value="0.000361383577083467" calcext:value-type="float">
            <text:p>0,000361</text:p>
          </table:table-cell>
          <table:table-cell table:style-name="ce19" table:formula="of:=[.I47]-[.A34]*STDEV([.I36:.I45])/SQRT(10)" office:value-type="float" office:value="0.00100149688634708" calcext:value-type="float">
            <text:p>0,00100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47]+[.A34]*STDEV([.D36:.D45])/SQRT(10)" office:value-type="float" office:value="0.000000296" calcext:value-type="float">
            <text:p>0,000000</text:p>
          </table:table-cell>
          <table:table-cell table:style-name="ce19" table:formula="of:=[.E47]+[.A34]*STDEV([.E36:.E45])/SQRT(10)" office:value-type="float" office:value="0.0000340763570923429" calcext:value-type="float">
            <text:p>0,000034</text:p>
          </table:table-cell>
          <table:table-cell table:style-name="ce19" table:formula="of:=[.F47]+[.A34]*STDEV([.F36:.F45])/SQRT(10)" office:value-type="float" office:value="0.0000446177216623246" calcext:value-type="float">
            <text:p>0,000045</text:p>
          </table:table-cell>
          <table:table-cell table:style-name="ce19" table:formula="of:=[.G47]+[.A34]*STDEV([.G36:.G45])/SQRT(10)" office:value-type="float" office:value="0.000247889938802056" calcext:value-type="float">
            <text:p>0,000248</text:p>
          </table:table-cell>
          <table:table-cell table:style-name="ce19" table:formula="of:=[.H47]+[.A34]*STDEV([.H36:.H45])/SQRT(10)" office:value-type="float" office:value="0.000494016422916533" calcext:value-type="float">
            <text:p>0,000494</text:p>
          </table:table-cell>
          <table:table-cell table:style-name="ce19" table:formula="of:=[.I47]+[.A34]*STDEV([.I36:.I45])/SQRT(10)" office:value-type="float" office:value="0.00133970311365292" calcext:value-type="float">
            <text:p>0,001340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8192" calcext:value-type="float">
            <text:p>8.192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9" calcext:value-type="float">
            <text:p>0,000029</text:p>
          </table:table-cell>
          <table:table-cell table:style-name="ce17" office:value-type="float" office:value="0.000039" calcext:value-type="float">
            <text:p>0,000039</text:p>
          </table:table-cell>
          <table:table-cell table:style-name="ce17" office:value-type="float" office:value="0.000627" calcext:value-type="float">
            <text:p>0,000627</text:p>
          </table:table-cell>
          <table:table-cell table:style-name="ce17" office:value-type="float" office:value="0.000326" calcext:value-type="float">
            <text:p>0,000326</text:p>
          </table:table-cell>
          <table:table-cell table:style-name="ce17" office:value-type="float" office:value="0.001474" calcext:value-type="float">
            <text:p>0,00147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" calcext:value-type="float">
            <text:p>0,000030</text:p>
          </table:table-cell>
          <table:table-cell table:style-name="ce17" office:value-type="float" office:value="0.000045" calcext:value-type="float">
            <text:p>0,000045</text:p>
          </table:table-cell>
          <table:table-cell table:style-name="ce17" office:value-type="float" office:value="0.000236" calcext:value-type="float">
            <text:p>0,000236</text:p>
          </table:table-cell>
          <table:table-cell table:style-name="ce17" office:value-type="float" office:value="0.000719" calcext:value-type="float">
            <text:p>0,000719</text:p>
          </table:table-cell>
          <table:table-cell table:style-name="ce17" office:value-type="float" office:value="0.001502" calcext:value-type="float">
            <text:p>0,00150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2" calcext:value-type="float">
            <text:p>0,000032</text:p>
          </table:table-cell>
          <table:table-cell table:style-name="ce17" office:value-type="float" office:value="0.000037" calcext:value-type="float">
            <text:p>0,000037</text:p>
          </table:table-cell>
          <table:table-cell table:style-name="ce17" office:value-type="float" office:value="0.000339" calcext:value-type="float">
            <text:p>0,000339</text:p>
          </table:table-cell>
          <table:table-cell table:style-name="ce17" office:value-type="float" office:value="0.000526" calcext:value-type="float">
            <text:p>0,000526</text:p>
          </table:table-cell>
          <table:table-cell table:style-name="ce17" office:value-type="float" office:value="0.001323" calcext:value-type="float">
            <text:p>0,00132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2" calcext:value-type="float">
            <text:p>0,000032</text:p>
          </table:table-cell>
          <table:table-cell table:style-name="ce17" office:value-type="float" office:value="0.00006" calcext:value-type="float">
            <text:p>0,000060</text:p>
          </table:table-cell>
          <table:table-cell table:style-name="ce17" office:value-type="float" office:value="0.000192" calcext:value-type="float">
            <text:p>0,000192</text:p>
          </table:table-cell>
          <table:table-cell table:style-name="ce17" office:value-type="float" office:value="0.000368" calcext:value-type="float">
            <text:p>0,000368</text:p>
          </table:table-cell>
          <table:table-cell table:style-name="ce17" office:value-type="float" office:value="0.001786" calcext:value-type="float">
            <text:p>0,001786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1" calcext:value-type="float">
            <text:p>0,000041</text:p>
          </table:table-cell>
          <table:table-cell table:style-name="ce17" office:value-type="float" office:value="0.000055" calcext:value-type="float">
            <text:p>0,000055</text:p>
          </table:table-cell>
          <table:table-cell table:style-name="ce17" office:value-type="float" office:value="0.000114" calcext:value-type="float">
            <text:p>0,000114</text:p>
          </table:table-cell>
          <table:table-cell table:style-name="ce17" office:value-type="float" office:value="0.000472" calcext:value-type="float">
            <text:p>0,000472</text:p>
          </table:table-cell>
          <table:table-cell table:style-name="ce17" office:value-type="float" office:value="0.001666" calcext:value-type="float">
            <text:p>0,001666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26" calcext:value-type="float">
            <text:p>0,000126</text:p>
          </table:table-cell>
          <table:table-cell table:style-name="ce17" office:value-type="float" office:value="0.000042" calcext:value-type="float">
            <text:p>0,000042</text:p>
          </table:table-cell>
          <table:table-cell table:style-name="ce17" office:value-type="float" office:value="0.000435" calcext:value-type="float">
            <text:p>0,000435</text:p>
          </table:table-cell>
          <table:table-cell table:style-name="ce17" office:value-type="float" office:value="0.000448" calcext:value-type="float">
            <text:p>0,000448</text:p>
          </table:table-cell>
          <table:table-cell table:style-name="ce17" office:value-type="float" office:value="0.00168" calcext:value-type="float">
            <text:p>0,00168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23" calcext:value-type="float">
            <text:p>0,000123</text:p>
          </table:table-cell>
          <table:table-cell table:style-name="ce17" office:value-type="float" office:value="0.000039" calcext:value-type="float">
            <text:p>0,000039</text:p>
          </table:table-cell>
          <table:table-cell table:style-name="ce17" office:value-type="float" office:value="0.000139" calcext:value-type="float">
            <text:p>0,000139</text:p>
          </table:table-cell>
          <table:table-cell table:style-name="ce17" office:value-type="float" office:value="0.000624" calcext:value-type="float">
            <text:p>0,000624</text:p>
          </table:table-cell>
          <table:table-cell table:style-name="ce17" office:value-type="float" office:value="0.001347" calcext:value-type="float">
            <text:p>0,001347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8" calcext:value-type="float">
            <text:p>0,000038</text:p>
          </table:table-cell>
          <table:table-cell table:style-name="ce17" office:value-type="float" office:value="0.000048" calcext:value-type="float">
            <text:p>0,000048</text:p>
          </table:table-cell>
          <table:table-cell table:style-name="ce17" office:value-type="float" office:value="0.00019" calcext:value-type="float">
            <text:p>0,000190</text:p>
          </table:table-cell>
          <table:table-cell table:style-name="ce17" office:value-type="float" office:value="0.00046" calcext:value-type="float">
            <text:p>0,000460</text:p>
          </table:table-cell>
          <table:table-cell table:style-name="ce17" office:value-type="float" office:value="0.001281" calcext:value-type="float">
            <text:p>0,00128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5" calcext:value-type="float">
            <text:p>0,000150</text:p>
          </table:table-cell>
          <table:table-cell table:style-name="ce17" office:value-type="float" office:value="0.000043" calcext:value-type="float">
            <text:p>0,000043</text:p>
          </table:table-cell>
          <table:table-cell table:style-name="ce17" office:value-type="float" office:value="0.000219" calcext:value-type="float">
            <text:p>0,000219</text:p>
          </table:table-cell>
          <table:table-cell table:style-name="ce17" office:value-type="float" office:value="0.000208" calcext:value-type="float">
            <text:p>0,000208</text:p>
          </table:table-cell>
          <table:table-cell table:style-name="ce17" office:value-type="float" office:value="0.001635" calcext:value-type="float">
            <text:p>0,00163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8" calcext:value-type="float">
            <text:p>0,000048</text:p>
          </table:table-cell>
          <table:table-cell table:style-name="ce17" office:value-type="float" office:value="0.000038" calcext:value-type="float">
            <text:p>0,000038</text:p>
          </table:table-cell>
          <table:table-cell table:style-name="ce17" office:value-type="float" office:value="0.000097" calcext:value-type="float">
            <text:p>0,000097</text:p>
          </table:table-cell>
          <table:table-cell table:style-name="ce17" office:value-type="float" office:value="0.000542" calcext:value-type="float">
            <text:p>0,000542</text:p>
          </table:table-cell>
          <table:table-cell table:style-name="ce17" office:value-type="float" office:value="0.001168" calcext:value-type="float">
            <text:p>0,001168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52:.D61])" office:value-type="float" office:value="0" calcext:value-type="float">
            <text:p>0,000000</text:p>
          </table:table-cell>
          <table:table-cell table:style-name="ce18" table:formula="of:=AVERAGE([.E52:.E61])" office:value-type="float" office:value="0.0000649" calcext:value-type="float">
            <text:p>0,000065</text:p>
          </table:table-cell>
          <table:table-cell table:style-name="ce18" table:formula="of:=AVERAGE([.F52:.F61])" office:value-type="float" office:value="0.0000446" calcext:value-type="float">
            <text:p>0,000045</text:p>
          </table:table-cell>
          <table:table-cell table:style-name="ce18" table:formula="of:=AVERAGE([.G52:.G61])" office:value-type="float" office:value="0.0002588" calcext:value-type="float">
            <text:p>0,000259</text:p>
          </table:table-cell>
          <table:table-cell table:style-name="ce18" table:formula="of:=AVERAGE([.H52:.H61])" office:value-type="float" office:value="0.0004693" calcext:value-type="float">
            <text:p>0,000469</text:p>
          </table:table-cell>
          <table:table-cell table:style-name="ce18" table:formula="of:=AVERAGE([.I52:.I61])" office:value-type="float" office:value="0.0014862" calcext:value-type="float">
            <text:p>0,001486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63]-[.A50]*STDEV([.D52:.D61])/SQRT(10)" office:value-type="float" office:value="0" calcext:value-type="float">
            <text:p>0,000000</text:p>
          </table:table-cell>
          <table:table-cell table:style-name="ce19" table:formula="of:=[.E63]-[.A50]*STDEV([.E52:.E61])/SQRT(10)" office:value-type="float" office:value="0.0000352449272392657" calcext:value-type="float">
            <text:p>0,000035</text:p>
          </table:table-cell>
          <table:table-cell table:style-name="ce19" table:formula="of:=[.F63]-[.A50]*STDEV([.F52:.F61])/SQRT(10)" office:value-type="float" office:value="0.0000398418670328233" calcext:value-type="float">
            <text:p>0,000040</text:p>
          </table:table-cell>
          <table:table-cell table:style-name="ce19" table:formula="of:=[.G63]-[.A50]*STDEV([.G52:.G61])/SQRT(10)" office:value-type="float" office:value="0.000156360416713069" calcext:value-type="float">
            <text:p>0,000156</text:p>
          </table:table-cell>
          <table:table-cell table:style-name="ce19" table:formula="of:=[.H63]-[.A50]*STDEV([.H52:.H61])/SQRT(10)" office:value-type="float" office:value="0.000378206471106767" calcext:value-type="float">
            <text:p>0,000378</text:p>
          </table:table-cell>
          <table:table-cell table:style-name="ce19" table:formula="of:=[.I63]-[.A50]*STDEV([.I52:.I61])/SQRT(10)" office:value-type="float" office:value="0.00136024458527099" calcext:value-type="float">
            <text:p>0,00136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63]+[.A50]*STDEV([.D52:.D61])/SQRT(10)" office:value-type="float" office:value="0" calcext:value-type="float">
            <text:p>0,000000</text:p>
          </table:table-cell>
          <table:table-cell table:style-name="ce19" table:formula="of:=[.E63]+[.A50]*STDEV([.E52:.E61])/SQRT(10)" office:value-type="float" office:value="0.0000945550727607342" calcext:value-type="float">
            <text:p>0,000095</text:p>
          </table:table-cell>
          <table:table-cell table:style-name="ce19" table:formula="of:=[.F63]+[.A50]*STDEV([.F52:.F61])/SQRT(10)" office:value-type="float" office:value="0.0000493581329671766" calcext:value-type="float">
            <text:p>0,000049</text:p>
          </table:table-cell>
          <table:table-cell table:style-name="ce19" table:formula="of:=[.G63]+[.A50]*STDEV([.G52:.G61])/SQRT(10)" office:value-type="float" office:value="0.000361239583286931" calcext:value-type="float">
            <text:p>0,000361</text:p>
          </table:table-cell>
          <table:table-cell table:style-name="ce19" table:formula="of:=[.H63]+[.A50]*STDEV([.H52:.H61])/SQRT(10)" office:value-type="float" office:value="0.000560393528893233" calcext:value-type="float">
            <text:p>0,000560</text:p>
          </table:table-cell>
          <table:table-cell table:style-name="ce19" table:formula="of:=[.I63]+[.A50]*STDEV([.I52:.I61])/SQRT(10)" office:value-type="float" office:value="0.001612155414729" calcext:value-type="float">
            <text:p>0,001612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16384" calcext:value-type="float">
            <text:p>16.384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4" calcext:value-type="float">
            <text:p>0,000044</text:p>
          </table:table-cell>
          <table:table-cell table:style-name="ce17" office:value-type="float" office:value="0.000058" calcext:value-type="float">
            <text:p>0,000058</text:p>
          </table:table-cell>
          <table:table-cell table:style-name="ce17" office:value-type="float" office:value="0.000176" calcext:value-type="float">
            <text:p>0,000176</text:p>
          </table:table-cell>
          <table:table-cell table:style-name="ce17" office:value-type="float" office:value="0.000615" calcext:value-type="float">
            <text:p>0,000615</text:p>
          </table:table-cell>
          <table:table-cell table:style-name="ce17" office:value-type="float" office:value="0.001955" calcext:value-type="float">
            <text:p>0,00195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4" calcext:value-type="float">
            <text:p>0,000034</text:p>
          </table:table-cell>
          <table:table-cell table:style-name="ce17" office:value-type="float" office:value="0.000058" calcext:value-type="float">
            <text:p>0,000058</text:p>
          </table:table-cell>
          <table:table-cell table:style-name="ce17" office:value-type="float" office:value="0.000179" calcext:value-type="float">
            <text:p>0,000179</text:p>
          </table:table-cell>
          <table:table-cell table:style-name="ce17" office:value-type="float" office:value="0.000752" calcext:value-type="float">
            <text:p>0,000752</text:p>
          </table:table-cell>
          <table:table-cell table:style-name="ce17" office:value-type="float" office:value="0.001378" calcext:value-type="float">
            <text:p>0,00137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41" calcext:value-type="float">
            <text:p>0,000041</text:p>
          </table:table-cell>
          <table:table-cell table:style-name="ce17" office:value-type="float" office:value="0.000057" calcext:value-type="float">
            <text:p>0,000057</text:p>
          </table:table-cell>
          <table:table-cell table:style-name="ce17" office:value-type="float" office:value="0.000316" calcext:value-type="float">
            <text:p>0,000316</text:p>
          </table:table-cell>
          <table:table-cell table:style-name="ce17" office:value-type="float" office:value="0.000364" calcext:value-type="float">
            <text:p>0,000364</text:p>
          </table:table-cell>
          <table:table-cell table:style-name="ce17" office:value-type="float" office:value="0.001463" calcext:value-type="float">
            <text:p>0,00146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233" calcext:value-type="float">
            <text:p>0,000233</text:p>
          </table:table-cell>
          <table:table-cell table:style-name="ce17" office:value-type="float" office:value="0.000432" calcext:value-type="float">
            <text:p>0,000432</text:p>
          </table:table-cell>
          <table:table-cell table:style-name="ce17" office:value-type="float" office:value="0.000665" calcext:value-type="float">
            <text:p>0,000665</text:p>
          </table:table-cell>
          <table:table-cell table:style-name="ce17" office:value-type="float" office:value="0.000464" calcext:value-type="float">
            <text:p>0,000464</text:p>
          </table:table-cell>
          <table:table-cell table:style-name="ce17" office:value-type="float" office:value="0.000954" calcext:value-type="float">
            <text:p>0,00095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8" calcext:value-type="float">
            <text:p>0,000038</text:p>
          </table:table-cell>
          <table:table-cell table:style-name="ce17" office:value-type="float" office:value="0.000061" calcext:value-type="float">
            <text:p>0,000061</text:p>
          </table:table-cell>
          <table:table-cell table:style-name="ce17" office:value-type="float" office:value="0.000175" calcext:value-type="float">
            <text:p>0,000175</text:p>
          </table:table-cell>
          <table:table-cell table:style-name="ce17" office:value-type="float" office:value="0.000593" calcext:value-type="float">
            <text:p>0,000593</text:p>
          </table:table-cell>
          <table:table-cell table:style-name="ce17" office:value-type="float" office:value="0.000991" calcext:value-type="float">
            <text:p>0,00099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24" calcext:value-type="float">
            <text:p>0,000124</text:p>
          </table:table-cell>
          <table:table-cell table:style-name="ce17" office:value-type="float" office:value="0.000056" calcext:value-type="float">
            <text:p>0,000056</text:p>
          </table:table-cell>
          <table:table-cell table:style-name="ce17" office:value-type="float" office:value="0.000176" calcext:value-type="float">
            <text:p>0,000176</text:p>
          </table:table-cell>
          <table:table-cell table:style-name="ce17" office:value-type="float" office:value="0.000518" calcext:value-type="float">
            <text:p>0,000518</text:p>
          </table:table-cell>
          <table:table-cell table:style-name="ce17" office:value-type="float" office:value="0.001338" calcext:value-type="float">
            <text:p>0,00133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62" calcext:value-type="float">
            <text:p>0,000062</text:p>
          </table:table-cell>
          <table:table-cell table:style-name="ce17" office:value-type="float" office:value="0.000059" calcext:value-type="float">
            <text:p>0,000059</text:p>
          </table:table-cell>
          <table:table-cell table:style-name="ce17" office:value-type="float" office:value="0.000115" calcext:value-type="float">
            <text:p>0,000115</text:p>
          </table:table-cell>
          <table:table-cell table:style-name="ce17" office:value-type="float" office:value="0.000568" calcext:value-type="float">
            <text:p>0,000568</text:p>
          </table:table-cell>
          <table:table-cell table:style-name="ce17" office:value-type="float" office:value="0.001042" calcext:value-type="float">
            <text:p>0,00104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" calcext:value-type="float">
            <text:p>0,000050</text:p>
          </table:table-cell>
          <table:table-cell table:style-name="ce17" office:value-type="float" office:value="0.000054" calcext:value-type="float">
            <text:p>0,000054</text:p>
          </table:table-cell>
          <table:table-cell table:style-name="ce17" office:value-type="float" office:value="0.000129" calcext:value-type="float">
            <text:p>0,000129</text:p>
          </table:table-cell>
          <table:table-cell table:style-name="ce17" office:value-type="float" office:value="0.000613" calcext:value-type="float">
            <text:p>0,000613</text:p>
          </table:table-cell>
          <table:table-cell table:style-name="ce17" office:value-type="float" office:value="0.001234" calcext:value-type="float">
            <text:p>0,00123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4" calcext:value-type="float">
            <text:p>0,000044</text:p>
          </table:table-cell>
          <table:table-cell table:style-name="ce17" office:value-type="float" office:value="0.000058" calcext:value-type="float">
            <text:p>0,000058</text:p>
          </table:table-cell>
          <table:table-cell table:style-name="ce17" office:value-type="float" office:value="0.0003" calcext:value-type="float">
            <text:p>0,000300</text:p>
          </table:table-cell>
          <table:table-cell table:style-name="ce17" office:value-type="float" office:value="0.000681" calcext:value-type="float">
            <text:p>0,000681</text:p>
          </table:table-cell>
          <table:table-cell table:style-name="ce17" office:value-type="float" office:value="0.001405" calcext:value-type="float">
            <text:p>0,00140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4" calcext:value-type="float">
            <text:p>0,000044</text:p>
          </table:table-cell>
          <table:table-cell table:style-name="ce17" office:value-type="float" office:value="0.000056" calcext:value-type="float">
            <text:p>0,000056</text:p>
          </table:table-cell>
          <table:table-cell table:style-name="ce17" office:value-type="float" office:value="0.000323" calcext:value-type="float">
            <text:p>0,000323</text:p>
          </table:table-cell>
          <table:table-cell table:style-name="ce17" office:value-type="float" office:value="0.000367" calcext:value-type="float">
            <text:p>0,000367</text:p>
          </table:table-cell>
          <table:table-cell table:style-name="ce17" office:value-type="float" office:value="0.001098" calcext:value-type="float">
            <text:p>0,001098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68:.D77])" office:value-type="float" office:value="0.0000001" calcext:value-type="float">
            <text:p>0,000000</text:p>
          </table:table-cell>
          <table:table-cell table:style-name="ce18" table:formula="of:=AVERAGE([.E68:.E77])" office:value-type="float" office:value="0.0000714" calcext:value-type="float">
            <text:p>0,000071</text:p>
          </table:table-cell>
          <table:table-cell table:style-name="ce18" table:formula="of:=AVERAGE([.F68:.F77])" office:value-type="float" office:value="0.0000949" calcext:value-type="float">
            <text:p>0,000095</text:p>
          </table:table-cell>
          <table:table-cell table:style-name="ce18" table:formula="of:=AVERAGE([.G68:.G77])" office:value-type="float" office:value="0.0002554" calcext:value-type="float">
            <text:p>0,000255</text:p>
          </table:table-cell>
          <table:table-cell table:style-name="ce18" table:formula="of:=AVERAGE([.H68:.H77])" office:value-type="float" office:value="0.0005535" calcext:value-type="float">
            <text:p>0,000554</text:p>
          </table:table-cell>
          <table:table-cell table:style-name="ce18" table:formula="of:=AVERAGE([.I68:.I77])" office:value-type="float" office:value="0.0012858" calcext:value-type="float">
            <text:p>0,001286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79]-[.A66]*STDEV([.D68:.D77])/SQRT(10)" office:value-type="float" office:value="-0.0000000959999999999999" calcext:value-type="float">
            <text:p>0,000000</text:p>
          </table:table-cell>
          <table:table-cell table:style-name="ce19" table:formula="of:=[.E79]-[.A66]*STDEV([.E68:.E77])/SQRT(10)" office:value-type="float" office:value="0.0000326829573213839" calcext:value-type="float">
            <text:p>0,000033</text:p>
          </table:table-cell>
          <table:table-cell table:style-name="ce19" table:formula="of:=[.F79]-[.A66]*STDEV([.F68:.F77])/SQRT(10)" office:value-type="float" office:value="0.0000214777442278796" calcext:value-type="float">
            <text:p>0,000021</text:p>
          </table:table-cell>
          <table:table-cell table:style-name="ce19" table:formula="of:=[.G79]-[.A66]*STDEV([.G68:.G77])/SQRT(10)" office:value-type="float" office:value="0.000154481166836357" calcext:value-type="float">
            <text:p>0,000154</text:p>
          </table:table-cell>
          <table:table-cell table:style-name="ce19" table:formula="of:=[.H79]-[.A66]*STDEV([.H68:.H77])/SQRT(10)" office:value-type="float" office:value="0.000474905737896742" calcext:value-type="float">
            <text:p>0,000475</text:p>
          </table:table-cell>
          <table:table-cell table:style-name="ce19" table:formula="of:=[.I79]-[.A66]*STDEV([.I68:.I77])/SQRT(10)" office:value-type="float" office:value="0.00110111899494413" calcext:value-type="float">
            <text:p>0,00110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79]+[.A66]*STDEV([.D68:.D77])/SQRT(10)" office:value-type="float" office:value="0.000000296" calcext:value-type="float">
            <text:p>0,000000</text:p>
          </table:table-cell>
          <table:table-cell table:style-name="ce19" table:formula="of:=[.E79]+[.A66]*STDEV([.E68:.E77])/SQRT(10)" office:value-type="float" office:value="0.000110117042678616" calcext:value-type="float">
            <text:p>0,000110</text:p>
          </table:table-cell>
          <table:table-cell table:style-name="ce19" table:formula="of:=[.F79]+[.A66]*STDEV([.F68:.F77])/SQRT(10)" office:value-type="float" office:value="0.00016832225577212" calcext:value-type="float">
            <text:p>0,000168</text:p>
          </table:table-cell>
          <table:table-cell table:style-name="ce19" table:formula="of:=[.G79]+[.A66]*STDEV([.G68:.G77])/SQRT(10)" office:value-type="float" office:value="0.000356318833163642" calcext:value-type="float">
            <text:p>0,000356</text:p>
          </table:table-cell>
          <table:table-cell table:style-name="ce19" table:formula="of:=[.H79]+[.A66]*STDEV([.H68:.H77])/SQRT(10)" office:value-type="float" office:value="0.000632094262103258" calcext:value-type="float">
            <text:p>0,000632</text:p>
          </table:table-cell>
          <table:table-cell table:style-name="ce19" table:formula="of:=[.I79]+[.A66]*STDEV([.I68:.I77])/SQRT(10)" office:value-type="float" office:value="0.00147048100505586" calcext:value-type="float">
            <text:p>0,001470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32768" calcext:value-type="float">
            <text:p>32.768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66" calcext:value-type="float">
            <text:p>0,000066</text:p>
          </table:table-cell>
          <table:table-cell table:style-name="ce17" office:value-type="float" office:value="0.000118" calcext:value-type="float">
            <text:p>0,000118</text:p>
          </table:table-cell>
          <table:table-cell table:style-name="ce17" office:value-type="float" office:value="0.000252" calcext:value-type="float">
            <text:p>0,000252</text:p>
          </table:table-cell>
          <table:table-cell table:style-name="ce17" office:value-type="float" office:value="0.000688" calcext:value-type="float">
            <text:p>0,000688</text:p>
          </table:table-cell>
          <table:table-cell table:style-name="ce17" office:value-type="float" office:value="0.002869" calcext:value-type="float">
            <text:p>0,00286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4" calcext:value-type="float">
            <text:p>0,000054</text:p>
          </table:table-cell>
          <table:table-cell table:style-name="ce17" office:value-type="float" office:value="0.000261" calcext:value-type="float">
            <text:p>0,000261</text:p>
          </table:table-cell>
          <table:table-cell table:style-name="ce17" office:value-type="float" office:value="0.000295" calcext:value-type="float">
            <text:p>0,000295</text:p>
          </table:table-cell>
          <table:table-cell table:style-name="ce17" office:value-type="float" office:value="0.000838" calcext:value-type="float">
            <text:p>0,000838</text:p>
          </table:table-cell>
          <table:table-cell table:style-name="ce17" office:value-type="float" office:value="0.001519" calcext:value-type="float">
            <text:p>0,00151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73" calcext:value-type="float">
            <text:p>0,000073</text:p>
          </table:table-cell>
          <table:table-cell table:style-name="ce17" office:value-type="float" office:value="0.000084" calcext:value-type="float">
            <text:p>0,000084</text:p>
          </table:table-cell>
          <table:table-cell table:style-name="ce17" office:value-type="float" office:value="0.000194" calcext:value-type="float">
            <text:p>0,000194</text:p>
          </table:table-cell>
          <table:table-cell table:style-name="ce17" office:value-type="float" office:value="0.001347" calcext:value-type="float">
            <text:p>0,001347</text:p>
          </table:table-cell>
          <table:table-cell table:style-name="ce17" office:value-type="float" office:value="0.001375" calcext:value-type="float">
            <text:p>0,00137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2" calcext:value-type="float">
            <text:p>0,000052</text:p>
          </table:table-cell>
          <table:table-cell table:style-name="ce17" office:value-type="float" office:value="0.000215" calcext:value-type="float">
            <text:p>0,000215</text:p>
          </table:table-cell>
          <table:table-cell table:style-name="ce17" office:value-type="float" office:value="0.000224" calcext:value-type="float">
            <text:p>0,000224</text:p>
          </table:table-cell>
          <table:table-cell table:style-name="ce17" office:value-type="float" office:value="0.00178" calcext:value-type="float">
            <text:p>0,001780</text:p>
          </table:table-cell>
          <table:table-cell table:style-name="ce17" office:value-type="float" office:value="0.002477" calcext:value-type="float">
            <text:p>0,002477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95" calcext:value-type="float">
            <text:p>0,000195</text:p>
          </table:table-cell>
          <table:table-cell table:style-name="ce17" office:value-type="float" office:value="0.000123" calcext:value-type="float">
            <text:p>0,000123</text:p>
          </table:table-cell>
          <table:table-cell table:style-name="ce17" office:value-type="float" office:value="0.000307" calcext:value-type="float">
            <text:p>0,000307</text:p>
          </table:table-cell>
          <table:table-cell table:style-name="ce17" office:value-type="float" office:value="0.001818" calcext:value-type="float">
            <text:p>0,001818</text:p>
          </table:table-cell>
          <table:table-cell table:style-name="ce17" office:value-type="float" office:value="0.002296" calcext:value-type="float">
            <text:p>0,002296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81" calcext:value-type="float">
            <text:p>0,000181</text:p>
          </table:table-cell>
          <table:table-cell table:style-name="ce17" office:value-type="float" office:value="0.000076" calcext:value-type="float">
            <text:p>0,000076</text:p>
          </table:table-cell>
          <table:table-cell table:style-name="ce17" office:value-type="float" office:value="0.000392" calcext:value-type="float">
            <text:p>0,000392</text:p>
          </table:table-cell>
          <table:table-cell table:style-name="ce17" office:value-type="float" office:value="0.001256" calcext:value-type="float">
            <text:p>0,001256</text:p>
          </table:table-cell>
          <table:table-cell table:style-name="ce17" office:value-type="float" office:value="0.001218" calcext:value-type="float">
            <text:p>0,00121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78" calcext:value-type="float">
            <text:p>0,000078</text:p>
          </table:table-cell>
          <table:table-cell table:style-name="ce17" office:value-type="float" office:value="0.000167" calcext:value-type="float">
            <text:p>0,000167</text:p>
          </table:table-cell>
          <table:table-cell table:style-name="ce17" office:value-type="float" office:value="0.000326" calcext:value-type="float">
            <text:p>0,000326</text:p>
          </table:table-cell>
          <table:table-cell table:style-name="ce17" office:value-type="float" office:value="0.00164" calcext:value-type="float">
            <text:p>0,001640</text:p>
          </table:table-cell>
          <table:table-cell table:style-name="ce17" office:value-type="float" office:value="0.001458" calcext:value-type="float">
            <text:p>0,00145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68" calcext:value-type="float">
            <text:p>0,000068</text:p>
          </table:table-cell>
          <table:table-cell table:style-name="ce17" office:value-type="float" office:value="0.000128" calcext:value-type="float">
            <text:p>0,000128</text:p>
          </table:table-cell>
          <table:table-cell table:style-name="ce17" office:value-type="float" office:value="0.000186" calcext:value-type="float">
            <text:p>0,000186</text:p>
          </table:table-cell>
          <table:table-cell table:style-name="ce17" office:value-type="float" office:value="0.001536" calcext:value-type="float">
            <text:p>0,001536</text:p>
          </table:table-cell>
          <table:table-cell table:style-name="ce17" office:value-type="float" office:value="0.001972" calcext:value-type="float">
            <text:p>0,00197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87" calcext:value-type="float">
            <text:p>0,000087</text:p>
          </table:table-cell>
          <table:table-cell table:style-name="ce17" office:value-type="float" office:value="0.000084" calcext:value-type="float">
            <text:p>0,000084</text:p>
          </table:table-cell>
          <table:table-cell table:style-name="ce17" office:value-type="float" office:value="0.000332" calcext:value-type="float">
            <text:p>0,000332</text:p>
          </table:table-cell>
          <table:table-cell table:style-name="ce17" office:value-type="float" office:value="0.000786" calcext:value-type="float">
            <text:p>0,000786</text:p>
          </table:table-cell>
          <table:table-cell table:style-name="ce17" office:value-type="float" office:value="0.002131" calcext:value-type="float">
            <text:p>0,00213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79" calcext:value-type="float">
            <text:p>0,000079</text:p>
          </table:table-cell>
          <table:table-cell table:style-name="ce17" office:value-type="float" office:value="0.000099" calcext:value-type="float">
            <text:p>0,000099</text:p>
          </table:table-cell>
          <table:table-cell table:style-name="ce17" office:value-type="float" office:value="0.000235" calcext:value-type="float">
            <text:p>0,000235</text:p>
          </table:table-cell>
          <table:table-cell table:style-name="ce17" office:value-type="float" office:value="0.000792" calcext:value-type="float">
            <text:p>0,000792</text:p>
          </table:table-cell>
          <table:table-cell table:style-name="ce17" office:value-type="float" office:value="0.002714" calcext:value-type="float">
            <text:p>0,002714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84:.D93])" office:value-type="float" office:value="0.0000001" calcext:value-type="float">
            <text:p>0,000000</text:p>
          </table:table-cell>
          <table:table-cell table:style-name="ce18" table:formula="of:=AVERAGE([.E84:.E93])" office:value-type="float" office:value="0.0000933" calcext:value-type="float">
            <text:p>0,000093</text:p>
          </table:table-cell>
          <table:table-cell table:style-name="ce18" table:formula="of:=AVERAGE([.F84:.F93])" office:value-type="float" office:value="0.0001355" calcext:value-type="float">
            <text:p>0,000136</text:p>
          </table:table-cell>
          <table:table-cell table:style-name="ce18" table:formula="of:=AVERAGE([.G84:.G93])" office:value-type="float" office:value="0.0002743" calcext:value-type="float">
            <text:p>0,000274</text:p>
          </table:table-cell>
          <table:table-cell table:style-name="ce18" table:formula="of:=AVERAGE([.H84:.H93])" office:value-type="float" office:value="0.0012481" calcext:value-type="float">
            <text:p>0,001248</text:p>
          </table:table-cell>
          <table:table-cell table:style-name="ce18" table:formula="of:=AVERAGE([.I84:.I93])" office:value-type="float" office:value="0.0020029" calcext:value-type="float">
            <text:p>0,002003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95]-[.A82]*STDEV([.D84:.D93])/SQRT(10)" office:value-type="float" office:value="-0.0000000959999999999999" calcext:value-type="float">
            <text:p>0,000000</text:p>
          </table:table-cell>
          <table:table-cell table:style-name="ce19" table:formula="of:=[.E95]-[.A82]*STDEV([.E84:.E93])/SQRT(10)" office:value-type="float" office:value="0.0000615880183596869" calcext:value-type="float">
            <text:p>0,000062</text:p>
          </table:table-cell>
          <table:table-cell table:style-name="ce19" table:formula="of:=[.F95]-[.A82]*STDEV([.F84:.F93])/SQRT(10)" office:value-type="float" office:value="0.0000975399839597271" calcext:value-type="float">
            <text:p>0,000098</text:p>
          </table:table-cell>
          <table:table-cell table:style-name="ce19" table:formula="of:=[.G95]-[.A82]*STDEV([.G84:.G93])/SQRT(10)" office:value-type="float" office:value="0.000232891807552396" calcext:value-type="float">
            <text:p>0,000233</text:p>
          </table:table-cell>
          <table:table-cell table:style-name="ce19" table:formula="of:=[.H95]-[.A82]*STDEV([.H84:.H93])/SQRT(10)" office:value-type="float" office:value="0.000974207822126216" calcext:value-type="float">
            <text:p>0,000974</text:p>
          </table:table-cell>
          <table:table-cell table:style-name="ce19" table:formula="of:=[.I95]-[.A82]*STDEV([.I84:.I93])/SQRT(10)" office:value-type="float" office:value="0.00163766172047035" calcext:value-type="float">
            <text:p>0,001638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95]+[.A82]*STDEV([.D84:.D93])/SQRT(10)" office:value-type="float" office:value="0.000000296" calcext:value-type="float">
            <text:p>0,000000</text:p>
          </table:table-cell>
          <table:table-cell table:style-name="ce19" table:formula="of:=[.E95]+[.A82]*STDEV([.E84:.E93])/SQRT(10)" office:value-type="float" office:value="0.000125011981640313" calcext:value-type="float">
            <text:p>0,000125</text:p>
          </table:table-cell>
          <table:table-cell table:style-name="ce19" table:formula="of:=[.F95]+[.A82]*STDEV([.F84:.F93])/SQRT(10)" office:value-type="float" office:value="0.000173460016040273" calcext:value-type="float">
            <text:p>0,000173</text:p>
          </table:table-cell>
          <table:table-cell table:style-name="ce19" table:formula="of:=[.G95]+[.A82]*STDEV([.G84:.G93])/SQRT(10)" office:value-type="float" office:value="0.000315708192447604" calcext:value-type="float">
            <text:p>0,000316</text:p>
          </table:table-cell>
          <table:table-cell table:style-name="ce19" table:formula="of:=[.H95]+[.A82]*STDEV([.H84:.H93])/SQRT(10)" office:value-type="float" office:value="0.00152199217787378" calcext:value-type="float">
            <text:p>0,001522</text:p>
          </table:table-cell>
          <table:table-cell table:style-name="ce19" table:formula="of:=[.I95]+[.A82]*STDEV([.I84:.I93])/SQRT(10)" office:value-type="float" office:value="0.00236813827952965" calcext:value-type="float">
            <text:p>0,002368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65536" calcext:value-type="float">
            <text:p>65.536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17" calcext:value-type="float">
            <text:p>0,000117</text:p>
          </table:table-cell>
          <table:table-cell table:style-name="ce17" office:value-type="float" office:value="0.000142" calcext:value-type="float">
            <text:p>0,000142</text:p>
          </table:table-cell>
          <table:table-cell table:style-name="ce17" office:value-type="float" office:value="0.00035" calcext:value-type="float">
            <text:p>0,000350</text:p>
          </table:table-cell>
          <table:table-cell table:style-name="ce17" office:value-type="float" office:value="0.000855" calcext:value-type="float">
            <text:p>0,000855</text:p>
          </table:table-cell>
          <table:table-cell table:style-name="ce17" office:value-type="float" office:value="0.002503" calcext:value-type="float">
            <text:p>0,00250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25" calcext:value-type="float">
            <text:p>0,000125</text:p>
          </table:table-cell>
          <table:table-cell table:style-name="ce17" office:value-type="float" office:value="0.000141" calcext:value-type="float">
            <text:p>0,000141</text:p>
          </table:table-cell>
          <table:table-cell table:style-name="ce17" office:value-type="float" office:value="0.000552" calcext:value-type="float">
            <text:p>0,000552</text:p>
          </table:table-cell>
          <table:table-cell table:style-name="ce17" office:value-type="float" office:value="0.000804" calcext:value-type="float">
            <text:p>0,000804</text:p>
          </table:table-cell>
          <table:table-cell table:style-name="ce17" office:value-type="float" office:value="0.002372" calcext:value-type="float">
            <text:p>0,00237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02" calcext:value-type="float">
            <text:p>0,000102</text:p>
          </table:table-cell>
          <table:table-cell table:style-name="ce17" office:value-type="float" office:value="0.000216" calcext:value-type="float">
            <text:p>0,000216</text:p>
          </table:table-cell>
          <table:table-cell table:style-name="ce17" office:value-type="float" office:value="0.000638" calcext:value-type="float">
            <text:p>0,000638</text:p>
          </table:table-cell>
          <table:table-cell table:style-name="ce17" office:value-type="float" office:value="0.000855" calcext:value-type="float">
            <text:p>0,000855</text:p>
          </table:table-cell>
          <table:table-cell table:style-name="ce17" office:value-type="float" office:value="0.001734" calcext:value-type="float">
            <text:p>0,00173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1" calcext:value-type="float">
            <text:p>0,000110</text:p>
          </table:table-cell>
          <table:table-cell table:style-name="ce17" office:value-type="float" office:value="0.000145" calcext:value-type="float">
            <text:p>0,000145</text:p>
          </table:table-cell>
          <table:table-cell table:style-name="ce17" office:value-type="float" office:value="0.000504" calcext:value-type="float">
            <text:p>0,000504</text:p>
          </table:table-cell>
          <table:table-cell table:style-name="ce17" office:value-type="float" office:value="0.000961" calcext:value-type="float">
            <text:p>0,000961</text:p>
          </table:table-cell>
          <table:table-cell table:style-name="ce17" office:value-type="float" office:value="0.00247" calcext:value-type="float">
            <text:p>0,00247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13" calcext:value-type="float">
            <text:p>0,000113</text:p>
          </table:table-cell>
          <table:table-cell table:style-name="ce17" office:value-type="float" office:value="0.000135" calcext:value-type="float">
            <text:p>0,000135</text:p>
          </table:table-cell>
          <table:table-cell table:style-name="ce17" office:value-type="float" office:value="0.000357" calcext:value-type="float">
            <text:p>0,000357</text:p>
          </table:table-cell>
          <table:table-cell table:style-name="ce17" office:value-type="float" office:value="0.000909" calcext:value-type="float">
            <text:p>0,000909</text:p>
          </table:table-cell>
          <table:table-cell table:style-name="ce17" office:value-type="float" office:value="0.001618" calcext:value-type="float">
            <text:p>0,00161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87" calcext:value-type="float">
            <text:p>0,000087</text:p>
          </table:table-cell>
          <table:table-cell table:style-name="ce17" office:value-type="float" office:value="0.000135" calcext:value-type="float">
            <text:p>0,000135</text:p>
          </table:table-cell>
          <table:table-cell table:style-name="ce17" office:value-type="float" office:value="0.000366" calcext:value-type="float">
            <text:p>0,000366</text:p>
          </table:table-cell>
          <table:table-cell table:style-name="ce17" office:value-type="float" office:value="0.001206" calcext:value-type="float">
            <text:p>0,001206</text:p>
          </table:table-cell>
          <table:table-cell table:style-name="ce17" office:value-type="float" office:value="0.002347" calcext:value-type="float">
            <text:p>0,002347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86" calcext:value-type="float">
            <text:p>0,000086</text:p>
          </table:table-cell>
          <table:table-cell table:style-name="ce17" office:value-type="float" office:value="0.000168" calcext:value-type="float">
            <text:p>0,000168</text:p>
          </table:table-cell>
          <table:table-cell table:style-name="ce17" office:value-type="float" office:value="0.000621" calcext:value-type="float">
            <text:p>0,000621</text:p>
          </table:table-cell>
          <table:table-cell table:style-name="ce17" office:value-type="float" office:value="0.001005" calcext:value-type="float">
            <text:p>0,001005</text:p>
          </table:table-cell>
          <table:table-cell table:style-name="ce17" office:value-type="float" office:value="0.002565" calcext:value-type="float">
            <text:p>0,00256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105" calcext:value-type="float">
            <text:p>0,000105</text:p>
          </table:table-cell>
          <table:table-cell table:style-name="ce17" office:value-type="float" office:value="0.000139" calcext:value-type="float">
            <text:p>0,000139</text:p>
          </table:table-cell>
          <table:table-cell table:style-name="ce17" office:value-type="float" office:value="0.000673" calcext:value-type="float">
            <text:p>0,000673</text:p>
          </table:table-cell>
          <table:table-cell table:style-name="ce17" office:value-type="float" office:value="0.00133" calcext:value-type="float">
            <text:p>0,001330</text:p>
          </table:table-cell>
          <table:table-cell table:style-name="ce17" office:value-type="float" office:value="0.00195" calcext:value-type="float">
            <text:p>0,00195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119" calcext:value-type="float">
            <text:p>0,000119</text:p>
          </table:table-cell>
          <table:table-cell table:style-name="ce17" office:value-type="float" office:value="0.000142" calcext:value-type="float">
            <text:p>0,000142</text:p>
          </table:table-cell>
          <table:table-cell table:style-name="ce17" office:value-type="float" office:value="0.000297" calcext:value-type="float">
            <text:p>0,000297</text:p>
          </table:table-cell>
          <table:table-cell table:style-name="ce17" office:value-type="float" office:value="0.001301" calcext:value-type="float">
            <text:p>0,001301</text:p>
          </table:table-cell>
          <table:table-cell table:style-name="ce17" office:value-type="float" office:value="0.001625" calcext:value-type="float">
            <text:p>0,00162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1" calcext:value-type="float">
            <text:p>0,000110</text:p>
          </table:table-cell>
          <table:table-cell table:style-name="ce17" office:value-type="float" office:value="0.000159" calcext:value-type="float">
            <text:p>0,000159</text:p>
          </table:table-cell>
          <table:table-cell table:style-name="ce17" office:value-type="float" office:value="0.000359" calcext:value-type="float">
            <text:p>0,000359</text:p>
          </table:table-cell>
          <table:table-cell table:style-name="ce17" office:value-type="float" office:value="0.000953" calcext:value-type="float">
            <text:p>0,000953</text:p>
          </table:table-cell>
          <table:table-cell table:style-name="ce17" office:value-type="float" office:value="0.002128" calcext:value-type="float">
            <text:p>0,002128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100:.D109])" office:value-type="float" office:value="0.0000003" calcext:value-type="float">
            <text:p>0,000000</text:p>
          </table:table-cell>
          <table:table-cell table:style-name="ce18" table:formula="of:=AVERAGE([.E100:.E109])" office:value-type="float" office:value="0.0001074" calcext:value-type="float">
            <text:p>0,000107</text:p>
          </table:table-cell>
          <table:table-cell table:style-name="ce18" table:formula="of:=AVERAGE([.F100:.F109])" office:value-type="float" office:value="0.0001522" calcext:value-type="float">
            <text:p>0,000152</text:p>
          </table:table-cell>
          <table:table-cell table:style-name="ce18" table:formula="of:=AVERAGE([.G100:.G109])" office:value-type="float" office:value="0.0004717" calcext:value-type="float">
            <text:p>0,000472</text:p>
          </table:table-cell>
          <table:table-cell table:style-name="ce18" table:formula="of:=AVERAGE([.H100:.H109])" office:value-type="float" office:value="0.0010179" calcext:value-type="float">
            <text:p>0,001018</text:p>
          </table:table-cell>
          <table:table-cell table:style-name="ce18" table:formula="of:=AVERAGE([.I100:.I109])" office:value-type="float" office:value="0.0021312" calcext:value-type="float">
            <text:p>0,002131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111]-[.A98]*STDEV([.D100:.D109])/SQRT(10)" office:value-type="float" office:value="0.000000000605054596218506" calcext:value-type="float">
            <text:p>0,000000</text:p>
          </table:table-cell>
          <table:table-cell table:style-name="ce19" table:formula="of:=[.E111]-[.A98]*STDEV([.E100:.E109])/SQRT(10)" office:value-type="float" office:value="0.0000994239799398447" calcext:value-type="float">
            <text:p>0,000099</text:p>
          </table:table-cell>
          <table:table-cell table:style-name="ce19" table:formula="of:=[.F111]-[.A98]*STDEV([.F100:.F109])/SQRT(10)" office:value-type="float" office:value="0.000136853479525747" calcext:value-type="float">
            <text:p>0,000137</text:p>
          </table:table-cell>
          <table:table-cell table:style-name="ce19" table:formula="of:=[.G111]-[.A98]*STDEV([.G100:.G109])/SQRT(10)" office:value-type="float" office:value="0.000383968231006854" calcext:value-type="float">
            <text:p>0,000384</text:p>
          </table:table-cell>
          <table:table-cell table:style-name="ce19" table:formula="of:=[.H111]-[.A98]*STDEV([.H100:.H109])/SQRT(10)" office:value-type="float" office:value="0.000898994248721472" calcext:value-type="float">
            <text:p>0,000899</text:p>
          </table:table-cell>
          <table:table-cell table:style-name="ce19" table:formula="of:=[.I111]-[.A98]*STDEV([.I100:.I109])/SQRT(10)" office:value-type="float" office:value="0.00189965977276412" calcext:value-type="float">
            <text:p>0,0019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111]+[.A98]*STDEV([.D100:.D109])/SQRT(10)" office:value-type="float" office:value="0.000000599394945403782" calcext:value-type="float">
            <text:p>0,000001</text:p>
          </table:table-cell>
          <table:table-cell table:style-name="ce19" table:formula="of:=[.E111]+[.A98]*STDEV([.E100:.E109])/SQRT(10)" office:value-type="float" office:value="0.000115376020060155" calcext:value-type="float">
            <text:p>0,000115</text:p>
          </table:table-cell>
          <table:table-cell table:style-name="ce19" table:formula="of:=[.F111]+[.A98]*STDEV([.F100:.F109])/SQRT(10)" office:value-type="float" office:value="0.000167546520474253" calcext:value-type="float">
            <text:p>0,000168</text:p>
          </table:table-cell>
          <table:table-cell table:style-name="ce19" table:formula="of:=[.G111]+[.A98]*STDEV([.G100:.G109])/SQRT(10)" office:value-type="float" office:value="0.000559431768993146" calcext:value-type="float">
            <text:p>0,000559</text:p>
          </table:table-cell>
          <table:table-cell table:style-name="ce19" table:formula="of:=[.H111]+[.A98]*STDEV([.H100:.H109])/SQRT(10)" office:value-type="float" office:value="0.00113680575127853" calcext:value-type="float">
            <text:p>0,001137</text:p>
          </table:table-cell>
          <table:table-cell table:style-name="ce19" table:formula="of:=[.I111]+[.A98]*STDEV([.I100:.I109])/SQRT(10)" office:value-type="float" office:value="0.00236274022723588" calcext:value-type="float">
            <text:p>0,002363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131072" calcext:value-type="float">
            <text:p>131.072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21" calcext:value-type="float">
            <text:p>0,000210</text:p>
          </table:table-cell>
          <table:table-cell table:style-name="ce17" table:formula="of:=+[.I7]" office:value-type="float" office:value="0.001674" calcext:value-type="float">
            <text:p>0,001674</text:p>
          </table:table-cell>
          <table:table-cell table:style-name="ce17" office:value-type="float" office:value="0.001195" calcext:value-type="float">
            <text:p>0,001195</text:p>
          </table:table-cell>
          <table:table-cell table:style-name="ce17" office:value-type="float" office:value="0.002233" calcext:value-type="float">
            <text:p>0,002233</text:p>
          </table:table-cell>
          <table:table-cell table:style-name="ce17" office:value-type="float" office:value="0.003834" calcext:value-type="float">
            <text:p>0,00383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149" calcext:value-type="float">
            <text:p>0,000149</text:p>
          </table:table-cell>
          <table:table-cell table:style-name="ce17" office:value-type="float" office:value="0.000265" calcext:value-type="float">
            <text:p>0,000265</text:p>
          </table:table-cell>
          <table:table-cell table:style-name="ce17" office:value-type="float" office:value="0.002829" calcext:value-type="float">
            <text:p>0,002829</text:p>
          </table:table-cell>
          <table:table-cell table:style-name="ce17" office:value-type="float" office:value="0.001584" calcext:value-type="float">
            <text:p>0,001584</text:p>
          </table:table-cell>
          <table:table-cell table:style-name="ce17" office:value-type="float" office:value="0.004192" calcext:value-type="float">
            <text:p>0,00419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.000003" calcext:value-type="float">
            <text:p>0,000003</text:p>
          </table:table-cell>
          <table:table-cell table:style-name="ce17" office:value-type="float" office:value="0.000149" calcext:value-type="float">
            <text:p>0,000149</text:p>
          </table:table-cell>
          <table:table-cell table:style-name="ce17" office:value-type="float" office:value="0.000254" calcext:value-type="float">
            <text:p>0,000254</text:p>
          </table:table-cell>
          <table:table-cell table:style-name="ce17" office:value-type="float" office:value="0.001553" calcext:value-type="float">
            <text:p>0,001553</text:p>
          </table:table-cell>
          <table:table-cell table:style-name="ce17" office:value-type="float" office:value="0.001916" calcext:value-type="float">
            <text:p>0,001916</text:p>
          </table:table-cell>
          <table:table-cell table:style-name="ce17" office:value-type="float" office:value="0.005016" calcext:value-type="float">
            <text:p>0,005016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157" calcext:value-type="float">
            <text:p>0,000157</text:p>
          </table:table-cell>
          <table:table-cell table:style-name="ce17" office:value-type="float" office:value="0.000394" calcext:value-type="float">
            <text:p>0,000394</text:p>
          </table:table-cell>
          <table:table-cell table:style-name="ce17" office:value-type="float" office:value="0.001664" calcext:value-type="float">
            <text:p>0,001664</text:p>
          </table:table-cell>
          <table:table-cell table:style-name="ce17" office:value-type="float" office:value="0.001925" calcext:value-type="float">
            <text:p>0,001925</text:p>
          </table:table-cell>
          <table:table-cell table:style-name="ce17" office:value-type="float" office:value="0.009245" calcext:value-type="float">
            <text:p>0,00924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199" calcext:value-type="float">
            <text:p>0,000199</text:p>
          </table:table-cell>
          <table:table-cell table:style-name="ce17" office:value-type="float" office:value="0.000262" calcext:value-type="float">
            <text:p>0,000262</text:p>
          </table:table-cell>
          <table:table-cell table:style-name="ce17" office:value-type="float" office:value="0.001577" calcext:value-type="float">
            <text:p>0,001577</text:p>
          </table:table-cell>
          <table:table-cell table:style-name="ce17" office:value-type="float" office:value="0.002134" calcext:value-type="float">
            <text:p>0,002134</text:p>
          </table:table-cell>
          <table:table-cell table:style-name="ce17" office:value-type="float" office:value="0.006874" calcext:value-type="float">
            <text:p>0,00687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88" calcext:value-type="float">
            <text:p>0,000188</text:p>
          </table:table-cell>
          <table:table-cell table:style-name="ce17" office:value-type="float" office:value="0.000257" calcext:value-type="float">
            <text:p>0,000257</text:p>
          </table:table-cell>
          <table:table-cell table:style-name="ce17" office:value-type="float" office:value="0.001845" calcext:value-type="float">
            <text:p>0,001845</text:p>
          </table:table-cell>
          <table:table-cell table:style-name="ce17" office:value-type="float" office:value="0.002026" calcext:value-type="float">
            <text:p>0,002026</text:p>
          </table:table-cell>
          <table:table-cell table:style-name="ce17" office:value-type="float" office:value="0.005019" calcext:value-type="float">
            <text:p>0,00501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231" calcext:value-type="float">
            <text:p>0,000231</text:p>
          </table:table-cell>
          <table:table-cell table:style-name="ce17" office:value-type="float" office:value="0.000273" calcext:value-type="float">
            <text:p>0,000273</text:p>
          </table:table-cell>
          <table:table-cell table:style-name="ce17" office:value-type="float" office:value="0.001003" calcext:value-type="float">
            <text:p>0,001003</text:p>
          </table:table-cell>
          <table:table-cell table:style-name="ce17" office:value-type="float" office:value="0.001986" calcext:value-type="float">
            <text:p>0,001986</text:p>
          </table:table-cell>
          <table:table-cell table:style-name="ce17" office:value-type="float" office:value="0.004174" calcext:value-type="float">
            <text:p>0,00417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195" calcext:value-type="float">
            <text:p>0,000195</text:p>
          </table:table-cell>
          <table:table-cell table:style-name="ce17" office:value-type="float" office:value="0.000281" calcext:value-type="float">
            <text:p>0,000281</text:p>
          </table:table-cell>
          <table:table-cell table:style-name="ce17" office:value-type="float" office:value="0.001893" calcext:value-type="float">
            <text:p>0,001893</text:p>
          </table:table-cell>
          <table:table-cell table:style-name="ce17" office:value-type="float" office:value="0.00192" calcext:value-type="float">
            <text:p>0,001920</text:p>
          </table:table-cell>
          <table:table-cell table:style-name="ce17" office:value-type="float" office:value="0.004748" calcext:value-type="float">
            <text:p>0,00474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209" calcext:value-type="float">
            <text:p>0,000209</text:p>
          </table:table-cell>
          <table:table-cell table:style-name="ce17" office:value-type="float" office:value="0.000404" calcext:value-type="float">
            <text:p>0,000404</text:p>
          </table:table-cell>
          <table:table-cell table:style-name="ce17" office:value-type="float" office:value="0.001113" calcext:value-type="float">
            <text:p>0,001113</text:p>
          </table:table-cell>
          <table:table-cell table:style-name="ce17" office:value-type="float" office:value="0.001993" calcext:value-type="float">
            <text:p>0,001993</text:p>
          </table:table-cell>
          <table:table-cell table:style-name="ce17" office:value-type="float" office:value="0.004573" calcext:value-type="float">
            <text:p>0,00457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85" calcext:value-type="float">
            <text:p>0,000185</text:p>
          </table:table-cell>
          <table:table-cell table:style-name="ce17" office:value-type="float" office:value="0.000421" calcext:value-type="float">
            <text:p>0,000421</text:p>
          </table:table-cell>
          <table:table-cell table:style-name="ce17" office:value-type="float" office:value="0.001136" calcext:value-type="float">
            <text:p>0,001136</text:p>
          </table:table-cell>
          <table:table-cell table:style-name="ce17" office:value-type="float" office:value="0.001849" calcext:value-type="float">
            <text:p>0,001849</text:p>
          </table:table-cell>
          <table:table-cell table:style-name="ce17" office:value-type="float" office:value="0.003512" calcext:value-type="float">
            <text:p>0,003512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116:.D125])" office:value-type="float" office:value="0.0000008" calcext:value-type="float">
            <text:p>0,000001</text:p>
          </table:table-cell>
          <table:table-cell table:style-name="ce18" table:formula="of:=AVERAGE([.E116:.E125])" office:value-type="float" office:value="0.0001872" calcext:value-type="float">
            <text:p>0,000187</text:p>
          </table:table-cell>
          <table:table-cell table:style-name="ce18" table:formula="of:=AVERAGE([.F116:.F125])" office:value-type="float" office:value="0.0004485" calcext:value-type="float">
            <text:p>0,000449</text:p>
          </table:table-cell>
          <table:table-cell table:style-name="ce18" table:formula="of:=AVERAGE([.G116:.G125])" office:value-type="float" office:value="0.0015808" calcext:value-type="float">
            <text:p>0,001581</text:p>
          </table:table-cell>
          <table:table-cell table:style-name="ce18" table:formula="of:=AVERAGE([.H116:.H125])" office:value-type="float" office:value="0.0019566" calcext:value-type="float">
            <text:p>0,001957</text:p>
          </table:table-cell>
          <table:table-cell table:style-name="ce18" table:formula="of:=AVERAGE([.I116:.I125])" office:value-type="float" office:value="0.0051187" calcext:value-type="float">
            <text:p>0,005119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127]-[.A114]*STDEV([.D116:.D125])/SQRT(10)" office:value-type="float" office:value="0.000000230437204710685" calcext:value-type="float">
            <text:p>0,000000</text:p>
          </table:table-cell>
          <table:table-cell table:style-name="ce19" table:formula="of:=[.E127]-[.A114]*STDEV([.E116:.E125])/SQRT(10)" office:value-type="float" office:value="0.000169976765254137" calcext:value-type="float">
            <text:p>0,000170</text:p>
          </table:table-cell>
          <table:table-cell table:style-name="ce19" table:formula="of:=[.F127]-[.A114]*STDEV([.F116:.F125])/SQRT(10)" office:value-type="float" office:value="0.000178382377209072" calcext:value-type="float">
            <text:p>0,000178</text:p>
          </table:table-cell>
          <table:table-cell table:style-name="ce19" table:formula="of:=[.G127]-[.A114]*STDEV([.G116:.G125])/SQRT(10)" office:value-type="float" office:value="0.00124559723677617" calcext:value-type="float">
            <text:p>0,001246</text:p>
          </table:table-cell>
          <table:table-cell table:style-name="ce19" table:formula="of:=[.H127]-[.A114]*STDEV([.H116:.H125])/SQRT(10)" office:value-type="float" office:value="0.00184939192166425" calcext:value-type="float">
            <text:p>0,001849</text:p>
          </table:table-cell>
          <table:table-cell table:style-name="ce19" table:formula="of:=[.I127]-[.A114]*STDEV([.I116:.I125])/SQRT(10)" office:value-type="float" office:value="0.00405422181059576" calcext:value-type="float">
            <text:p>0,004054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127]+[.A114]*STDEV([.D116:.D125])/SQRT(10)" office:value-type="float" office:value="0.00000136956279528931" calcext:value-type="float">
            <text:p>0,000001</text:p>
          </table:table-cell>
          <table:table-cell table:style-name="ce19" table:formula="of:=[.E127]+[.A114]*STDEV([.E116:.E125])/SQRT(10)" office:value-type="float" office:value="0.000204423234745863" calcext:value-type="float">
            <text:p>0,000204</text:p>
          </table:table-cell>
          <table:table-cell table:style-name="ce19" table:formula="of:=[.F127]+[.A114]*STDEV([.F116:.F125])/SQRT(10)" office:value-type="float" office:value="0.000718617622790928" calcext:value-type="float">
            <text:p>0,000719</text:p>
          </table:table-cell>
          <table:table-cell table:style-name="ce19" table:formula="of:=[.G127]+[.A114]*STDEV([.G116:.G125])/SQRT(10)" office:value-type="float" office:value="0.00191600276322383" calcext:value-type="float">
            <text:p>0,001916</text:p>
          </table:table-cell>
          <table:table-cell table:style-name="ce19" table:formula="of:=[.H127]+[.A114]*STDEV([.H116:.H125])/SQRT(10)" office:value-type="float" office:value="0.00206380807833575" calcext:value-type="float">
            <text:p>0,002064</text:p>
          </table:table-cell>
          <table:table-cell table:style-name="ce19" table:formula="of:=[.I127]+[.A114]*STDEV([.I116:.I125])/SQRT(10)" office:value-type="float" office:value="0.00618317818940424" calcext:value-type="float">
            <text:p>0,006183</text:p>
          </table:table-cell>
          <table:table-cell table:number-columns-repeated="1015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number:number-style style:name="N110">
      <number:number number:decimal-places="6" loext:min-decimal-places="6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8">00/00/0000</text:date>, <text:time style:data-style-name="N2" text:time-value="22:13:33.9272616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6T23:33:40.231585530</meta:creation-date>
    <dc:date>2023-07-28T22:23:42.448897314</dc:date>
    <meta:editing-duration>PT2H49M</meta:editing-duration>
    <meta:editing-cycles>19</meta:editing-cycles>
    <meta:generator>LibreOffice/6.4.7.2$Linux_X86_64 LibreOffice_project/40$Build-2</meta:generator>
    <meta:document-statistic meta:table-count="2" meta:cell-count="1897" meta:object-count="1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831cm" svg:y="0.316cm" chart:style-name="ch2">
          <text:p>MPI_Bcast</text:p>
        </chart:title>
        <chart:subtitle svg:x="6.54cm" svg:y="1.275cm" chart:style-name="ch3">
          <text:p>array_size 1024</text:p>
        </chart:subtitle>
        <chart:legend chart:legend-position="end" svg:x="13.622cm" svg:y="3.706cm" style:legend-expansion="high" chart:style-name="ch4"/>
        <chart:plot-area chart:style-name="ch5" table:cell-range-address="Planilha1.D14:Planilha1.I17 Planilha1.C15:Planilha1.C17" chart:data-source-has-labels="both" svg:x="1.33cm" svg:y="2.138cm" svg:width="11.973cm" svg:height="5.707cm">
          <chartooo:coordinate-region svg:x="3.089cm" svg:y="2.338cm" svg:width="9.418cm" svg:height="5.308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1.D14:Planilha1.I14"/>
          </chart:axis>
          <chart:axis chart:dimension="y" chart:name="primary-y" chart:style-name="ch6">
            <chart:title svg:x="0.451cm" svg:y="5.736cm" chart:style-name="ch8">
              <text:p>Tempo(s)</text:p>
            </chart:title>
            <chart:grid chart:style-name="ch9" chart:class="major"/>
          </chart:axis>
          <chart:series chart:style-name="ch10" chart:values-cell-range-address="Planilha1.D15:Planilha1.I15" chart:label-cell-address="Planilha1.C15:Planilha1.C15" chart:class="chart:line">
            <chart:data-point chart:repeated="6"/>
          </chart:series>
          <chart:series chart:style-name="ch11" chart:values-cell-range-address="Planilha1.D16:Planilha1.I16" chart:label-cell-address="Planilha1.C16:Planilha1.C16" chart:class="chart:line">
            <chart:data-point chart:repeated="6"/>
          </chart:series>
          <chart:series chart:style-name="ch12" chart:values-cell-range-address="Planilha1.D17:Planilha1.I17" chart:label-cell-address="Planilha1.C17:Planilha1.C1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14:Planilha1.I1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15:Planilha1.C15</svg:desc>
                </draw:g>
              </table:table-cell>
              <table:table-cell office:value-type="float" office:value="0.0000001">
                <text:p>0.0000001</text:p>
                <draw:g>
                  <svg:desc>Planilha1.D15:Planilha1.I15</svg:desc>
                </draw:g>
              </table:table-cell>
              <table:table-cell office:value-type="float" office:value="0.0000355">
                <text:p>0.0000355</text:p>
              </table:table-cell>
              <table:table-cell office:value-type="float" office:value="0.0000553">
                <text:p>0.0000553</text:p>
              </table:table-cell>
              <table:table-cell office:value-type="float" office:value="0.0001863">
                <text:p>0.0001863</text:p>
              </table:table-cell>
              <table:table-cell office:value-type="float" office:value="0.0005386">
                <text:p>0.0005386</text:p>
              </table:table-cell>
              <table:table-cell office:value-type="float" office:value="0.0013939">
                <text:p>0.0013939</text:p>
              </table:table-cell>
            </table:table-row>
            <table:table-row>
              <table:table-cell office:value-type="string">
                <text:p>min</text:p>
                <draw:g>
                  <svg:desc>Planilha1.C16:Planilha1.C16</svg:desc>
                </draw:g>
              </table:table-cell>
              <table:table-cell office:value-type="float" office:value="-0.000000096">
                <text:p>-0.000000096</text:p>
                <draw:g>
                  <svg:desc>Planilha1.D16:Planilha1.I16</svg:desc>
                </draw:g>
              </table:table-cell>
              <table:table-cell office:value-type="float" office:value="0.0000147197886867765">
                <text:p>0.0000147197886867765</text:p>
              </table:table-cell>
              <table:table-cell office:value-type="float" office:value="0.0000462799767430701">
                <text:p>0.0000462799767430701</text:p>
              </table:table-cell>
              <table:table-cell office:value-type="float" office:value="0.000129680420489022">
                <text:p>0.000129680420489022</text:p>
              </table:table-cell>
              <table:table-cell office:value-type="float" office:value="0.000452961381670806">
                <text:p>0.000452961381670806</text:p>
              </table:table-cell>
              <table:table-cell office:value-type="float" office:value="0.00118772794667668">
                <text:p>0.00118772794667668</text:p>
              </table:table-cell>
            </table:table-row>
            <table:table-row>
              <table:table-cell office:value-type="string">
                <text:p>max</text:p>
                <draw:g>
                  <svg:desc>Planilha1.C17:Planilha1.C17</svg:desc>
                </draw:g>
              </table:table-cell>
              <table:table-cell office:value-type="float" office:value="0.000000296">
                <text:p>0.000000296</text:p>
                <draw:g>
                  <svg:desc>Planilha1.D17:Planilha1.I17</svg:desc>
                </draw:g>
              </table:table-cell>
              <table:table-cell office:value-type="float" office:value="0.0000562802113132235">
                <text:p>0.0000562802113132235</text:p>
              </table:table-cell>
              <table:table-cell office:value-type="float" office:value="0.0000643200232569299">
                <text:p>0.0000643200232569299</text:p>
              </table:table-cell>
              <table:table-cell office:value-type="float" office:value="0.000242919579510978">
                <text:p>0.000242919579510978</text:p>
              </table:table-cell>
              <table:table-cell office:value-type="float" office:value="0.000624238618329194">
                <text:p>0.000624238618329194</text:p>
              </table:table-cell>
              <table:table-cell office:value-type="float" office:value="0.00160007205332332">
                <text:p>0.001600072053323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148cm" svg:y="0.316cm" chart:style-name="ch2">
          <text:p>Custom</text:p>
        </chart:title>
        <chart:subtitle svg:x="6.54cm" svg:y="1.275cm" chart:style-name="ch3">
          <text:p>array_size 2048</text:p>
        </chart:subtitle>
        <chart:legend chart:legend-position="end" svg:x="13.622cm" svg:y="3.705cm" style:legend-expansion="high" chart:style-name="ch4"/>
        <chart:plot-area chart:style-name="ch5" table:cell-range-address="Planilha2.D30:Planilha2.I33 Planilha2.C31:Planilha2.C33" chart:data-source-has-labels="both" svg:x="1.33cm" svg:y="2.138cm" svg:width="11.973cm" svg:height="5.706cm">
          <chartooo:coordinate-region svg:x="3.089cm" svg:y="2.337cm" svg:width="9.418cm" svg:height="5.308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2.D30:Planilha2.I30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31:Planilha2.I31" chart:label-cell-address="Planilha2.C31:Planilha2.C31" chart:class="chart:line">
            <chart:data-point chart:repeated="6"/>
          </chart:series>
          <chart:series chart:style-name="ch11" chart:values-cell-range-address="Planilha2.D32:Planilha2.I32" chart:label-cell-address="Planilha2.C32:Planilha2.C32" chart:class="chart:line">
            <chart:data-point chart:repeated="6"/>
          </chart:series>
          <chart:series chart:style-name="ch12" chart:values-cell-range-address="Planilha2.D33:Planilha2.I33" chart:label-cell-address="Planilha2.C33:Planilha2.C3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30:Planilha2.I3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31:Planilha2.C31</svg:desc>
                </draw:g>
              </table:table-cell>
              <table:table-cell office:value-type="float" office:value="0.0000001">
                <text:p>0.0000001</text:p>
                <draw:g>
                  <svg:desc>Planilha2.D31:Planilha2.I31</svg:desc>
                </draw:g>
              </table:table-cell>
              <table:table-cell office:value-type="float" office:value="0.0000612">
                <text:p>0.0000612</text:p>
              </table:table-cell>
              <table:table-cell office:value-type="float" office:value="0.0000447">
                <text:p>0.0000447</text:p>
              </table:table-cell>
              <table:table-cell office:value-type="float" office:value="0.0001834">
                <text:p>0.0001834</text:p>
              </table:table-cell>
              <table:table-cell office:value-type="float" office:value="0.0005825">
                <text:p>0.0005825</text:p>
              </table:table-cell>
              <table:table-cell office:value-type="float" office:value="0.0011715">
                <text:p>0.0011715</text:p>
              </table:table-cell>
            </table:table-row>
            <table:table-row>
              <table:table-cell office:value-type="string">
                <text:p>min</text:p>
                <draw:g>
                  <svg:desc>Planilha2.C32:Planilha2.C32</svg:desc>
                </draw:g>
              </table:table-cell>
              <table:table-cell office:value-type="float" office:value="-0.000000096">
                <text:p>-0.000000096</text:p>
                <draw:g>
                  <svg:desc>Planilha2.D32:Planilha2.I32</svg:desc>
                </draw:g>
              </table:table-cell>
              <table:table-cell office:value-type="float" office:value="0.0000270189886112837">
                <text:p>0.0000270189886112837</text:p>
              </table:table-cell>
              <table:table-cell office:value-type="float" office:value="0.0000256655619234796">
                <text:p>0.0000256655619234796</text:p>
              </table:table-cell>
              <table:table-cell office:value-type="float" office:value="0.000147817376925121">
                <text:p>0.000147817376925121</text:p>
              </table:table-cell>
              <table:table-cell office:value-type="float" office:value="0.000475888390834352">
                <text:p>0.000475888390834352</text:p>
              </table:table-cell>
              <table:table-cell office:value-type="float" office:value="0.000904665957044458">
                <text:p>0.000904665957044458</text:p>
              </table:table-cell>
            </table:table-row>
            <table:table-row>
              <table:table-cell office:value-type="string">
                <text:p>max</text:p>
                <draw:g>
                  <svg:desc>Planilha2.C33:Planilha2.C33</svg:desc>
                </draw:g>
              </table:table-cell>
              <table:table-cell office:value-type="float" office:value="0.000000296">
                <text:p>0.000000296</text:p>
                <draw:g>
                  <svg:desc>Planilha2.D33:Planilha2.I33</svg:desc>
                </draw:g>
              </table:table-cell>
              <table:table-cell office:value-type="float" office:value="0.0000953810113887163">
                <text:p>0.0000953810113887163</text:p>
              </table:table-cell>
              <table:table-cell office:value-type="float" office:value="0.0000637344380765204">
                <text:p>0.0000637344380765204</text:p>
              </table:table-cell>
              <table:table-cell office:value-type="float" office:value="0.000218982623074879">
                <text:p>0.000218982623074879</text:p>
              </table:table-cell>
              <table:table-cell office:value-type="float" office:value="0.000689111609165648">
                <text:p>0.000689111609165648</text:p>
              </table:table-cell>
              <table:table-cell office:value-type="float" office:value="0.00143833404295554">
                <text:p>0.0014383340429555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6.54cm" svg:y="1.275cm" chart:style-name="ch3">
          <text:p>array_size 4096</text:p>
        </chart:subtitle>
        <chart:legend chart:legend-position="end" svg:x="13.622cm" svg:y="3.706cm" style:legend-expansion="high" chart:style-name="ch4"/>
        <chart:plot-area chart:style-name="ch5" table:cell-range-address="Planilha2.D46:Planilha2.I49 Planilha2.C47:Planilha2.C49" chart:data-source-has-labels="both" svg:x="1.33cm" svg:y="2.138cm" svg:width="11.973cm" svg:height="5.707cm">
          <chartooo:coordinate-region svg:x="3.089cm" svg:y="2.337cm" svg:width="9.418cm" svg:height="5.309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46:Planilha2.I46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47:Planilha2.I47" chart:label-cell-address="Planilha2.C47:Planilha2.C47" chart:class="chart:line">
            <chart:data-point chart:repeated="6"/>
          </chart:series>
          <chart:series chart:style-name="ch11" chart:values-cell-range-address="Planilha2.D48:Planilha2.I48" chart:label-cell-address="Planilha2.C48:Planilha2.C48" chart:class="chart:line">
            <chart:data-point chart:repeated="6"/>
          </chart:series>
          <chart:series chart:style-name="ch12" chart:values-cell-range-address="Planilha2.D49:Planilha2.I49" chart:label-cell-address="Planilha2.C49:Planilha2.C4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46:Planilha2.I4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47:Planilha2.C47</svg:desc>
                </draw:g>
              </table:table-cell>
              <table:table-cell office:value-type="float" office:value="0.0000001">
                <text:p>0.0000001</text:p>
                <draw:g>
                  <svg:desc>Planilha2.D47:Planilha2.I47</svg:desc>
                </draw:g>
              </table:table-cell>
              <table:table-cell office:value-type="float" office:value="0.0000303">
                <text:p>0.0000303</text:p>
              </table:table-cell>
              <table:table-cell office:value-type="float" office:value="0.000038">
                <text:p>0.000038</text:p>
              </table:table-cell>
              <table:table-cell office:value-type="float" office:value="0.0002114">
                <text:p>0.0002114</text:p>
              </table:table-cell>
              <table:table-cell office:value-type="float" office:value="0.0004277">
                <text:p>0.0004277</text:p>
              </table:table-cell>
              <table:table-cell office:value-type="float" office:value="0.0011706">
                <text:p>0.0011706</text:p>
              </table:table-cell>
            </table:table-row>
            <table:table-row>
              <table:table-cell office:value-type="string">
                <text:p>min</text:p>
                <draw:g>
                  <svg:desc>Planilha2.C48:Planilha2.C48</svg:desc>
                </draw:g>
              </table:table-cell>
              <table:table-cell office:value-type="float" office:value="-0.0000000959999999999999">
                <text:p>-0.0000000959999999999999</text:p>
                <draw:g>
                  <svg:desc>Planilha2.D48:Planilha2.I48</svg:desc>
                </draw:g>
              </table:table-cell>
              <table:table-cell office:value-type="float" office:value="0.0000265236429076571">
                <text:p>0.0000265236429076571</text:p>
              </table:table-cell>
              <table:table-cell office:value-type="float" office:value="0.0000313822783376754">
                <text:p>0.0000313822783376754</text:p>
              </table:table-cell>
              <table:table-cell office:value-type="float" office:value="0.000174910061197944">
                <text:p>0.000174910061197944</text:p>
              </table:table-cell>
              <table:table-cell office:value-type="float" office:value="0.000361383577083467">
                <text:p>0.000361383577083467</text:p>
              </table:table-cell>
              <table:table-cell office:value-type="float" office:value="0.00100149688634708">
                <text:p>0.00100149688634708</text:p>
              </table:table-cell>
            </table:table-row>
            <table:table-row>
              <table:table-cell office:value-type="string">
                <text:p>max</text:p>
                <draw:g>
                  <svg:desc>Planilha2.C49:Planilha2.C49</svg:desc>
                </draw:g>
              </table:table-cell>
              <table:table-cell office:value-type="float" office:value="0.000000296">
                <text:p>0.000000296</text:p>
                <draw:g>
                  <svg:desc>Planilha2.D49:Planilha2.I49</svg:desc>
                </draw:g>
              </table:table-cell>
              <table:table-cell office:value-type="float" office:value="0.0000340763570923429">
                <text:p>0.0000340763570923429</text:p>
              </table:table-cell>
              <table:table-cell office:value-type="float" office:value="0.0000446177216623246">
                <text:p>0.0000446177216623246</text:p>
              </table:table-cell>
              <table:table-cell office:value-type="float" office:value="0.000247889938802056">
                <text:p>0.000247889938802056</text:p>
              </table:table-cell>
              <table:table-cell office:value-type="float" office:value="0.000494016422916533">
                <text:p>0.000494016422916533</text:p>
              </table:table-cell>
              <table:table-cell office:value-type="float" office:value="0.00133970311365292">
                <text:p>0.0013397031136529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7.016cm" svg:y="1.275cm" chart:style-name="ch3">
          <text:p>array_size</text:p>
        </chart:subtitle>
        <chart:legend chart:legend-position="end" svg:x="13.622cm" svg:y="3.706cm" style:legend-expansion="high" chart:style-name="ch4"/>
        <chart:plot-area chart:style-name="ch5" table:cell-range-address="Planilha2.D62:Planilha2.I65 Planilha2.C63:Planilha2.C65" chart:data-source-has-labels="both" svg:x="1.33cm" svg:y="2.138cm" svg:width="11.973cm" svg:height="5.707cm">
          <chartooo:coordinate-region svg:x="2.983cm" svg:y="2.337cm" svg:width="9.524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62:Planilha2.I62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63:Planilha2.I63" chart:label-cell-address="Planilha2.C63:Planilha2.C63" chart:class="chart:line">
            <chart:data-point chart:repeated="6"/>
          </chart:series>
          <chart:series chart:style-name="ch11" chart:values-cell-range-address="Planilha2.D64:Planilha2.I64" chart:label-cell-address="Planilha2.C64:Planilha2.C64" chart:class="chart:line">
            <chart:data-point chart:repeated="6"/>
          </chart:series>
          <chart:series chart:style-name="ch12" chart:values-cell-range-address="Planilha2.D65:Planilha2.I65" chart:label-cell-address="Planilha2.C65:Planilha2.C65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62:Planilha2.I6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63:Planilha2.C63</svg:desc>
                </draw:g>
              </table:table-cell>
              <table:table-cell office:value-type="float" office:value="0">
                <text:p>0</text:p>
                <draw:g>
                  <svg:desc>Planilha2.D63:Planilha2.I63</svg:desc>
                </draw:g>
              </table:table-cell>
              <table:table-cell office:value-type="float" office:value="0.0000649">
                <text:p>0.0000649</text:p>
              </table:table-cell>
              <table:table-cell office:value-type="float" office:value="0.0000446">
                <text:p>0.0000446</text:p>
              </table:table-cell>
              <table:table-cell office:value-type="float" office:value="0.0002588">
                <text:p>0.0002588</text:p>
              </table:table-cell>
              <table:table-cell office:value-type="float" office:value="0.0004693">
                <text:p>0.0004693</text:p>
              </table:table-cell>
              <table:table-cell office:value-type="float" office:value="0.0014862">
                <text:p>0.0014862</text:p>
              </table:table-cell>
            </table:table-row>
            <table:table-row>
              <table:table-cell office:value-type="string">
                <text:p>min</text:p>
                <draw:g>
                  <svg:desc>Planilha2.C64:Planilha2.C64</svg:desc>
                </draw:g>
              </table:table-cell>
              <table:table-cell office:value-type="float" office:value="0">
                <text:p>0</text:p>
                <draw:g>
                  <svg:desc>Planilha2.D64:Planilha2.I64</svg:desc>
                </draw:g>
              </table:table-cell>
              <table:table-cell office:value-type="float" office:value="0.0000352449272392657">
                <text:p>0.0000352449272392657</text:p>
              </table:table-cell>
              <table:table-cell office:value-type="float" office:value="0.0000398418670328233">
                <text:p>0.0000398418670328233</text:p>
              </table:table-cell>
              <table:table-cell office:value-type="float" office:value="0.000156360416713069">
                <text:p>0.000156360416713069</text:p>
              </table:table-cell>
              <table:table-cell office:value-type="float" office:value="0.000378206471106767">
                <text:p>0.000378206471106767</text:p>
              </table:table-cell>
              <table:table-cell office:value-type="float" office:value="0.00136024458527099">
                <text:p>0.00136024458527099</text:p>
              </table:table-cell>
            </table:table-row>
            <table:table-row>
              <table:table-cell office:value-type="string">
                <text:p>max</text:p>
                <draw:g>
                  <svg:desc>Planilha2.C65:Planilha2.C65</svg:desc>
                </draw:g>
              </table:table-cell>
              <table:table-cell office:value-type="float" office:value="0">
                <text:p>0</text:p>
                <draw:g>
                  <svg:desc>Planilha2.D65:Planilha2.I65</svg:desc>
                </draw:g>
              </table:table-cell>
              <table:table-cell office:value-type="float" office:value="0.0000945550727607342">
                <text:p>0.0000945550727607342</text:p>
              </table:table-cell>
              <table:table-cell office:value-type="float" office:value="0.0000493581329671766">
                <text:p>0.0000493581329671766</text:p>
              </table:table-cell>
              <table:table-cell office:value-type="float" office:value="0.000361239583286931">
                <text:p>0.000361239583286931</text:p>
              </table:table-cell>
              <table:table-cell office:value-type="float" office:value="0.000560393528893233">
                <text:p>0.000560393528893233</text:p>
              </table:table-cell>
              <table:table-cell office:value-type="float" office:value="0.001612155414729">
                <text:p>0.00161215541472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7.016cm" svg:y="1.275cm" chart:style-name="ch3">
          <text:p>array_size</text:p>
        </chart:subtitle>
        <chart:legend chart:legend-position="end" svg:x="13.622cm" svg:y="3.706cm" style:legend-expansion="high" chart:style-name="ch4"/>
        <chart:plot-area chart:style-name="ch5" table:cell-range-address="Planilha2.D78:Planilha2.I81 Planilha2.C79:Planilha2.C81" chart:data-source-has-labels="both" svg:x="1.33cm" svg:y="2.138cm" svg:width="11.973cm" svg:height="5.707cm">
          <chartooo:coordinate-region svg:x="3.089cm" svg:y="2.337cm" svg:width="9.418cm" svg:height="5.309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78:Planilha2.I78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79:Planilha2.I79" chart:label-cell-address="Planilha2.C79:Planilha2.C79" chart:class="chart:line">
            <chart:data-point chart:repeated="6"/>
          </chart:series>
          <chart:series chart:style-name="ch11" chart:values-cell-range-address="Planilha2.D80:Planilha2.I80" chart:label-cell-address="Planilha2.C80:Planilha2.C80" chart:class="chart:line">
            <chart:data-point chart:repeated="6"/>
          </chart:series>
          <chart:series chart:style-name="ch12" chart:values-cell-range-address="Planilha2.D81:Planilha2.I81" chart:label-cell-address="Planilha2.C81:Planilha2.C8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78:Planilha2.I7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79:Planilha2.C79</svg:desc>
                </draw:g>
              </table:table-cell>
              <table:table-cell office:value-type="float" office:value="0.0000001">
                <text:p>0.0000001</text:p>
                <draw:g>
                  <svg:desc>Planilha2.D79:Planilha2.I79</svg:desc>
                </draw:g>
              </table:table-cell>
              <table:table-cell office:value-type="float" office:value="0.0000714">
                <text:p>0.0000714</text:p>
              </table:table-cell>
              <table:table-cell office:value-type="float" office:value="0.0000949">
                <text:p>0.0000949</text:p>
              </table:table-cell>
              <table:table-cell office:value-type="float" office:value="0.0002554">
                <text:p>0.0002554</text:p>
              </table:table-cell>
              <table:table-cell office:value-type="float" office:value="0.0005535">
                <text:p>0.0005535</text:p>
              </table:table-cell>
              <table:table-cell office:value-type="float" office:value="0.0012858">
                <text:p>0.0012858</text:p>
              </table:table-cell>
            </table:table-row>
            <table:table-row>
              <table:table-cell office:value-type="string">
                <text:p>min</text:p>
                <draw:g>
                  <svg:desc>Planilha2.C80:Planilha2.C80</svg:desc>
                </draw:g>
              </table:table-cell>
              <table:table-cell office:value-type="float" office:value="-0.0000000959999999999999">
                <text:p>-0.0000000959999999999999</text:p>
                <draw:g>
                  <svg:desc>Planilha2.D80:Planilha2.I80</svg:desc>
                </draw:g>
              </table:table-cell>
              <table:table-cell office:value-type="float" office:value="0.0000326829573213839">
                <text:p>0.0000326829573213839</text:p>
              </table:table-cell>
              <table:table-cell office:value-type="float" office:value="0.0000214777442278796">
                <text:p>0.0000214777442278796</text:p>
              </table:table-cell>
              <table:table-cell office:value-type="float" office:value="0.000154481166836357">
                <text:p>0.000154481166836357</text:p>
              </table:table-cell>
              <table:table-cell office:value-type="float" office:value="0.000474905737896742">
                <text:p>0.000474905737896742</text:p>
              </table:table-cell>
              <table:table-cell office:value-type="float" office:value="0.00110111899494413">
                <text:p>0.00110111899494413</text:p>
              </table:table-cell>
            </table:table-row>
            <table:table-row>
              <table:table-cell office:value-type="string">
                <text:p>max</text:p>
                <draw:g>
                  <svg:desc>Planilha2.C81:Planilha2.C81</svg:desc>
                </draw:g>
              </table:table-cell>
              <table:table-cell office:value-type="float" office:value="0.000000296">
                <text:p>0.000000296</text:p>
                <draw:g>
                  <svg:desc>Planilha2.D81:Planilha2.I81</svg:desc>
                </draw:g>
              </table:table-cell>
              <table:table-cell office:value-type="float" office:value="0.000110117042678616">
                <text:p>0.000110117042678616</text:p>
              </table:table-cell>
              <table:table-cell office:value-type="float" office:value="0.00016832225577212">
                <text:p>0.00016832225577212</text:p>
              </table:table-cell>
              <table:table-cell office:value-type="float" office:value="0.000356318833163642">
                <text:p>0.000356318833163642</text:p>
              </table:table-cell>
              <table:table-cell office:value-type="float" office:value="0.000632094262103258">
                <text:p>0.000632094262103258</text:p>
              </table:table-cell>
              <table:table-cell office:value-type="float" office:value="0.00147048100505586">
                <text:p>0.0014704810050558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6.434cm" svg:y="1.275cm" chart:style-name="ch3">
          <text:p>array_size 32768</text:p>
        </chart:subtitle>
        <chart:legend chart:legend-position="end" svg:x="13.622cm" svg:y="3.706cm" style:legend-expansion="high" chart:style-name="ch4"/>
        <chart:plot-area chart:style-name="ch5" table:cell-range-address="Planilha2.D94:Planilha2.I97 Planilha2.C95:Planilha2.C97" chart:data-source-has-labels="both" svg:x="1.33cm" svg:y="2.138cm" svg:width="11.973cm" svg:height="5.707cm">
          <chartooo:coordinate-region svg:x="3.089cm" svg:y="2.337cm" svg:width="9.418cm" svg:height="5.309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94:Planilha2.I94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95:Planilha2.I95" chart:label-cell-address="Planilha2.C95:Planilha2.C95" chart:class="chart:line">
            <chart:data-point chart:repeated="6"/>
          </chart:series>
          <chart:series chart:style-name="ch11" chart:values-cell-range-address="Planilha2.D96:Planilha2.I96" chart:label-cell-address="Planilha2.C96:Planilha2.C96" chart:class="chart:line">
            <chart:data-point chart:repeated="6"/>
          </chart:series>
          <chart:series chart:style-name="ch12" chart:values-cell-range-address="Planilha2.D97:Planilha2.I97" chart:label-cell-address="Planilha2.C97:Planilha2.C9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94:Planilha2.I9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95:Planilha2.C95</svg:desc>
                </draw:g>
              </table:table-cell>
              <table:table-cell office:value-type="float" office:value="0.0000001">
                <text:p>0.0000001</text:p>
                <draw:g>
                  <svg:desc>Planilha2.D95:Planilha2.I95</svg:desc>
                </draw:g>
              </table:table-cell>
              <table:table-cell office:value-type="float" office:value="0.0000933">
                <text:p>0.0000933</text:p>
              </table:table-cell>
              <table:table-cell office:value-type="float" office:value="0.0001355">
                <text:p>0.0001355</text:p>
              </table:table-cell>
              <table:table-cell office:value-type="float" office:value="0.0002743">
                <text:p>0.0002743</text:p>
              </table:table-cell>
              <table:table-cell office:value-type="float" office:value="0.0012481">
                <text:p>0.0012481</text:p>
              </table:table-cell>
              <table:table-cell office:value-type="float" office:value="0.0020029">
                <text:p>0.0020029</text:p>
              </table:table-cell>
            </table:table-row>
            <table:table-row>
              <table:table-cell office:value-type="string">
                <text:p>min</text:p>
                <draw:g>
                  <svg:desc>Planilha2.C96:Planilha2.C96</svg:desc>
                </draw:g>
              </table:table-cell>
              <table:table-cell office:value-type="float" office:value="-0.0000000959999999999999">
                <text:p>-0.0000000959999999999999</text:p>
                <draw:g>
                  <svg:desc>Planilha2.D96:Planilha2.I96</svg:desc>
                </draw:g>
              </table:table-cell>
              <table:table-cell office:value-type="float" office:value="0.0000615880183596869">
                <text:p>0.0000615880183596869</text:p>
              </table:table-cell>
              <table:table-cell office:value-type="float" office:value="0.0000975399839597271">
                <text:p>0.0000975399839597271</text:p>
              </table:table-cell>
              <table:table-cell office:value-type="float" office:value="0.000232891807552396">
                <text:p>0.000232891807552396</text:p>
              </table:table-cell>
              <table:table-cell office:value-type="float" office:value="0.000974207822126216">
                <text:p>0.000974207822126216</text:p>
              </table:table-cell>
              <table:table-cell office:value-type="float" office:value="0.00163766172047035">
                <text:p>0.00163766172047035</text:p>
              </table:table-cell>
            </table:table-row>
            <table:table-row>
              <table:table-cell office:value-type="string">
                <text:p>max</text:p>
                <draw:g>
                  <svg:desc>Planilha2.C97:Planilha2.C97</svg:desc>
                </draw:g>
              </table:table-cell>
              <table:table-cell office:value-type="float" office:value="0.000000296">
                <text:p>0.000000296</text:p>
                <draw:g>
                  <svg:desc>Planilha2.D97:Planilha2.I97</svg:desc>
                </draw:g>
              </table:table-cell>
              <table:table-cell office:value-type="float" office:value="0.000125011981640313">
                <text:p>0.000125011981640313</text:p>
              </table:table-cell>
              <table:table-cell office:value-type="float" office:value="0.000173460016040273">
                <text:p>0.000173460016040273</text:p>
              </table:table-cell>
              <table:table-cell office:value-type="float" office:value="0.000315708192447604">
                <text:p>0.000315708192447604</text:p>
              </table:table-cell>
              <table:table-cell office:value-type="float" office:value="0.00152199217787378">
                <text:p>0.00152199217787378</text:p>
              </table:table-cell>
              <table:table-cell office:value-type="float" office:value="0.00236813827952965">
                <text:p>0.0023681382795296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6.434cm" svg:y="1.275cm" chart:style-name="ch3">
          <text:p>array_size 65536</text:p>
        </chart:subtitle>
        <chart:legend chart:legend-position="end" svg:x="13.622cm" svg:y="3.706cm" style:legend-expansion="high" chart:style-name="ch4"/>
        <chart:plot-area chart:style-name="ch5" table:cell-range-address="Planilha2.D110:Planilha2.I113 Planilha2.C111:Planilha2.C113" chart:data-source-has-labels="both" svg:x="1.33cm" svg:y="2.138cm" svg:width="11.973cm" svg:height="5.707cm">
          <chartooo:coordinate-region svg:x="2.983cm" svg:y="2.337cm" svg:width="9.524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110:Planilha2.I110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111:Planilha2.I111" chart:label-cell-address="Planilha2.C111:Planilha2.C111" chart:class="chart:line">
            <chart:data-point chart:repeated="6"/>
          </chart:series>
          <chart:series chart:style-name="ch11" chart:values-cell-range-address="Planilha2.D112:Planilha2.I112" chart:label-cell-address="Planilha2.C112:Planilha2.C112" chart:class="chart:line">
            <chart:data-point chart:repeated="6"/>
          </chart:series>
          <chart:series chart:style-name="ch12" chart:values-cell-range-address="Planilha2.D113:Planilha2.I113" chart:label-cell-address="Planilha2.C113:Planilha2.C11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110:Planilha2.I11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111:Planilha2.C111</svg:desc>
                </draw:g>
              </table:table-cell>
              <table:table-cell office:value-type="float" office:value="0.0000003">
                <text:p>0.0000003</text:p>
                <draw:g>
                  <svg:desc>Planilha2.D111:Planilha2.I111</svg:desc>
                </draw:g>
              </table:table-cell>
              <table:table-cell office:value-type="float" office:value="0.0001074">
                <text:p>0.0001074</text:p>
              </table:table-cell>
              <table:table-cell office:value-type="float" office:value="0.0001522">
                <text:p>0.0001522</text:p>
              </table:table-cell>
              <table:table-cell office:value-type="float" office:value="0.0004717">
                <text:p>0.0004717</text:p>
              </table:table-cell>
              <table:table-cell office:value-type="float" office:value="0.0010179">
                <text:p>0.0010179</text:p>
              </table:table-cell>
              <table:table-cell office:value-type="float" office:value="0.0021312">
                <text:p>0.0021312</text:p>
              </table:table-cell>
            </table:table-row>
            <table:table-row>
              <table:table-cell office:value-type="string">
                <text:p>min</text:p>
                <draw:g>
                  <svg:desc>Planilha2.C112:Planilha2.C112</svg:desc>
                </draw:g>
              </table:table-cell>
              <table:table-cell office:value-type="float" office:value="0.000000000605054596218506">
                <text:p>0.000000000605054596218506</text:p>
                <draw:g>
                  <svg:desc>Planilha2.D112:Planilha2.I112</svg:desc>
                </draw:g>
              </table:table-cell>
              <table:table-cell office:value-type="float" office:value="0.0000994239799398447">
                <text:p>0.0000994239799398447</text:p>
              </table:table-cell>
              <table:table-cell office:value-type="float" office:value="0.000136853479525747">
                <text:p>0.000136853479525747</text:p>
              </table:table-cell>
              <table:table-cell office:value-type="float" office:value="0.000383968231006854">
                <text:p>0.000383968231006854</text:p>
              </table:table-cell>
              <table:table-cell office:value-type="float" office:value="0.000898994248721472">
                <text:p>0.000898994248721472</text:p>
              </table:table-cell>
              <table:table-cell office:value-type="float" office:value="0.00189965977276412">
                <text:p>0.00189965977276412</text:p>
              </table:table-cell>
            </table:table-row>
            <table:table-row>
              <table:table-cell office:value-type="string">
                <text:p>max</text:p>
                <draw:g>
                  <svg:desc>Planilha2.C113:Planilha2.C113</svg:desc>
                </draw:g>
              </table:table-cell>
              <table:table-cell office:value-type="float" office:value="0.000000599394945403782">
                <text:p>0.000000599394945403782</text:p>
                <draw:g>
                  <svg:desc>Planilha2.D113:Planilha2.I113</svg:desc>
                </draw:g>
              </table:table-cell>
              <table:table-cell office:value-type="float" office:value="0.000115376020060155">
                <text:p>0.000115376020060155</text:p>
              </table:table-cell>
              <table:table-cell office:value-type="float" office:value="0.000167546520474253">
                <text:p>0.000167546520474253</text:p>
              </table:table-cell>
              <table:table-cell office:value-type="float" office:value="0.000559431768993146">
                <text:p>0.000559431768993146</text:p>
              </table:table-cell>
              <table:table-cell office:value-type="float" office:value="0.00113680575127853">
                <text:p>0.00113680575127853</text:p>
              </table:table-cell>
              <table:table-cell office:value-type="float" office:value="0.00236274022723588">
                <text:p>0.0023627402272358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148cm" svg:y="0.316cm" chart:style-name="ch2">
          <text:p>Custom</text:p>
        </chart:title>
        <chart:subtitle svg:x="6.328cm" svg:y="1.275cm" chart:style-name="ch3">
          <text:p>array_size 131072</text:p>
        </chart:subtitle>
        <chart:legend chart:legend-position="end" svg:x="13.622cm" svg:y="3.705cm" style:legend-expansion="high" chart:style-name="ch4"/>
        <chart:plot-area chart:style-name="ch5" table:cell-range-address="Planilha2.D126:Planilha2.I129 Planilha2.C127:Planilha2.C129" chart:data-source-has-labels="both" svg:x="1.33cm" svg:y="2.138cm" svg:width="11.973cm" svg:height="5.706cm">
          <chartooo:coordinate-region svg:x="2.983cm" svg:y="2.338cm" svg:width="9.524cm" svg:height="4.859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2.D126:Planilha2.I126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127:Planilha2.I127" chart:label-cell-address="Planilha2.C127:Planilha2.C127" chart:class="chart:line">
            <chart:data-point chart:repeated="6"/>
          </chart:series>
          <chart:series chart:style-name="ch11" chart:values-cell-range-address="Planilha2.D128:Planilha2.I128" chart:label-cell-address="Planilha2.C128:Planilha2.C128" chart:class="chart:line">
            <chart:data-point chart:repeated="6"/>
          </chart:series>
          <chart:series chart:style-name="ch12" chart:values-cell-range-address="Planilha2.D129:Planilha2.I129" chart:label-cell-address="Planilha2.C129:Planilha2.C12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126:Planilha2.I12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127:Planilha2.C127</svg:desc>
                </draw:g>
              </table:table-cell>
              <table:table-cell office:value-type="float" office:value="0.0000008">
                <text:p>0.0000008</text:p>
                <draw:g>
                  <svg:desc>Planilha2.D127:Planilha2.I127</svg:desc>
                </draw:g>
              </table:table-cell>
              <table:table-cell office:value-type="float" office:value="0.0001872">
                <text:p>0.0001872</text:p>
              </table:table-cell>
              <table:table-cell office:value-type="float" office:value="0.0004485">
                <text:p>0.0004485</text:p>
              </table:table-cell>
              <table:table-cell office:value-type="float" office:value="0.0015808">
                <text:p>0.0015808</text:p>
              </table:table-cell>
              <table:table-cell office:value-type="float" office:value="0.0019566">
                <text:p>0.0019566</text:p>
              </table:table-cell>
              <table:table-cell office:value-type="float" office:value="0.0051187">
                <text:p>0.0051187</text:p>
              </table:table-cell>
            </table:table-row>
            <table:table-row>
              <table:table-cell office:value-type="string">
                <text:p>min</text:p>
                <draw:g>
                  <svg:desc>Planilha2.C128:Planilha2.C128</svg:desc>
                </draw:g>
              </table:table-cell>
              <table:table-cell office:value-type="float" office:value="0.000000230437204710685">
                <text:p>0.000000230437204710685</text:p>
                <draw:g>
                  <svg:desc>Planilha2.D128:Planilha2.I128</svg:desc>
                </draw:g>
              </table:table-cell>
              <table:table-cell office:value-type="float" office:value="0.000169976765254137">
                <text:p>0.000169976765254137</text:p>
              </table:table-cell>
              <table:table-cell office:value-type="float" office:value="0.000178382377209072">
                <text:p>0.000178382377209072</text:p>
              </table:table-cell>
              <table:table-cell office:value-type="float" office:value="0.00124559723677617">
                <text:p>0.00124559723677617</text:p>
              </table:table-cell>
              <table:table-cell office:value-type="float" office:value="0.00184939192166425">
                <text:p>0.00184939192166425</text:p>
              </table:table-cell>
              <table:table-cell office:value-type="float" office:value="0.00405422181059576">
                <text:p>0.00405422181059576</text:p>
              </table:table-cell>
            </table:table-row>
            <table:table-row>
              <table:table-cell office:value-type="string">
                <text:p>max</text:p>
                <draw:g>
                  <svg:desc>Planilha2.C129:Planilha2.C129</svg:desc>
                </draw:g>
              </table:table-cell>
              <table:table-cell office:value-type="float" office:value="0.00000136956279528931">
                <text:p>0.00000136956279528931</text:p>
                <draw:g>
                  <svg:desc>Planilha2.D129:Planilha2.I129</svg:desc>
                </draw:g>
              </table:table-cell>
              <table:table-cell office:value-type="float" office:value="0.000204423234745863">
                <text:p>0.000204423234745863</text:p>
              </table:table-cell>
              <table:table-cell office:value-type="float" office:value="0.000718617622790928">
                <text:p>0.000718617622790928</text:p>
              </table:table-cell>
              <table:table-cell office:value-type="float" office:value="0.00191600276322383">
                <text:p>0.00191600276322383</text:p>
              </table:table-cell>
              <table:table-cell office:value-type="float" office:value="0.00206380807833575">
                <text:p>0.00206380807833575</text:p>
              </table:table-cell>
              <table:table-cell office:value-type="float" office:value="0.00618317818940424">
                <text:p>0.0061831781894042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791cm" svg:y="0.316cm" chart:style-name="ch2">
          <text:p>MPI_BCast</text:p>
        </chart:title>
        <chart:subtitle svg:x="6.474cm" svg:y="1.275cm" chart:style-name="ch3">
          <text:p>arrray_size 2048</text:p>
        </chart:subtitle>
        <chart:legend chart:legend-position="end" svg:x="13.622cm" svg:y="3.705cm" style:legend-expansion="high" chart:style-name="ch4"/>
        <chart:plot-area chart:style-name="ch5" table:cell-range-address="Planilha1.C30:Planilha1.I33" chart:data-source-has-labels="both" svg:x="1.33cm" svg:y="2.138cm" svg:width="11.973cm" svg:height="5.706cm">
          <chartooo:coordinate-region svg:x="3.089cm" svg:y="2.337cm" svg:width="9.418cm" svg:height="5.308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1.D30:Planilha1.I30"/>
          </chart:axis>
          <chart:axis chart:dimension="y" chart:name="primary-y" chart:style-name="ch6">
            <chart:title svg:x="0.451cm" svg:y="5.736cm" chart:style-name="ch8">
              <text:p>Tempo(s)</text:p>
            </chart:title>
            <chart:grid chart:style-name="ch9" chart:class="major"/>
          </chart:axis>
          <chart:series chart:style-name="ch10" chart:values-cell-range-address="Planilha1.D31:Planilha1.I31" chart:label-cell-address="Planilha1.C31:Planilha1.C31" chart:class="chart:line">
            <chart:data-point chart:repeated="6"/>
          </chart:series>
          <chart:series chart:style-name="ch11" chart:values-cell-range-address="Planilha1.D32:Planilha1.I32" chart:label-cell-address="Planilha1.C32:Planilha1.C32" chart:class="chart:line">
            <chart:data-point chart:repeated="6"/>
          </chart:series>
          <chart:series chart:style-name="ch12" chart:values-cell-range-address="Planilha1.D33:Planilha1.I33" chart:label-cell-address="Planilha1.C33:Planilha1.C3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30:Planilha1.I3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31:Planilha1.C31</svg:desc>
                </draw:g>
              </table:table-cell>
              <table:table-cell office:value-type="float" office:value="0.0000002">
                <text:p>0.0000002</text:p>
                <draw:g>
                  <svg:desc>Planilha1.D31:Planilha1.I31</svg:desc>
                </draw:g>
              </table:table-cell>
              <table:table-cell office:value-type="float" office:value="0.0000328">
                <text:p>0.0000328</text:p>
              </table:table-cell>
              <table:table-cell office:value-type="float" office:value="0.0000833">
                <text:p>0.0000833</text:p>
              </table:table-cell>
              <table:table-cell office:value-type="float" office:value="0.0002025">
                <text:p>0.0002025</text:p>
              </table:table-cell>
              <table:table-cell office:value-type="float" office:value="0.0005088">
                <text:p>0.0005088</text:p>
              </table:table-cell>
              <table:table-cell office:value-type="float" office:value="0.0023462">
                <text:p>0.0023462</text:p>
              </table:table-cell>
            </table:table-row>
            <table:table-row>
              <table:table-cell office:value-type="string">
                <text:p>min</text:p>
                <draw:g>
                  <svg:desc>Planilha1.C32:Planilha1.C32</svg:desc>
                </draw:g>
              </table:table-cell>
              <table:table-cell office:value-type="float" office:value="-0.0000000613333333333333">
                <text:p>-0.0000000613333333333333</text:p>
                <draw:g>
                  <svg:desc>Planilha1.D32:Planilha1.I32</svg:desc>
                </draw:g>
              </table:table-cell>
              <table:table-cell office:value-type="float" office:value="0.0000124545663982199">
                <text:p>0.0000124545663982199</text:p>
              </table:table-cell>
              <table:table-cell office:value-type="float" office:value="0.000000836987189541894">
                <text:p>0.000000836987189541894</text:p>
              </table:table-cell>
              <table:table-cell office:value-type="float" office:value="0.000159948735545619">
                <text:p>0.000159948735545619</text:p>
              </table:table-cell>
              <table:table-cell office:value-type="float" office:value="0.000289145913173564">
                <text:p>0.000289145913173564</text:p>
              </table:table-cell>
              <table:table-cell office:value-type="float" office:value="0.000671033055660953">
                <text:p>0.000671033055660953</text:p>
              </table:table-cell>
            </table:table-row>
            <table:table-row>
              <table:table-cell office:value-type="string">
                <text:p>max</text:p>
                <draw:g>
                  <svg:desc>Planilha1.C33:Planilha1.C33</svg:desc>
                </draw:g>
              </table:table-cell>
              <table:table-cell office:value-type="float" office:value="0.000000461333333333333">
                <text:p>0.000000461333333333333</text:p>
                <draw:g>
                  <svg:desc>Planilha1.D33:Planilha1.I33</svg:desc>
                </draw:g>
              </table:table-cell>
              <table:table-cell office:value-type="float" office:value="0.0000531454336017801">
                <text:p>0.0000531454336017801</text:p>
              </table:table-cell>
              <table:table-cell office:value-type="float" office:value="0.000165763012810458">
                <text:p>0.000165763012810458</text:p>
              </table:table-cell>
              <table:table-cell office:value-type="float" office:value="0.000245051264454381">
                <text:p>0.000245051264454381</text:p>
              </table:table-cell>
              <table:table-cell office:value-type="float" office:value="0.000728454086826436">
                <text:p>0.000728454086826436</text:p>
              </table:table-cell>
              <table:table-cell office:value-type="float" office:value="0.00402136694433905">
                <text:p>0.004021366944339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791cm" svg:y="0.316cm" chart:style-name="ch2">
          <text:p>MPI_BCast</text:p>
        </chart:title>
        <chart:subtitle svg:x="6.54cm" svg:y="1.275cm" chart:style-name="ch3">
          <text:p>array_size 4096</text:p>
        </chart:subtitle>
        <chart:legend chart:legend-position="end" svg:x="13.622cm" svg:y="3.705cm" style:legend-expansion="high" chart:style-name="ch4"/>
        <chart:plot-area chart:style-name="ch5" table:cell-range-address="Planilha1.C46:Planilha1.I49" chart:data-source-has-labels="both" svg:x="1.33cm" svg:y="2.138cm" svg:width="11.973cm" svg:height="5.706cm">
          <chartooo:coordinate-region svg:x="3.089cm" svg:y="2.338cm" svg:width="9.418cm" svg:height="5.307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1.D46:Planilha1.I46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47:Planilha1.I47" chart:label-cell-address="Planilha1.C47:Planilha1.C47" chart:class="chart:line">
            <chart:data-point chart:repeated="6"/>
          </chart:series>
          <chart:series chart:style-name="ch11" chart:values-cell-range-address="Planilha1.D48:Planilha1.I48" chart:label-cell-address="Planilha1.C48:Planilha1.C48" chart:class="chart:line">
            <chart:data-point chart:repeated="6"/>
          </chart:series>
          <chart:series chart:style-name="ch12" chart:values-cell-range-address="Planilha1.D49:Planilha1.I49" chart:label-cell-address="Planilha1.C49:Planilha1.C4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46:Planilha1.I4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47:Planilha1.C47</svg:desc>
                </draw:g>
              </table:table-cell>
              <table:table-cell office:value-type="float" office:value="0.0000003">
                <text:p>0.0000003</text:p>
                <draw:g>
                  <svg:desc>Planilha1.D47:Planilha1.I47</svg:desc>
                </draw:g>
              </table:table-cell>
              <table:table-cell office:value-type="float" office:value="0.0000483">
                <text:p>0.0000483</text:p>
              </table:table-cell>
              <table:table-cell office:value-type="float" office:value="0.0000622">
                <text:p>0.0000622</text:p>
              </table:table-cell>
              <table:table-cell office:value-type="float" office:value="0.0003701">
                <text:p>0.0003701</text:p>
              </table:table-cell>
              <table:table-cell office:value-type="float" office:value="0.000563">
                <text:p>0.000563</text:p>
              </table:table-cell>
              <table:table-cell office:value-type="float" office:value="0.0018368">
                <text:p>0.0018368</text:p>
              </table:table-cell>
            </table:table-row>
            <table:table-row>
              <table:table-cell office:value-type="string">
                <text:p>min</text:p>
                <draw:g>
                  <svg:desc>Planilha1.C48:Planilha1.C48</svg:desc>
                </draw:g>
              </table:table-cell>
              <table:table-cell office:value-type="float" office:value="-0.000000118337450178946">
                <text:p>-0.000000118337450178946</text:p>
                <draw:g>
                  <svg:desc>Planilha1.D48:Planilha1.I48</svg:desc>
                </draw:g>
              </table:table-cell>
              <table:table-cell office:value-type="float" office:value="0.00000154027105866987">
                <text:p>0.00000154027105866987</text:p>
              </table:table-cell>
              <table:table-cell office:value-type="float" office:value="0.000020492149718415">
                <text:p>0.000020492149718415</text:p>
              </table:table-cell>
              <table:table-cell office:value-type="float" office:value="0.000214429585147195">
                <text:p>0.000214429585147195</text:p>
              </table:table-cell>
              <table:table-cell office:value-type="float" office:value="0.000501203507327141">
                <text:p>0.000501203507327141</text:p>
              </table:table-cell>
              <table:table-cell office:value-type="float" office:value="0.00109440012193967">
                <text:p>0.00109440012193967</text:p>
              </table:table-cell>
            </table:table-row>
            <table:table-row>
              <table:table-cell office:value-type="string">
                <text:p>max</text:p>
                <draw:g>
                  <svg:desc>Planilha1.C49:Planilha1.C49</svg:desc>
                </draw:g>
              </table:table-cell>
              <table:table-cell office:value-type="float" office:value="0.000000718337450178946">
                <text:p>0.000000718337450178946</text:p>
                <draw:g>
                  <svg:desc>Planilha1.D49:Planilha1.I49</svg:desc>
                </draw:g>
              </table:table-cell>
              <table:table-cell office:value-type="float" office:value="0.0000950597289413301">
                <text:p>0.0000950597289413301</text:p>
              </table:table-cell>
              <table:table-cell office:value-type="float" office:value="0.000103907850281585">
                <text:p>0.000103907850281585</text:p>
              </table:table-cell>
              <table:table-cell office:value-type="float" office:value="0.000525770414852805">
                <text:p>0.000525770414852805</text:p>
              </table:table-cell>
              <table:table-cell office:value-type="float" office:value="0.000624796492672859">
                <text:p>0.000624796492672859</text:p>
              </table:table-cell>
              <table:table-cell office:value-type="float" office:value="0.00257919987806033">
                <text:p>0.002579199878060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831cm" svg:y="0.316cm" chart:style-name="ch2">
          <text:p>MPI_Bcast</text:p>
        </chart:title>
        <chart:subtitle svg:x="6.54cm" svg:y="1.275cm" chart:style-name="ch3">
          <text:p>array_size 8192</text:p>
        </chart:subtitle>
        <chart:legend chart:legend-position="end" svg:x="13.622cm" svg:y="3.706cm" style:legend-expansion="high" chart:style-name="ch4"/>
        <chart:plot-area chart:style-name="ch5" table:cell-range-address="Planilha1.C62:Planilha1.I65" chart:data-source-has-labels="both" svg:x="1.33cm" svg:y="2.138cm" svg:width="11.973cm" svg:height="5.707cm">
          <chartooo:coordinate-region svg:x="2.983cm" svg:y="2.337cm" svg:width="9.524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1.D62:Planilha1.I62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63:Planilha1.I63" chart:label-cell-address="Planilha1.C63:Planilha1.C63" chart:class="chart:line">
            <chart:data-point chart:repeated="6"/>
          </chart:series>
          <chart:series chart:style-name="ch11" chart:values-cell-range-address="Planilha1.D64:Planilha1.I64" chart:label-cell-address="Planilha1.C64:Planilha1.C64" chart:class="chart:line">
            <chart:data-point chart:repeated="6"/>
          </chart:series>
          <chart:series chart:style-name="ch12" chart:values-cell-range-address="Planilha1.D65:Planilha1.I65" chart:label-cell-address="Planilha1.C65:Planilha1.C65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62:Planilha1.I6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63:Planilha1.C63</svg:desc>
                </draw:g>
              </table:table-cell>
              <table:table-cell office:value-type="float" office:value="0">
                <text:p>0</text:p>
                <draw:g>
                  <svg:desc>Planilha1.D63:Planilha1.I63</svg:desc>
                </draw:g>
              </table:table-cell>
              <table:table-cell office:value-type="float" office:value="0.000049">
                <text:p>0.000049</text:p>
              </table:table-cell>
              <table:table-cell office:value-type="float" office:value="0.0000656">
                <text:p>0.0000656</text:p>
              </table:table-cell>
              <table:table-cell office:value-type="float" office:value="0.0003146">
                <text:p>0.0003146</text:p>
              </table:table-cell>
              <table:table-cell office:value-type="float" office:value="0.0004028">
                <text:p>0.0004028</text:p>
              </table:table-cell>
              <table:table-cell office:value-type="float" office:value="0.0019489">
                <text:p>0.0019489</text:p>
              </table:table-cell>
            </table:table-row>
            <table:table-row>
              <table:table-cell office:value-type="string">
                <text:p>min</text:p>
                <draw:g>
                  <svg:desc>Planilha1.C64:Planilha1.C64</svg:desc>
                </draw:g>
              </table:table-cell>
              <table:table-cell office:value-type="float" office:value="0">
                <text:p>0</text:p>
                <draw:g>
                  <svg:desc>Planilha1.D64:Planilha1.I64</svg:desc>
                </draw:g>
              </table:table-cell>
              <table:table-cell office:value-type="float" office:value="0.0000166933437886934">
                <text:p>0.0000166933437886934</text:p>
              </table:table-cell>
              <table:table-cell office:value-type="float" office:value="0.000043623902115657">
                <text:p>0.000043623902115657</text:p>
              </table:table-cell>
              <table:table-cell office:value-type="float" office:value="0.000176687786350237">
                <text:p>0.000176687786350237</text:p>
              </table:table-cell>
              <table:table-cell office:value-type="float" office:value="0.000337450466008632">
                <text:p>0.000337450466008632</text:p>
              </table:table-cell>
              <table:table-cell office:value-type="float" office:value="0.000442999590208053">
                <text:p>0.000442999590208053</text:p>
              </table:table-cell>
            </table:table-row>
            <table:table-row>
              <table:table-cell office:value-type="string">
                <text:p>max</text:p>
                <draw:g>
                  <svg:desc>Planilha1.C65:Planilha1.C65</svg:desc>
                </draw:g>
              </table:table-cell>
              <table:table-cell office:value-type="float" office:value="0">
                <text:p>0</text:p>
                <draw:g>
                  <svg:desc>Planilha1.D65:Planilha1.I65</svg:desc>
                </draw:g>
              </table:table-cell>
              <table:table-cell office:value-type="float" office:value="0.0000813066562113066">
                <text:p>0.0000813066562113066</text:p>
              </table:table-cell>
              <table:table-cell office:value-type="float" office:value="0.0000875760978843429">
                <text:p>0.0000875760978843429</text:p>
              </table:table-cell>
              <table:table-cell office:value-type="float" office:value="0.000452512213649763">
                <text:p>0.000452512213649763</text:p>
              </table:table-cell>
              <table:table-cell office:value-type="float" office:value="0.000468149533991367">
                <text:p>0.000468149533991367</text:p>
              </table:table-cell>
              <table:table-cell office:value-type="float" office:value="0.00345480040979195">
                <text:p>0.003454800409791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831cm" svg:y="0.316cm" chart:style-name="ch2">
          <text:p>MPI_Bcast</text:p>
        </chart:title>
        <chart:subtitle svg:x="6.434cm" svg:y="1.275cm" chart:style-name="ch3">
          <text:p>array_size 16384</text:p>
        </chart:subtitle>
        <chart:legend chart:legend-position="end" svg:x="13.622cm" svg:y="3.706cm" style:legend-expansion="high" chart:style-name="ch4"/>
        <chart:plot-area chart:style-name="ch5" table:cell-range-address="Planilha1.C78:Planilha1.I81" chart:data-source-has-labels="both" svg:x="1.33cm" svg:y="2.138cm" svg:width="11.973cm" svg:height="5.707cm">
          <chartooo:coordinate-region svg:x="2.983cm" svg:y="2.337cm" svg:width="9.524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1.D78:Planilha1.I78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79:Planilha1.I79" chart:label-cell-address="Planilha1.C79:Planilha1.C79" chart:class="chart:line">
            <chart:data-point chart:repeated="6"/>
          </chart:series>
          <chart:series chart:style-name="ch11" chart:values-cell-range-address="Planilha1.D80:Planilha1.I80" chart:label-cell-address="Planilha1.C80:Planilha1.C80" chart:class="chart:line">
            <chart:data-point chart:repeated="6"/>
          </chart:series>
          <chart:series chart:style-name="ch12" chart:values-cell-range-address="Planilha1.D81:Planilha1.I81" chart:label-cell-address="Planilha1.C81:Planilha1.C8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78:Planilha1.I7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79:Planilha1.C79</svg:desc>
                </draw:g>
              </table:table-cell>
              <table:table-cell office:value-type="float" office:value="0">
                <text:p>0</text:p>
                <draw:g>
                  <svg:desc>Planilha1.D79:Planilha1.I79</svg:desc>
                </draw:g>
              </table:table-cell>
              <table:table-cell office:value-type="float" office:value="0.0000644">
                <text:p>0.0000644</text:p>
              </table:table-cell>
              <table:table-cell office:value-type="float" office:value="0.0000642">
                <text:p>0.0000642</text:p>
              </table:table-cell>
              <table:table-cell office:value-type="float" office:value="0.0007546">
                <text:p>0.0007546</text:p>
              </table:table-cell>
              <table:table-cell office:value-type="float" office:value="0.0005852">
                <text:p>0.0005852</text:p>
              </table:table-cell>
              <table:table-cell office:value-type="float" office:value="0.0024383">
                <text:p>0.0024383</text:p>
              </table:table-cell>
            </table:table-row>
            <table:table-row>
              <table:table-cell office:value-type="string">
                <text:p>min</text:p>
                <draw:g>
                  <svg:desc>Planilha1.C80:Planilha1.C80</svg:desc>
                </draw:g>
              </table:table-cell>
              <table:table-cell office:value-type="float" office:value="0">
                <text:p>0</text:p>
                <draw:g>
                  <svg:desc>Planilha1.D80:Planilha1.I80</svg:desc>
                </draw:g>
              </table:table-cell>
              <table:table-cell office:value-type="float" office:value="0.000027944">
                <text:p>0.000027944</text:p>
              </table:table-cell>
              <table:table-cell office:value-type="float" office:value="0.0000267909753966001">
                <text:p>0.0000267909753966001</text:p>
              </table:table-cell>
              <table:table-cell office:value-type="float" office:value="0.0000770805313970675">
                <text:p>0.0000770805313970675</text:p>
              </table:table-cell>
              <table:table-cell office:value-type="float" office:value="0.000490015005888533">
                <text:p>0.000490015005888533</text:p>
              </table:table-cell>
              <table:table-cell office:value-type="float" office:value="0.000805069085104416">
                <text:p>0.000805069085104416</text:p>
              </table:table-cell>
            </table:table-row>
            <table:table-row>
              <table:table-cell office:value-type="string">
                <text:p>max</text:p>
                <draw:g>
                  <svg:desc>Planilha1.C81:Planilha1.C81</svg:desc>
                </draw:g>
              </table:table-cell>
              <table:table-cell office:value-type="float" office:value="0">
                <text:p>0</text:p>
                <draw:g>
                  <svg:desc>Planilha1.D81:Planilha1.I81</svg:desc>
                </draw:g>
              </table:table-cell>
              <table:table-cell office:value-type="float" office:value="0.000100856">
                <text:p>0.000100856</text:p>
              </table:table-cell>
              <table:table-cell office:value-type="float" office:value="0.0001016090246034">
                <text:p>0.0001016090246034</text:p>
              </table:table-cell>
              <table:table-cell office:value-type="float" office:value="0.00143211946860293">
                <text:p>0.00143211946860293</text:p>
              </table:table-cell>
              <table:table-cell office:value-type="float" office:value="0.000680384994111467">
                <text:p>0.000680384994111467</text:p>
              </table:table-cell>
              <table:table-cell office:value-type="float" office:value="0.00407153091489558">
                <text:p>0.004071530914895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831cm" svg:y="0.316cm" chart:style-name="ch2">
          <text:p>MPI_Bcast</text:p>
        </chart:title>
        <chart:subtitle svg:x="6.434cm" svg:y="1.275cm" chart:style-name="ch3">
          <text:p>array_size 32768</text:p>
        </chart:subtitle>
        <chart:legend chart:legend-position="end" svg:x="13.622cm" svg:y="3.705cm" style:legend-expansion="high" chart:style-name="ch4"/>
        <chart:plot-area chart:style-name="ch5" table:cell-range-address="Planilha1.C94:Planilha1.I97" chart:data-source-has-labels="both" svg:x="1.33cm" svg:y="2.138cm" svg:width="11.973cm" svg:height="5.706cm">
          <chartooo:coordinate-region svg:x="2.983cm" svg:y="2.337cm" svg:width="9.524cm" svg:height="4.86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1.D94:Planilha1.I94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95:Planilha1.I95" chart:label-cell-address="Planilha1.C95:Planilha1.C95" chart:class="chart:line">
            <chart:data-point chart:repeated="6"/>
          </chart:series>
          <chart:series chart:style-name="ch11" chart:values-cell-range-address="Planilha1.D96:Planilha1.I96" chart:label-cell-address="Planilha1.C96:Planilha1.C96" chart:class="chart:line">
            <chart:data-point chart:repeated="6"/>
          </chart:series>
          <chart:series chart:style-name="ch12" chart:values-cell-range-address="Planilha1.D97:Planilha1.I97" chart:label-cell-address="Planilha1.C97:Planilha1.C9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94:Planilha1.I9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95:Planilha1.C95</svg:desc>
                </draw:g>
              </table:table-cell>
              <table:table-cell office:value-type="float" office:value="0">
                <text:p>0</text:p>
                <draw:g>
                  <svg:desc>Planilha1.D95:Planilha1.I95</svg:desc>
                </draw:g>
              </table:table-cell>
              <table:table-cell office:value-type="float" office:value="0.0001009">
                <text:p>0.0001009</text:p>
              </table:table-cell>
              <table:table-cell office:value-type="float" office:value="0.0001096">
                <text:p>0.0001096</text:p>
              </table:table-cell>
              <table:table-cell office:value-type="float" office:value="0.000631">
                <text:p>0.000631</text:p>
              </table:table-cell>
              <table:table-cell office:value-type="float" office:value="0.0007401">
                <text:p>0.0007401</text:p>
              </table:table-cell>
              <table:table-cell office:value-type="float" office:value="0.0024442">
                <text:p>0.0024442</text:p>
              </table:table-cell>
            </table:table-row>
            <table:table-row>
              <table:table-cell office:value-type="string">
                <text:p>min</text:p>
                <draw:g>
                  <svg:desc>Planilha1.C96:Planilha1.C96</svg:desc>
                </draw:g>
              </table:table-cell>
              <table:table-cell office:value-type="float" office:value="0">
                <text:p>0</text:p>
                <draw:g>
                  <svg:desc>Planilha1.D96:Planilha1.I96</svg:desc>
                </draw:g>
              </table:table-cell>
              <table:table-cell office:value-type="float" office:value="0.0000363882045720836">
                <text:p>0.0000363882045720836</text:p>
              </table:table-cell>
              <table:table-cell office:value-type="float" office:value="0.0000896327822446669">
                <text:p>0.0000896327822446669</text:p>
              </table:table-cell>
              <table:table-cell office:value-type="float" office:value="0.000194923026325754">
                <text:p>0.000194923026325754</text:p>
              </table:table-cell>
              <table:table-cell office:value-type="float" office:value="0.000555992231612991">
                <text:p>0.000555992231612991</text:p>
              </table:table-cell>
              <table:table-cell office:value-type="float" office:value="0.00148770845070725">
                <text:p>0.00148770845070725</text:p>
              </table:table-cell>
            </table:table-row>
            <table:table-row>
              <table:table-cell office:value-type="string">
                <text:p>max</text:p>
                <draw:g>
                  <svg:desc>Planilha1.C97:Planilha1.C97</svg:desc>
                </draw:g>
              </table:table-cell>
              <table:table-cell office:value-type="float" office:value="0">
                <text:p>0</text:p>
                <draw:g>
                  <svg:desc>Planilha1.D97:Planilha1.I97</svg:desc>
                </draw:g>
              </table:table-cell>
              <table:table-cell office:value-type="float" office:value="0.000165411795427916">
                <text:p>0.000165411795427916</text:p>
              </table:table-cell>
              <table:table-cell office:value-type="float" office:value="0.000129567217755333">
                <text:p>0.000129567217755333</text:p>
              </table:table-cell>
              <table:table-cell office:value-type="float" office:value="0.00106707697367425">
                <text:p>0.00106707697367425</text:p>
              </table:table-cell>
              <table:table-cell office:value-type="float" office:value="0.000924207768387009">
                <text:p>0.000924207768387009</text:p>
              </table:table-cell>
              <table:table-cell office:value-type="float" office:value="0.00340069154929275">
                <text:p>0.003400691549292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831cm" svg:y="0.316cm" chart:style-name="ch2">
          <text:p>MPI_Bcast</text:p>
        </chart:title>
        <chart:subtitle svg:x="6.434cm" svg:y="1.275cm" chart:style-name="ch3">
          <text:p>array_size 65536</text:p>
        </chart:subtitle>
        <chart:legend chart:legend-position="end" svg:x="13.622cm" svg:y="3.705cm" style:legend-expansion="high" chart:style-name="ch4"/>
        <chart:plot-area chart:style-name="ch5" table:cell-range-address="Planilha1.C110:Planilha1.I113" chart:data-source-has-labels="both" svg:x="1.33cm" svg:y="2.138cm" svg:width="11.973cm" svg:height="5.706cm">
          <chartooo:coordinate-region svg:x="3.089cm" svg:y="2.337cm" svg:width="9.418cm" svg:height="5.308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1.D110:Planilha1.I110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111:Planilha1.I111" chart:label-cell-address="Planilha1.C111:Planilha1.C111" chart:class="chart:line">
            <chart:data-point chart:repeated="6"/>
          </chart:series>
          <chart:series chart:style-name="ch11" chart:values-cell-range-address="Planilha1.D112:Planilha1.I112" chart:label-cell-address="Planilha1.C112:Planilha1.C112" chart:class="chart:line">
            <chart:data-point chart:repeated="6"/>
          </chart:series>
          <chart:series chart:style-name="ch12" chart:values-cell-range-address="Planilha1.D113:Planilha1.I113" chart:label-cell-address="Planilha1.C113:Planilha1.C11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110:Planilha1.I11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111:Planilha1.C111</svg:desc>
                </draw:g>
              </table:table-cell>
              <table:table-cell office:value-type="float" office:value="0.0000001">
                <text:p>0.0000001</text:p>
                <draw:g>
                  <svg:desc>Planilha1.D111:Planilha1.I111</svg:desc>
                </draw:g>
              </table:table-cell>
              <table:table-cell office:value-type="float" office:value="0.000189">
                <text:p>0.000189</text:p>
              </table:table-cell>
              <table:table-cell office:value-type="float" office:value="0.0002071">
                <text:p>0.0002071</text:p>
              </table:table-cell>
              <table:table-cell office:value-type="float" office:value="0.0004623">
                <text:p>0.0004623</text:p>
              </table:table-cell>
              <table:table-cell office:value-type="float" office:value="0.0011466">
                <text:p>0.0011466</text:p>
              </table:table-cell>
              <table:table-cell office:value-type="float" office:value="0.0042782">
                <text:p>0.0042782</text:p>
              </table:table-cell>
            </table:table-row>
            <table:table-row>
              <table:table-cell office:value-type="string">
                <text:p>min</text:p>
                <draw:g>
                  <svg:desc>Planilha1.C112:Planilha1.C112</svg:desc>
                </draw:g>
              </table:table-cell>
              <table:table-cell office:value-type="float" office:value="-0.0000000959999999999999">
                <text:p>-0.0000000959999999999999</text:p>
                <draw:g>
                  <svg:desc>Planilha1.D112:Planilha1.I112</svg:desc>
                </draw:g>
              </table:table-cell>
              <table:table-cell office:value-type="float" office:value="0.000108411392919898">
                <text:p>0.000108411392919898</text:p>
              </table:table-cell>
              <table:table-cell office:value-type="float" office:value="0.000132467453879394">
                <text:p>0.000132467453879394</text:p>
              </table:table-cell>
              <table:table-cell office:value-type="float" office:value="0.000403071774881678">
                <text:p>0.000403071774881678</text:p>
              </table:table-cell>
              <table:table-cell office:value-type="float" office:value="0.000901485179616663">
                <text:p>0.000901485179616663</text:p>
              </table:table-cell>
              <table:table-cell office:value-type="float" office:value="0.00120669407038003">
                <text:p>0.00120669407038003</text:p>
              </table:table-cell>
            </table:table-row>
            <table:table-row>
              <table:table-cell office:value-type="string">
                <text:p>max</text:p>
                <draw:g>
                  <svg:desc>Planilha1.C113:Planilha1.C113</svg:desc>
                </draw:g>
              </table:table-cell>
              <table:table-cell office:value-type="float" office:value="0.000000296">
                <text:p>0.000000296</text:p>
                <draw:g>
                  <svg:desc>Planilha1.D113:Planilha1.I113</svg:desc>
                </draw:g>
              </table:table-cell>
              <table:table-cell office:value-type="float" office:value="0.000269588607080102">
                <text:p>0.000269588607080102</text:p>
              </table:table-cell>
              <table:table-cell office:value-type="float" office:value="0.000281732546120606">
                <text:p>0.000281732546120606</text:p>
              </table:table-cell>
              <table:table-cell office:value-type="float" office:value="0.000521528225118322">
                <text:p>0.000521528225118322</text:p>
              </table:table-cell>
              <table:table-cell office:value-type="float" office:value="0.00139171482038334">
                <text:p>0.00139171482038334</text:p>
              </table:table-cell>
              <table:table-cell office:value-type="float" office:value="0.00734970592961997">
                <text:p>0.0073497059296199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32cm" svg:y="0.316cm" chart:style-name="ch2">
          <text:p>MPI_Bcast</text:p>
        </chart:title>
        <chart:subtitle svg:x="6.329cm" svg:y="1.275cm" chart:style-name="ch3">
          <text:p>array_size 131072</text:p>
        </chart:subtitle>
        <chart:legend chart:legend-position="end" svg:x="13.624cm" svg:y="3.703cm" style:legend-expansion="high" chart:style-name="ch4"/>
        <chart:plot-area chart:style-name="ch5" table:cell-range-address="Planilha1.C126:Planilha1.I129" chart:data-source-has-labels="both" svg:x="1.331cm" svg:y="2.138cm" svg:width="11.973cm" svg:height="5.701cm">
          <chartooo:coordinate-region svg:x="3.09cm" svg:y="2.337cm" svg:width="9.418cm" svg:height="5.303cm"/>
          <chart:axis chart:dimension="x" chart:name="primary-x" chart:style-name="ch6" chartooo:axis-type="auto">
            <chartooo:date-scale/>
            <chart:title svg:x="7.075cm" svg:y="8.019cm" chart:style-name="ch7">
              <text:p>np</text:p>
            </chart:title>
            <chart:categories table:cell-range-address="Planilha1.D126:Planilha1.I126"/>
          </chart:axis>
          <chart:axis chart:dimension="y" chart:name="primary-y" chart:style-name="ch6">
            <chart:title svg:x="0.451cm" svg:y="5.773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127:Planilha1.I127" chart:label-cell-address="Planilha1.C127:Planilha1.C127" chart:class="chart:line">
            <chart:data-point chart:repeated="6"/>
          </chart:series>
          <chart:series chart:style-name="ch11" chart:values-cell-range-address="Planilha1.D128:Planilha1.I128" chart:label-cell-address="Planilha1.C128:Planilha1.C128" chart:class="chart:line">
            <chart:data-point chart:repeated="6"/>
          </chart:series>
          <chart:series chart:style-name="ch12" chart:values-cell-range-address="Planilha1.D129:Planilha1.I129" chart:label-cell-address="Planilha1.C129:Planilha1.C12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126:Planilha1.I12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127:Planilha1.C127</svg:desc>
                </draw:g>
              </table:table-cell>
              <table:table-cell office:value-type="float" office:value="0.0000002">
                <text:p>0.0000002</text:p>
                <draw:g>
                  <svg:desc>Planilha1.D127:Planilha1.I127</svg:desc>
                </draw:g>
              </table:table-cell>
              <table:table-cell office:value-type="float" office:value="0.0004125">
                <text:p>0.0004125</text:p>
              </table:table-cell>
              <table:table-cell office:value-type="float" office:value="0.0003808">
                <text:p>0.0003808</text:p>
              </table:table-cell>
              <table:table-cell office:value-type="float" office:value="0.0024256">
                <text:p>0.0024256</text:p>
              </table:table-cell>
              <table:table-cell office:value-type="float" office:value="0.0018734">
                <text:p>0.0018734</text:p>
              </table:table-cell>
              <table:table-cell office:value-type="float" office:value="0.00711">
                <text:p>0.00711</text:p>
              </table:table-cell>
            </table:table-row>
            <table:table-row>
              <table:table-cell office:value-type="string">
                <text:p>min</text:p>
                <draw:g>
                  <svg:desc>Planilha1.C128:Planilha1.C128</svg:desc>
                </draw:g>
              </table:table-cell>
              <table:table-cell office:value-type="float" office:value="-0.0000000613333333333333">
                <text:p>-0.0000000613333333333333</text:p>
                <draw:g>
                  <svg:desc>Planilha1.D128:Planilha1.I128</svg:desc>
                </draw:g>
              </table:table-cell>
              <table:table-cell office:value-type="float" office:value="0.000159646114937676">
                <text:p>0.000159646114937676</text:p>
              </table:table-cell>
              <table:table-cell office:value-type="float" office:value="0.000267760191900768">
                <text:p>0.000267760191900768</text:p>
              </table:table-cell>
              <table:table-cell office:value-type="float" office:value="0.000506619457286297">
                <text:p>0.000506619457286297</text:p>
              </table:table-cell>
              <table:table-cell office:value-type="float" office:value="0.00165233779504301">
                <text:p>0.00165233779504301</text:p>
              </table:table-cell>
              <table:table-cell office:value-type="float" office:value="0.00239737814843207">
                <text:p>0.00239737814843207</text:p>
              </table:table-cell>
            </table:table-row>
            <table:table-row>
              <table:table-cell office:value-type="string">
                <text:p>max</text:p>
                <draw:g>
                  <svg:desc>Planilha1.C129:Planilha1.C129</svg:desc>
                </draw:g>
              </table:table-cell>
              <table:table-cell office:value-type="float" office:value="0.000000461333333333333">
                <text:p>0.000000461333333333333</text:p>
                <draw:g>
                  <svg:desc>Planilha1.D129:Planilha1.I129</svg:desc>
                </draw:g>
              </table:table-cell>
              <table:table-cell office:value-type="float" office:value="0.000665353885062324">
                <text:p>0.000665353885062324</text:p>
              </table:table-cell>
              <table:table-cell office:value-type="float" office:value="0.000493839808099232">
                <text:p>0.000493839808099232</text:p>
              </table:table-cell>
              <table:table-cell office:value-type="float" office:value="0.0043445805427137">
                <text:p>0.0043445805427137</text:p>
              </table:table-cell>
              <table:table-cell office:value-type="float" office:value="0.00209446220495699">
                <text:p>0.00209446220495699</text:p>
              </table:table-cell>
              <table:table-cell office:value-type="float" office:value="0.0118226218515679">
                <text:p>0.011822621851567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148cm" svg:y="0.316cm" chart:style-name="ch2">
          <text:p>Custom</text:p>
        </chart:title>
        <chart:subtitle svg:x="6.54cm" svg:y="1.275cm" chart:style-name="ch3">
          <text:p>array_size 1024</text:p>
        </chart:subtitle>
        <chart:legend chart:legend-position="end" svg:x="13.622cm" svg:y="3.705cm" style:legend-expansion="high" chart:style-name="ch4"/>
        <chart:plot-area chart:style-name="ch5" table:cell-range-address="Planilha2.D14:Planilha2.I17 Planilha2.C15:Planilha2.C17" chart:data-source-has-labels="both" svg:x="1.33cm" svg:y="2.138cm" svg:width="11.973cm" svg:height="5.706cm">
          <chartooo:coordinate-region svg:x="3.089cm" svg:y="2.337cm" svg:width="9.418cm" svg:height="5.308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2.D14:Planilha2.I14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15:Planilha2.I15" chart:label-cell-address="Planilha2.C15:Planilha2.C15" chart:class="chart:line">
            <chart:data-point chart:repeated="6"/>
          </chart:series>
          <chart:series chart:style-name="ch11" chart:values-cell-range-address="Planilha2.D16:Planilha2.I16" chart:label-cell-address="Planilha2.C16:Planilha2.C16" chart:class="chart:line">
            <chart:data-point chart:repeated="6"/>
          </chart:series>
          <chart:series chart:style-name="ch12" chart:values-cell-range-address="Planilha2.D17:Planilha2.I17" chart:label-cell-address="Planilha2.C17:Planilha2.C1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14:Planilha2.I1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15:Planilha2.C15</svg:desc>
                </draw:g>
              </table:table-cell>
              <table:table-cell office:value-type="float" office:value="0.0000002">
                <text:p>0.0000002</text:p>
                <draw:g>
                  <svg:desc>Planilha2.D15:Planilha2.I15</svg:desc>
                </draw:g>
              </table:table-cell>
              <table:table-cell office:value-type="float" office:value="0.0000436">
                <text:p>0.0000436</text:p>
              </table:table-cell>
              <table:table-cell office:value-type="float" office:value="0.00005">
                <text:p>0.00005</text:p>
              </table:table-cell>
              <table:table-cell office:value-type="float" office:value="0.0001503">
                <text:p>0.0001503</text:p>
              </table:table-cell>
              <table:table-cell office:value-type="float" office:value="0.0005373">
                <text:p>0.0005373</text:p>
              </table:table-cell>
              <table:table-cell office:value-type="float" office:value="0.001375">
                <text:p>0.001375</text:p>
              </table:table-cell>
            </table:table-row>
            <table:table-row>
              <table:table-cell office:value-type="string">
                <text:p>min</text:p>
                <draw:g>
                  <svg:desc>Planilha2.C16:Planilha2.C16</svg:desc>
                </draw:g>
              </table:table-cell>
              <table:table-cell office:value-type="float" office:value="-0.000000192">
                <text:p>-0.000000192</text:p>
                <draw:g>
                  <svg:desc>Planilha2.D16:Planilha2.I16</svg:desc>
                </draw:g>
              </table:table-cell>
              <table:table-cell office:value-type="float" office:value="0.0000169824591168405">
                <text:p>0.0000169824591168405</text:p>
              </table:table-cell>
              <table:table-cell office:value-type="float" office:value="0.000040755852782556">
                <text:p>0.000040755852782556</text:p>
              </table:table-cell>
              <table:table-cell office:value-type="float" office:value="0.000101956820846508">
                <text:p>0.000101956820846508</text:p>
              </table:table-cell>
              <table:table-cell office:value-type="float" office:value="0.000425209227728397">
                <text:p>0.000425209227728397</text:p>
              </table:table-cell>
              <table:table-cell office:value-type="float" office:value="0.00102432513631887">
                <text:p>0.00102432513631887</text:p>
              </table:table-cell>
            </table:table-row>
            <table:table-row>
              <table:table-cell office:value-type="string">
                <text:p>max</text:p>
                <draw:g>
                  <svg:desc>Planilha2.C17:Planilha2.C17</svg:desc>
                </draw:g>
              </table:table-cell>
              <table:table-cell office:value-type="float" office:value="0.000000592">
                <text:p>0.000000592</text:p>
                <draw:g>
                  <svg:desc>Planilha2.D17:Planilha2.I17</svg:desc>
                </draw:g>
              </table:table-cell>
              <table:table-cell office:value-type="float" office:value="0.0000702175408831595">
                <text:p>0.0000702175408831595</text:p>
              </table:table-cell>
              <table:table-cell office:value-type="float" office:value="0.000059244147217444">
                <text:p>0.000059244147217444</text:p>
              </table:table-cell>
              <table:table-cell office:value-type="float" office:value="0.000198643179153492">
                <text:p>0.000198643179153492</text:p>
              </table:table-cell>
              <table:table-cell office:value-type="float" office:value="0.000649390772271603">
                <text:p>0.000649390772271603</text:p>
              </table:table-cell>
              <table:table-cell office:value-type="float" office:value="0.00172567486368113">
                <text:p>0.0017256748636811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